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522bf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b799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394c24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ba08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27ff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268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581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311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449a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2e64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021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4f2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0dd1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2c8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9c3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3b8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60a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386d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b66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dfcf5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759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e1abb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13b7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3755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17f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3cd7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db0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da2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2ef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e3d17b3" officeooo:paragraph-rsid="2e3d17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deb16d8" officeooo:paragraph-rsid="2dba08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deb16d8" officeooo:paragraph-rsid="2e27ff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ae3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522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42ef68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4cf8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50b5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534d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66a7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489fa9" officeooo:paragraph-rsid="2f68d0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6a28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6c59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8b02f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e20e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eb85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f564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eae0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0958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2ff564b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2ffdd4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14b7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2440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f835c9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025d2a7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02a18c0" officeooo:paragraph-rsid="301bf5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03145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eb93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0f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eac3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d71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bfe5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02fe051" officeooo:paragraph-rsid="3c11e2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37a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4d5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3bf37af7" officeooo:paragraph-rsid="3bf8b5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3beb54d9" officeooo:paragraph-rsid="3beb5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10c0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2ccc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29b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0ac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83f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872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ab5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143c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446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4c05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549f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1c75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200d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3c10c026" officeooo:paragraph-rsid="3c359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3c200d5d" officeooo:paragraph-rsid="3c2ccc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3c3165a3" officeooo:paragraph-rsid="3c3165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3c3165a3" officeooo:paragraph-rsid="3c38c6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1aaf47d" officeooo:paragraph-rsid="30b8bc4e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0cf2b41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b696852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30bfac1e" officeooo:paragraph-rsid="3b6b527c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dbcfae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eda668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3cdba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522bf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ba08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dab99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91748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b0d0f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c234d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fc0df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ff564b1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1bf54c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2ff292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302fe051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9e60c1b" officeooo:paragraph-rsid="39e60c1b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9e60c1b" officeooo:paragraph-rsid="3b6cb5d6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dbcfae" officeooo:paragraph-rsid="30eda668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3cdb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c3827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f3cdba" officeooo:paragraph-rsid="30f52789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paragraph-rsid="30318a98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paragraph-rsid="303310c7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3183eb3e" officeooo:paragraph-rsid="3198fa5d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3183eb3e" officeooo:paragraph-rsid="32069c8c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3183eb3e" officeooo:paragraph-rsid="31c050cf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3183eb3e" officeooo:paragraph-rsid="31d80dc1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fo:font-weight="bold" officeooo:rsid="3183eb3e" officeooo:paragraph-rsid="31f2a327" style:font-name-asian="Liberation Serif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officeooo:paragraph-rsid="34c7b4b8" style:font-name-asian="Liberation Serif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3cd7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42ef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style:text-underline-style="none" fo:font-weight="bold" officeooo:rsid="2659534a" officeooo:paragraph-rsid="2f89c3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489f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50b5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style:text-underline-style="none" fo:font-weight="bold" officeooo:rsid="2f489fa9" officeooo:paragraph-rsid="2f534d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style:text-underline-style="none" fo:font-weight="bold" officeooo:rsid="2f407355" officeooo:paragraph-rsid="2f41a1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style:text-underline-style="none" fo:font-weight="bold" officeooo:rsid="2f407355" officeooo:paragraph-rsid="2f6143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adc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64b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ad2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be6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66a7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6868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42b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7f96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84ad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2f8812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3be13e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1" fo:font-size="17pt" style:text-underline-style="none" fo:font-weight="bold" officeooo:rsid="2f6a285a" officeooo:paragraph-rsid="2f6c59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89c3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8e13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2f89c3b0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2fad400e" officeooo:paragraph-rsid="2f91748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fad400e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fc0dfcb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fc0dfcb" officeooo:paragraph-rsid="2fc0df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0d0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234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7e0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bc72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0dfc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c37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cda5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d535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e20e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2fa2d5a6" officeooo:paragraph-rsid="2feb85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37a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8b58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3bf2159a" officeooo:paragraph-rsid="3bfaa66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bb41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a0bb0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b419d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21aaf47d" officeooo:paragraph-rsid="30bc5583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d371dc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ecb58e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2c14c9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72abf63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30bb419d" officeooo:paragraph-rsid="30bb419d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3730aeea" officeooo:paragraph-rsid="37ee32d8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3730aeea" officeooo:paragraph-rsid="3730aeea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30dbcfae" officeooo:paragraph-rsid="30dbcfae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30dbcfae" officeooo:paragraph-rsid="30eda668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9e60c1b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0f3cdba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30f52789" officeooo:paragraph-rsid="30f848a4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9e60c1b" style:font-name-asian="標楷體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d169c" style:font-name-asian="標楷體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f00fb" style:font-name-asian="標楷體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5efa2" style:font-name-asian="標楷體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b91c4" style:font-name-asian="標楷體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ca0e6e" style:font-name-asian="標楷體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2c32b" style:font-name-asian="標楷體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be7b5" style:font-name-asian="標楷體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88193" style:font-name-asian="標楷體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1" fo:font-size="17pt" style:text-underline-style="none" fo:font-weight="bold" officeooo:rsid="39e60c1b" officeooo:paragraph-rsid="3bd9ea13" style:font-name-asian="標楷體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1" fo:font-size="17pt" style:text-underline-style="none" fo:font-weight="bold" officeooo:rsid="3bc65e82" officeooo:paragraph-rsid="3bcb91c4" style:font-name-asian="標楷體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fo:font-size="17pt" fo:font-weight="bold" officeooo:paragraph-rsid="304451b8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fo:font-size="17pt" fo:font-weight="bold" officeooo:paragraph-rsid="361c293d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fo:font-size="17pt" fo:font-weight="bold" officeooo:paragraph-rsid="30318a98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fo:font-size="17pt" fo:font-weight="bold" officeooo:paragraph-rsid="30632c58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fo:font-size="17pt" fo:font-weight="bold" officeooo:paragraph-rsid="30652522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fo:font-size="17pt" fo:font-weight="bold" officeooo:paragraph-rsid="3bdd0900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fo:font-size="17pt" fo:font-weight="bold" officeooo:paragraph-rsid="303310c7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fo:font-size="17pt" fo:font-weight="bold" officeooo:paragraph-rsid="30568479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fo:font-size="17pt" fo:font-weight="bold" officeooo:paragraph-rsid="307dcca2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fo:font-size="17pt" fo:font-weight="bold" officeooo:paragraph-rsid="307f5f23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fo:font-size="17pt" fo:font-weight="bold" officeooo:paragraph-rsid="30847a34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fo:font-size="17pt" fo:font-weight="bold" officeooo:paragraph-rsid="307c2424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fo:font-size="17pt" fo:font-weight="bold" officeooo:paragraph-rsid="307b1fac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fo:font-size="17pt" fo:font-weight="bold" officeooo:paragraph-rsid="30a389c7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fo:font-size="17pt" fo:font-weight="bold" officeooo:paragraph-rsid="30a8788a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fo:font-size="17pt" fo:font-weight="bold" officeooo:paragraph-rsid="3088c75d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fo:font-size="17pt" fo:font-weight="bold" officeooo:paragraph-rsid="30b0de9e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fo:font-size="17pt" fo:font-weight="bold" officeooo:paragraph-rsid="30b260f3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fo:font-size="17pt" fo:font-weight="bold" officeooo:paragraph-rsid="30ac9d53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fo:font-size="17pt" fo:font-weight="bold" officeooo:paragraph-rsid="30941a7f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fo:font-size="17pt" fo:font-weight="bold" officeooo:paragraph-rsid="309503a5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fo:font-size="17pt" fo:font-weight="bold" officeooo:paragraph-rsid="3096f793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fo:font-size="17pt" fo:font-weight="bold" officeooo:paragraph-rsid="309ee63c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fo:font-size="17pt" fo:font-weight="bold" officeooo:paragraph-rsid="309f4eb5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fo:font-size="17pt" fo:font-weight="bold" officeooo:paragraph-rsid="309eb693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fo:font-size="17pt" fo:font-weight="bold" officeooo:paragraph-rsid="3099bd35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fo:font-size="17pt" fo:font-weight="bold" officeooo:paragraph-rsid="3c33cc86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fo:font-size="17pt" fo:font-weight="bold" officeooo:paragraph-rsid="303310c7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fo:font-size="17pt" officeooo:paragraph-rsid="30ba0bb0" style:font-name-asian="標楷體1" style:font-size-asian="17pt" style:language-asian="zh" style:country-asian="TW" style:font-size-complex="17pt"/>
    </style:style>
    <style:style style:name="P217" style:family="paragraph" style:parent-style-name="Standard" style:list-style-name="L1">
      <style:text-properties fo:color="#333333" fo:font-size="17pt" officeooo:paragraph-rsid="30d371dc" style:font-name-asian="標楷體1" style:font-size-asian="17pt" style:language-asian="zh" style:country-asian="TW" style:font-size-complex="17pt"/>
    </style:style>
    <style:style style:name="P218" style:family="paragraph" style:parent-style-name="Standard" style:list-style-name="L1">
      <style:text-properties fo:color="#333333" fo:font-size="17pt" officeooo:paragraph-rsid="3731d7ce" style:font-name-asian="標楷體1" style:font-size-asian="17pt" style:language-asian="zh" style:country-asian="TW" style:font-size-complex="17pt"/>
    </style:style>
    <style:style style:name="P219" style:family="paragraph" style:parent-style-name="Standard" style:list-style-name="L1">
      <style:text-properties fo:color="#333333" fo:font-size="17pt" officeooo:paragraph-rsid="30d46dd1" style:font-name-asian="標楷體1" style:font-size-asian="17pt" style:language-asian="zh" style:country-asian="TW" style:font-size-complex="17pt"/>
    </style:style>
    <style:style style:name="P220" style:family="paragraph" style:parent-style-name="Standard" style:list-style-name="L1">
      <style:text-properties fo:color="#333333" fo:font-size="17pt" officeooo:paragraph-rsid="30bb419d" style:font-name-asian="標楷體1" style:font-size-asian="17pt" style:language-asian="zh" style:country-asian="TW" style:font-size-complex="17pt"/>
    </style:style>
    <style:style style:name="P221" style:family="paragraph" style:parent-style-name="Standard" style:list-style-name="L1">
      <style:text-properties fo:color="#333333" fo:font-size="17pt" officeooo:paragraph-rsid="30bc5583" style:font-name-asian="標楷體1" style:font-size-asian="17pt" style:language-asian="zh" style:country-asian="TW" style:font-size-complex="17pt"/>
    </style:style>
    <style:style style:name="P222" style:family="paragraph" style:parent-style-name="Standard" style:list-style-name="L1">
      <style:text-properties fo:color="#333333" fo:font-size="17pt" officeooo:paragraph-rsid="30d06ff1" style:font-name-asian="標楷體1" style:font-size-asian="17pt" style:language-asian="zh" style:country-asian="TW" style:font-size-complex="17pt"/>
    </style:style>
    <style:style style:name="P223" style:family="paragraph" style:parent-style-name="Standard" style:list-style-name="L1">
      <style:text-properties fo:color="#333333" fo:font-size="17pt" officeooo:paragraph-rsid="30cf2b41" style:font-name-asian="標楷體1" style:font-size-asian="17pt" style:language-asian="zh" style:country-asian="TW" style:font-size-complex="17pt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f6fce9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b4e2ad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1b4e2ad" officeooo:paragraph-rsid="31c050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aaef77" officeooo:paragraph-rsid="32aae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2b8aafa" officeooo:paragraph-rsid="32a9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7ef7c4a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52fcd4d" officeooo:paragraph-rsid="352fc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7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60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2f99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d3f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e564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14d33e" officeooo:paragraph-rsid="33eb1b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38f8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1e5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414dcc4" officeooo:paragraph-rsid="3425e3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3fe39e2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367f27a" officeooo:paragraph-rsid="345ad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367f27a" officeooo:paragraph-rsid="3bc21b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f7aa166" officeooo:paragraph-rsid="3bc0d7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c050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fd42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06f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0e5c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31279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80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b6ae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4e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db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2c66e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93c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202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2160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e4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4e7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099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0a5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6d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92c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6f57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16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1244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808b4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4d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67d2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69a3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554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6c7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b63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ccf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00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b7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1c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d3e3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0a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5a9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e22a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e2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ea15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1dbd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46e91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48233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2fd42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officeooo:paragraph-rsid="344941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426b3" officeooo:paragraph-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4c120e" officeooo:paragraph-rsid="344941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006b5c" officeooo:paragraph-rsid="3306f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a9e94a" officeooo:paragraph-rsid="32a9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a9e94a" officeooo:paragraph-rsid="32afc4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b8aafa" officeooo:paragraph-rsid="32b8a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6eaee97" officeooo:paragraph-rsid="36f4e7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e6736" officeooo:paragraph-rsid="37ee67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efb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7f8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28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b9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0dd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108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7ef7c4a" officeooo:paragraph-rsid="3808b4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5284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cd0a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eaa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5036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f5d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4f89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21743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c96db6" officeooo:paragraph-rsid="321743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2fcd4d" officeooo:paragraph-rsid="352fc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4d6d1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ab6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2e9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21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47a7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13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3a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bc46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350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6e2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c7f4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b62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53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111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5b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67b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f1ca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894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14d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ea8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1f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54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086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83e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1a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786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81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316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449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74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8b77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8f3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9a5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0a2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9e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1f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d38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77d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b9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1e13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3c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925d6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560a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8306f11" officeooo:paragraph-rsid="38b62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8306f11" officeooo:paragraph-rsid="38306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2eef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c3c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f66b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2e27ae2" officeooo:paragraph-rsid="33e564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5328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66cb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67cf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b6e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53289c" officeooo:paragraph-rsid="339af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12b8fa" officeooo:paragraph-rsid="3412b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1e558f" officeooo:paragraph-rsid="341e55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367f27a" officeooo:paragraph-rsid="345ad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380416" officeooo:paragraph-rsid="3bc4bb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314d33e" officeooo:paragraph-rsid="345ad5b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bafa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bb4ba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20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5b9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910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6b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6ad5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5c1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4b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e2a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333333" officeooo:paragraph-rsid="32fd42f3"/>
    </style:style>
    <style:style style:name="P396" style:family="paragraph" style:parent-style-name="Standard" style:list-style-name="L1">
      <style:text-properties fo:color="#333333" officeooo:paragraph-rsid="344426b3"/>
    </style:style>
    <style:style style:name="P397" style:family="paragraph" style:parent-style-name="Standard" style:list-style-name="L1">
      <style:text-properties fo:color="#333333" officeooo:paragraph-rsid="344941f0"/>
    </style:style>
    <style:style style:name="P398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2f37a9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9" style:family="paragraph" style:parent-style-name="Standard" style:list-style-name="L1">
      <style:text-properties fo:color="#1c1c1c" style:font-name="Liberation Serif" fo:font-size="17pt" style:text-underline-style="none" fo:font-weight="bold" officeooo:rsid="3c10c026" officeooo:paragraph-rsid="3c18de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0" style:family="paragraph" style:parent-style-name="Standard" style:list-style-name="L1">
      <style:text-properties fo:color="#1c1c1c" style:font-name="Liberation Serif" fo:font-size="17pt" style:text-underline-style="none" fo:font-weight="bold" officeooo:rsid="30f52789" officeooo:paragraph-rsid="30f848a4" style:font-name-asian="標楷體1" style:font-size-asian="17pt" style:language-asian="zh" style:country-asian="TW" style:font-weight-asian="bold" style:font-size-complex="17pt" style:font-weight-complex="bold"/>
    </style:style>
    <style:style style:name="P401" style:family="paragraph" style:parent-style-name="Standard" style:list-style-name="L1">
      <style:text-properties fo:color="#1c1c1c" style:font-name="Liberation Serif" fo:font-size="17pt" fo:font-weight="bold" officeooo:rsid="3183eb3e" officeooo:paragraph-rsid="3bc04c7e" style:font-name-asian="Liberation Serif" style:font-size-asian="17pt" style:language-asian="zh" style:country-asian="TW" style:font-weight-asian="bold" style:font-size-complex="17pt" style:font-weight-complex="bold"/>
    </style:style>
    <style:style style:name="P402" style:family="paragraph" style:parent-style-name="Standard" style:list-style-name="L1">
      <style:text-properties fo:color="#1c1c1c" fo:font-size="17pt" fo:font-weight="bold" officeooo:paragraph-rsid="309ee63c" style:font-name-asian="標楷體1" style:font-size-asian="17pt" style:language-asian="zh" style:country-asian="TW" style:font-weight-asian="bold" style:font-size-complex="17pt" style:font-weight-complex="bold"/>
    </style:style>
    <style:style style:name="P403" style:family="paragraph" style:parent-style-name="Standard" style:list-style-name="L1">
      <style:text-properties fo:color="#1c1c1c" fo:font-size="17pt" fo:font-weight="bold" officeooo:paragraph-rsid="309eb693" style:font-name-asian="標楷體1" style:font-size-asian="17pt" style:language-asian="zh" style:country-asian="TW" style:font-weight-asian="bold" style:font-size-complex="17pt" style:font-weight-complex="bold"/>
    </style:style>
    <style:style style:name="P404" style:family="paragraph" style:parent-style-name="Standard" style:list-style-name="L1">
      <style:text-properties fo:color="#1c1c1c" style:font-name="標楷體1" fo:font-size="17pt" style:text-underline-style="none" fo:font-weight="bold" officeooo:rsid="30bb419d" officeooo:paragraph-rsid="37ee32d8" style:font-name-asian="標楷體1" style:font-size-asian="17pt" style:language-asian="zh" style:country-asian="TW" style:font-weight-asian="bold" style:font-size-complex="17pt" style:font-weight-complex="bold"/>
    </style:style>
    <style:style style:name="P405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officeooo:paragraph-rsid="39554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8353e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style:use-window-font-color="true" style:text-outline="false" style:text-line-through-style="none" style:text-line-through-type="none" style:font-name="Liberation Serif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192dca2" officeooo:paragraph-rsid="3198fa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style:use-window-font-color="true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c74b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050505"/>
    </style:style>
    <style:style style:name="T2" style:family="text">
      <style:text-properties fo:color="#050505" officeooo:rsid="2e3519b9"/>
    </style:style>
    <style:style style:name="T3" style:family="text">
      <style:text-properties fo:color="#050505" officeooo:rsid="30e2a614"/>
    </style:style>
    <style:style style:name="T4" style:family="text">
      <style:text-properties fo:color="#050505" style:font-name="標楷體1" style:font-name-asian="標楷體1"/>
    </style:style>
    <style:style style:name="T5" style:family="text">
      <style:text-properties fo:color="#050505" style:font-name="標楷體1" officeooo:rsid="30f2ff7f" style:font-name-asian="標楷體1"/>
    </style:style>
    <style:style style:name="T6" style:family="text">
      <style:text-properties fo:color="#050505" style:font-name="標楷體1" officeooo:rsid="38a703e3" style:font-name-asian="標楷體1"/>
    </style:style>
    <style:style style:name="T7" style:family="text">
      <style:text-properties fo:color="#050505" style:font-name="標楷體1" officeooo:rsid="38a7f4ac" style:font-name-asian="標楷體1"/>
    </style:style>
    <style:style style:name="T8" style:family="text">
      <style:text-properties fo:color="#050505" style:font-name="標楷體1" officeooo:rsid="38aa9377" style:font-name-asian="標楷體1"/>
    </style:style>
    <style:style style:name="T9" style:family="text">
      <style:text-properties fo:color="#050505" style:font-name="標楷體1" officeooo:rsid="3314d33e"/>
    </style:style>
    <style:style style:name="T10" style:family="text">
      <style:text-properties fo:color="#050505" style:font-name="標楷體1" officeooo:rsid="3414dcc4"/>
    </style:style>
    <style:style style:name="T11" style:family="text">
      <style:text-properties fo:color="#050505" style:text-outline="false" style:text-line-through-style="none" style:text-line-through-type="none" fo:font-style="normal" fo:text-shadow="none" style:text-underline-style="none" officeooo:rsid="24743952" style:font-name-asian="標楷體1" style:font-style-asian="normal" style:font-name-complex="標楷體" style:text-emphasize="none"/>
    </style:style>
    <style:style style:name="T12" style:family="text">
      <style:text-properties fo:color="#050505" fo:font-size="15pt" style:font-size-asian="15pt" style:font-size-complex="15pt"/>
    </style:style>
    <style:style style:name="T13" style:family="text">
      <style:text-properties fo:color="#050505" officeooo:rsid="34c7b4b8"/>
    </style:style>
    <style:style style:name="T14" style:family="text">
      <style:text-properties fo:color="#050505" officeooo:rsid="391d38b2"/>
    </style:style>
    <style:style style:name="T15" style:family="text">
      <style:text-properties fo:color="#050505" officeooo:rsid="2f7aa166"/>
    </style:style>
    <style:style style:name="T16" style:family="text">
      <style:text-properties style:font-name="標楷體1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2da833a7" style:font-name-asian="標楷體1"/>
    </style:style>
    <style:style style:name="T19" style:family="text">
      <style:text-properties style:font-name="標楷體1" officeooo:rsid="2db49411" style:font-name-asian="標楷體1"/>
    </style:style>
    <style:style style:name="T20" style:family="text">
      <style:text-properties style:font-name="標楷體1" officeooo:rsid="2db0eecb" style:font-name-asian="標楷體1"/>
    </style:style>
    <style:style style:name="T21" style:family="text">
      <style:text-properties style:font-name="標楷體1" officeooo:rsid="2fa2d5a6" style:font-name-asian="標楷體1"/>
    </style:style>
    <style:style style:name="T22" style:family="text">
      <style:text-properties style:font-name="標楷體1" officeooo:rsid="2fa9fb20" style:font-name-asian="標楷體1"/>
    </style:style>
    <style:style style:name="T23" style:family="text">
      <style:text-properties style:font-name="標楷體1" officeooo:rsid="2fad400e" style:font-name-asian="標楷體1"/>
    </style:style>
    <style:style style:name="T24" style:family="text">
      <style:text-properties style:font-name="標楷體1" officeooo:rsid="2fb77a3d" style:font-name-asian="標楷體1"/>
    </style:style>
    <style:style style:name="T25" style:family="text">
      <style:text-properties style:font-name="標楷體1" officeooo:rsid="2fc0dfcb" style:font-name-asian="標楷體1"/>
    </style:style>
    <style:style style:name="T26" style:family="text">
      <style:text-properties style:font-name="標楷體1" officeooo:rsid="2fd2fbc8" style:font-name-asian="標楷體1"/>
    </style:style>
    <style:style style:name="T27" style:family="text">
      <style:text-properties style:font-name="標楷體1" officeooo:rsid="29490711" style:font-name-asian="標楷體1" style:font-name-complex="標楷體"/>
    </style:style>
    <style:style style:name="T28" style:family="text">
      <style:text-properties style:font-name="標楷體1" officeooo:rsid="3025d2a7" style:font-name-asian="標楷體1" style:font-name-complex="標楷體"/>
    </style:style>
    <style:style style:name="T29" style:family="text">
      <style:text-properties style:font-name="標楷體1" officeooo:rsid="3026fddc" style:font-name-asian="標楷體1" style:font-name-complex="標楷體"/>
    </style:style>
    <style:style style:name="T30" style:family="text">
      <style:text-properties style:font-name="標楷體1" officeooo:rsid="302790b8" style:font-name-asian="標楷體1" style:font-name-complex="標楷體"/>
    </style:style>
    <style:style style:name="T31" style:family="text">
      <style:text-properties style:font-name="標楷體1" officeooo:rsid="3028bb81" style:font-name-asian="標楷體1" style:font-name-complex="標楷體"/>
    </style:style>
    <style:style style:name="T32" style:family="text">
      <style:text-properties style:font-name="標楷體1" officeooo:rsid="3038215a" style:font-name-asian="標楷體1"/>
    </style:style>
    <style:style style:name="T33" style:family="text">
      <style:text-properties style:font-name="標楷體1" officeooo:rsid="30a18662" style:font-name-asian="標楷體1"/>
    </style:style>
    <style:style style:name="T34" style:family="text">
      <style:text-properties style:font-name="標楷體1" officeooo:rsid="30f13cde" style:font-name-asian="標楷體1"/>
    </style:style>
    <style:style style:name="T35" style:family="text">
      <style:text-properties style:font-name="標楷體1" officeooo:rsid="30f2ff7f" style:font-name-asian="標楷體1"/>
    </style:style>
    <style:style style:name="T36" style:family="text">
      <style:text-properties style:font-name="標楷體1" officeooo:rsid="30dbcfae" style:font-name-asian="標楷體1"/>
    </style:style>
    <style:style style:name="T37" style:family="text">
      <style:text-properties style:font-name="標楷體1" officeooo:rsid="30f52789" style:font-name-asian="標楷體1"/>
    </style:style>
    <style:style style:name="T38" style:family="text">
      <style:text-properties style:font-name="標楷體1" officeooo:rsid="30fc3827" style:font-name-asian="標楷體1"/>
    </style:style>
    <style:style style:name="T39" style:family="text">
      <style:text-properties style:font-name="標楷體1" officeooo:rsid="32a9e94a" style:font-name-asian="標楷體1"/>
    </style:style>
    <style:style style:name="T40" style:family="text">
      <style:text-properties style:font-name="標楷體1" officeooo:rsid="32aaef77" style:font-name-asian="標楷體1"/>
    </style:style>
    <style:style style:name="T41" style:family="text">
      <style:text-properties style:font-name="標楷體1" officeooo:rsid="24743952" style:font-name-asian="標楷體1"/>
    </style:style>
    <style:style style:name="T42" style:family="text">
      <style:text-properties style:font-name="標楷體1" officeooo:rsid="32afc463" style:font-name-asian="標楷體1"/>
    </style:style>
    <style:style style:name="T43" style:family="text">
      <style:text-properties style:font-name="標楷體1" officeooo:rsid="32b8aafa" style:font-name-asian="標楷體1"/>
    </style:style>
    <style:style style:name="T44" style:family="text">
      <style:text-properties style:font-name="標楷體1" officeooo:rsid="32bb89ad" style:font-name-asian="標楷體1"/>
    </style:style>
    <style:style style:name="T45" style:family="text">
      <style:text-properties style:font-name="標楷體1" officeooo:rsid="3353289c" style:font-name-asian="標楷體1"/>
    </style:style>
    <style:style style:name="T46" style:family="text">
      <style:text-properties style:font-name="標楷體1" officeooo:rsid="1e3c446c" style:font-name-asian="標楷體1"/>
    </style:style>
    <style:style style:name="T47" style:family="text">
      <style:text-properties style:font-name="標楷體1" officeooo:rsid="2367f27a" style:font-name-asian="標楷體1"/>
    </style:style>
    <style:style style:name="T48" style:family="text">
      <style:text-properties style:font-name="標楷體1" officeooo:rsid="352fcd4d" style:font-name-asian="標楷體1"/>
    </style:style>
    <style:style style:name="T49" style:family="text">
      <style:text-properties style:font-name="標楷體1" officeooo:rsid="3530ec3a" style:font-name-asian="標楷體1"/>
    </style:style>
    <style:style style:name="T50" style:family="text">
      <style:text-properties style:font-name="標楷體1" officeooo:rsid="35333283" style:font-name-asian="標楷體1"/>
    </style:style>
    <style:style style:name="T51" style:family="text">
      <style:text-properties style:font-name="標楷體1" officeooo:rsid="36f65e49" style:font-name-asian="標楷體1"/>
    </style:style>
    <style:style style:name="T52" style:family="text">
      <style:text-properties style:font-name="標楷體1" officeooo:rsid="37ee6736" style:font-name-asian="標楷體1"/>
    </style:style>
    <style:style style:name="T53" style:family="text">
      <style:text-properties style:font-name="標楷體1" officeooo:rsid="37efb909" style:font-name-asian="標楷體1"/>
    </style:style>
    <style:style style:name="T54" style:family="text">
      <style:text-properties style:font-name="標楷體1" officeooo:rsid="38a588c2" style:font-name-asian="標楷體1"/>
    </style:style>
    <style:style style:name="T55" style:family="text">
      <style:text-properties style:font-name="標楷體1" officeooo:rsid="38e781de" style:font-name-asian="標楷體1"/>
    </style:style>
    <style:style style:name="T56" style:family="text">
      <style:text-properties style:font-name="標楷體1" officeooo:rsid="3911fee9" style:font-name-asian="標楷體1"/>
    </style:style>
    <style:style style:name="T57" style:family="text">
      <style:text-properties style:font-name="標楷體1" officeooo:rsid="3919e9ee" style:font-name-asian="標楷體1"/>
    </style:style>
    <style:style style:name="T58" style:family="text">
      <style:text-properties style:font-name="標楷體1" officeooo:rsid="3938487c" style:font-name-asian="標楷體1"/>
    </style:style>
    <style:style style:name="T59" style:family="text">
      <style:text-properties style:font-name="標楷體1" officeooo:rsid="394d5893" style:font-name-asian="標楷體1"/>
    </style:style>
    <style:style style:name="T60" style:family="text">
      <style:text-properties style:font-name="標楷體1" officeooo:rsid="396ebb55" style:font-name-asian="標楷體1"/>
    </style:style>
    <style:style style:name="T61" style:family="text">
      <style:text-properties style:font-name="標楷體1" officeooo:rsid="39db70c9" style:font-name-asian="標楷體1"/>
    </style:style>
    <style:style style:name="T62" style:family="text">
      <style:text-properties style:font-name="標楷體1" officeooo:rsid="39df0643" style:font-name-asian="標楷體1"/>
    </style:style>
    <style:style style:name="T63" style:family="text">
      <style:text-properties style:font-name="標楷體1" officeooo:rsid="39d1c939" style:font-name-asian="標楷體1"/>
    </style:style>
    <style:style style:name="T64" style:family="text">
      <style:text-properties style:font-name="標楷體1" officeooo:rsid="3bd2c32b" style:font-name-asian="標楷體1"/>
    </style:style>
    <style:style style:name="T65" style:family="text">
      <style:text-properties style:font-name="標楷體1" officeooo:rsid="3bd49680" style:font-name-asian="標楷體1"/>
    </style:style>
    <style:style style:name="T66" style:family="text">
      <style:text-properties style:font-name="標楷體1" officeooo:rsid="3bf2159a" style:font-name-asian="標楷體1"/>
    </style:style>
    <style:style style:name="T67" style:family="text">
      <style:text-properties style:font-name="標楷體1" officeooo:rsid="3bf4d588" style:font-name-asian="標楷體1"/>
    </style:style>
    <style:style style:name="T68" style:family="text">
      <style:text-properties style:font-name="標楷體1" officeooo:rsid="3c0fddc0" style:font-name-asian="標楷體1"/>
    </style:style>
    <style:style style:name="T69" style:family="text">
      <style:text-properties style:font-name="標楷體1" officeooo:rsid="2e386d41" style:font-name-asian="標楷體1"/>
    </style:style>
    <style:style style:name="T70" style:family="text">
      <style:text-properties style:font-name="標楷體1" officeooo:rsid="3c200d5d" style:font-name-asian="標楷體1"/>
    </style:style>
    <style:style style:name="T71" style:family="text">
      <style:text-properties style:font-name="標楷體1" officeooo:rsid="3c30acf5" style:font-name-asian="標楷體1"/>
    </style:style>
    <style:style style:name="T72" style:family="text">
      <style:text-properties style:font-name="標楷體1" officeooo:rsid="3c30f1b1" style:font-name-asian="標楷體1"/>
    </style:style>
    <style:style style:name="T73" style:family="text">
      <style:text-properties style:font-name="標楷體1" officeooo:rsid="302fe051" style:font-name-asian="標楷體1"/>
    </style:style>
    <style:style style:name="T74" style:family="text">
      <style:text-properties style:font-name="標楷體1" officeooo:rsid="0a7edee9"/>
    </style:style>
    <style:style style:name="T75" style:family="text">
      <style:text-properties style:font-name="標楷體1" officeooo:rsid="2e30219a"/>
    </style:style>
    <style:style style:name="T76" style:family="text">
      <style:text-properties style:font-name="標楷體1" officeooo:rsid="2e32c858"/>
    </style:style>
    <style:style style:name="T77" style:family="text">
      <style:text-properties style:font-name="標楷體1" officeooo:rsid="2f1da6f5"/>
    </style:style>
    <style:style style:name="T78" style:family="text">
      <style:text-properties style:font-name="標楷體1" officeooo:rsid="2659534a"/>
    </style:style>
    <style:style style:name="T79" style:family="text">
      <style:text-properties style:font-name="標楷體1" officeooo:rsid="2f3f759c"/>
    </style:style>
    <style:style style:name="T80" style:family="text">
      <style:text-properties style:font-name="標楷體1" officeooo:rsid="2f407355"/>
    </style:style>
    <style:style style:name="T81" style:family="text">
      <style:text-properties style:font-name="標楷體1" officeooo:rsid="2f409a32"/>
    </style:style>
    <style:style style:name="T82" style:family="text">
      <style:text-properties style:font-name="標楷體1" officeooo:rsid="2f41a1dd"/>
    </style:style>
    <style:style style:name="T83" style:family="text">
      <style:text-properties style:font-name="標楷體1" officeooo:rsid="2f437e40"/>
    </style:style>
    <style:style style:name="T84" style:family="text">
      <style:text-properties style:font-name="標楷體1" officeooo:rsid="2f4ae3d5"/>
    </style:style>
    <style:style style:name="T85" style:family="text">
      <style:text-properties style:font-name="標楷體1" officeooo:rsid="2f4cf895"/>
    </style:style>
    <style:style style:name="T86" style:family="text">
      <style:text-properties style:font-name="標楷體1" officeooo:rsid="2e43be55"/>
    </style:style>
    <style:style style:name="T87" style:family="text">
      <style:text-properties style:font-name="標楷體1" officeooo:rsid="2e41e1d4"/>
    </style:style>
    <style:style style:name="T88" style:family="text">
      <style:text-properties style:font-name="標楷體1" officeooo:rsid="2e441569"/>
    </style:style>
    <style:style style:name="T89" style:family="text">
      <style:text-properties style:font-name="標楷體1" officeooo:rsid="2e449ab9"/>
    </style:style>
    <style:style style:name="T90" style:family="text">
      <style:text-properties style:font-name="標楷體1" officeooo:rsid="2e386d41"/>
    </style:style>
    <style:style style:name="T91" style:family="text">
      <style:text-properties style:font-name="標楷體1" officeooo:rsid="2e3c275b"/>
    </style:style>
    <style:style style:name="T92" style:family="text">
      <style:text-properties style:font-name="標楷體1" officeooo:rsid="2da833a7"/>
    </style:style>
    <style:style style:name="T93" style:family="text">
      <style:text-properties style:font-name="標楷體1" officeooo:rsid="2f68d014"/>
    </style:style>
    <style:style style:name="T94" style:family="text">
      <style:text-properties style:font-name="標楷體1" officeooo:rsid="2f6c5975"/>
    </style:style>
    <style:style style:name="T95" style:family="text">
      <style:text-properties style:font-name="標楷體1" officeooo:rsid="2f6e9459"/>
    </style:style>
    <style:style style:name="T96" style:family="text">
      <style:text-properties style:font-name="標楷體1" officeooo:rsid="2f89c3b0"/>
    </style:style>
    <style:style style:name="T97" style:family="text">
      <style:text-properties style:font-name="標楷體1" officeooo:rsid="2f9be6fe"/>
    </style:style>
    <style:style style:name="T98" style:family="text">
      <style:text-properties style:font-name="標楷體1" officeooo:rsid="2f9dbe72"/>
    </style:style>
    <style:style style:name="T99" style:family="text">
      <style:text-properties style:font-name="標楷體1" officeooo:rsid="30abbc22"/>
    </style:style>
    <style:style style:name="T100" style:family="text">
      <style:text-properties style:font-name="標楷體1" style:text-underline-style="none" fo:font-weight="bold" officeooo:rsid="21aaf47d" style:font-weight-asian="bold" style:font-weight-complex="bold"/>
    </style:style>
    <style:style style:name="T101" style:family="text">
      <style:text-properties style:font-name="標楷體1" style:text-underline-style="none" fo:font-weight="bold" officeooo:rsid="30ba0bb0" style:font-weight-asian="bold" style:font-weight-complex="bold"/>
    </style:style>
    <style:style style:name="T102" style:family="text">
      <style:text-properties style:font-name="標楷體1" style:text-underline-style="none" fo:font-weight="bold" officeooo:rsid="30bb419d" style:font-weight-asian="bold" style:font-weight-complex="bold"/>
    </style:style>
    <style:style style:name="T103" style:family="text">
      <style:text-properties style:font-name="標楷體1" style:text-underline-style="none" fo:font-weight="bold" officeooo:rsid="30bfac1e" style:font-weight-asian="bold" style:font-weight-complex="bold"/>
    </style:style>
    <style:style style:name="T104" style:family="text">
      <style:text-properties style:font-name="標楷體1" style:text-underline-style="none" fo:font-weight="bold" officeooo:rsid="30d56e7d" style:font-weight-asian="bold" style:font-weight-complex="bold"/>
    </style:style>
    <style:style style:name="T105" style:family="text">
      <style:text-properties style:font-name="標楷體1" style:text-underline-style="none" fo:font-weight="bold" officeooo:rsid="3730aeea" style:font-weight-asian="bold" style:font-weight-complex="bold"/>
    </style:style>
    <style:style style:name="T106" style:family="text">
      <style:text-properties style:font-name="標楷體1" style:text-underline-style="none" officeooo:rsid="0a7edee9" style:font-name-complex="標楷體"/>
    </style:style>
    <style:style style:name="T107" style:family="text">
      <style:text-properties style:font-name="標楷體1" style:text-underline-style="none" officeooo:rsid="3c10c026" style:font-name-asian="標楷體1" style:font-name-complex="標楷體"/>
    </style:style>
    <style:style style:name="T108" style:family="text">
      <style:text-properties style:font-name="標楷體1" style:text-underline-style="none" officeooo:rsid="3c200d5d" style:font-name-asian="標楷體1" style:font-name-complex="標楷體"/>
    </style:style>
    <style:style style:name="T109" style:family="text">
      <style:text-properties style:font-name="標楷體1" officeooo:rsid="30e9b558"/>
    </style:style>
    <style:style style:name="T110" style:family="text">
      <style:text-properties style:font-name="標楷體1" officeooo:rsid="323268a2"/>
    </style:style>
    <style:style style:name="T111" style:family="text">
      <style:text-properties style:font-name="標楷體1" officeooo:rsid="328cfd83"/>
    </style:style>
    <style:style style:name="T112" style:family="text">
      <style:text-properties style:font-name="標楷體1" officeooo:rsid="32a9e94a"/>
    </style:style>
    <style:style style:name="T113" style:family="text">
      <style:text-properties style:font-name="標楷體1" officeooo:rsid="3314d33e"/>
    </style:style>
    <style:style style:name="T114" style:family="text">
      <style:text-properties style:font-name="標楷體1" officeooo:rsid="334181e9"/>
    </style:style>
    <style:style style:name="T115" style:family="text">
      <style:text-properties style:font-name="標楷體1" officeooo:rsid="33472dfe"/>
    </style:style>
    <style:style style:name="T116" style:family="text">
      <style:text-properties style:font-name="標楷體1" officeooo:rsid="33d84a47"/>
    </style:style>
    <style:style style:name="T117" style:family="text">
      <style:text-properties style:font-name="標楷體1" officeooo:rsid="33d92b4d"/>
    </style:style>
    <style:style style:name="T118" style:family="text">
      <style:text-properties style:font-name="標楷體1" officeooo:rsid="33f982f0"/>
    </style:style>
    <style:style style:name="T119" style:family="text">
      <style:text-properties style:font-name="標楷體1" officeooo:rsid="33fc592e"/>
    </style:style>
    <style:style style:name="T120" style:family="text">
      <style:text-properties style:font-name="標楷體1" officeooo:rsid="33fe39e2"/>
    </style:style>
    <style:style style:name="T121" style:family="text">
      <style:text-properties style:font-name="標楷體1" officeooo:rsid="3414dcc4"/>
    </style:style>
    <style:style style:name="T122" style:family="text">
      <style:text-properties style:font-name="標楷體1" officeooo:rsid="341f448e"/>
    </style:style>
    <style:style style:name="T123" style:family="text">
      <style:text-properties style:font-name="標楷體1" officeooo:rsid="335c2f1d"/>
    </style:style>
    <style:style style:name="T124" style:family="text">
      <style:text-properties style:font-name="標楷體1" officeooo:rsid="34418c83"/>
    </style:style>
    <style:style style:name="T125" style:family="text">
      <style:text-properties style:font-name="標楷體1" officeooo:rsid="34419389"/>
    </style:style>
    <style:style style:name="T126" style:family="text">
      <style:text-properties style:font-name="標楷體1" officeooo:rsid="3442f8c7"/>
    </style:style>
    <style:style style:name="T127" style:family="text">
      <style:text-properties style:font-name="標楷體1" officeooo:rsid="37ee6736"/>
    </style:style>
    <style:style style:name="T128" style:family="text">
      <style:text-properties style:font-name="標楷體1" officeooo:rsid="37ef7c4a"/>
    </style:style>
    <style:style style:name="T129" style:family="text">
      <style:text-properties style:font-name="標楷體1" officeooo:rsid="38b22062"/>
    </style:style>
    <style:style style:name="T130" style:family="text">
      <style:text-properties style:font-name="標楷體1" officeooo:rsid="394d5893"/>
    </style:style>
    <style:style style:name="T131" style:family="text">
      <style:text-properties style:font-name="標楷體1" officeooo:rsid="39db70c9"/>
    </style:style>
    <style:style style:name="T132" style:family="text">
      <style:text-properties style:font-name="標楷體1" style:font-name-asian="標楷體"/>
    </style:style>
    <style:style style:name="T133" style:family="text">
      <style:text-properties style:font-name="標楷體1" officeooo:rsid="3bd49680" style:font-name-asian="Liberation Serif1" style:font-name-complex="Liberation Serif1"/>
    </style:style>
    <style:style style:name="T134" style:family="text">
      <style:text-properties style:font-name="標楷體1" officeooo:rsid="3c549f9d" style:font-name-asian="Liberation Serif1" style:font-name-complex="Liberation Serif1"/>
    </style:style>
    <style:style style:name="T135" style:family="text">
      <style:text-properties style:font-name="標楷體1" officeooo:rsid="3be52789"/>
    </style:style>
    <style:style style:name="T136" style:family="text">
      <style:text-properties style:font-name="標楷體1" officeooo:rsid="3be6fbc7"/>
    </style:style>
    <style:style style:name="T137" style:family="text">
      <style:text-properties style:font-name="標楷體1" officeooo:rsid="3c10c026"/>
    </style:style>
    <style:style style:name="T138" style:family="text">
      <style:text-properties style:font-name="標楷體1" officeooo:rsid="3c544405"/>
    </style:style>
    <style:style style:name="T139" style:family="text">
      <style:text-properties style:font-name="標楷體1" officeooo:rsid="3c549f9d"/>
    </style:style>
    <style:style style:name="T140" style:family="text">
      <style:text-properties style:font-name="標楷體1" officeooo:rsid="3c4db91c"/>
    </style:style>
    <style:style style:name="T141" style:family="text">
      <style:text-properties style:font-name="標楷體1" officeooo:rsid="3c54e49d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2da833a7"/>
    </style:style>
    <style:style style:name="T144" style:family="text">
      <style:text-properties style:text-underline-style="solid" style:text-underline-width="auto" style:text-underline-color="font-color" style:font-name-complex="標楷體"/>
    </style:style>
    <style:style style:name="T145" style:family="text">
      <style:text-properties style:font-name-asian="標楷體1"/>
    </style:style>
    <style:style style:name="T146" style:family="text">
      <style:text-properties officeooo:rsid="2da833a7" style:font-name-asian="標楷體1"/>
    </style:style>
    <style:style style:name="T147" style:family="text">
      <style:text-properties officeooo:rsid="2db0eecb" style:font-name-asian="標楷體1"/>
    </style:style>
    <style:style style:name="T148" style:family="text">
      <style:text-properties officeooo:rsid="2fa2d5a6" style:font-name-asian="標楷體1"/>
    </style:style>
    <style:style style:name="T149" style:family="text">
      <style:text-properties officeooo:rsid="2fa9fb20" style:font-name-asian="標楷體1"/>
    </style:style>
    <style:style style:name="T150" style:family="text">
      <style:text-properties style:font-name-asian="標楷體1" style:font-name-complex="標楷體"/>
    </style:style>
    <style:style style:name="T151" style:family="text">
      <style:text-properties officeooo:rsid="2ff835c9" style:font-name-asian="標楷體1" style:font-name-complex="標楷體"/>
    </style:style>
    <style:style style:name="T152" style:family="text">
      <style:text-properties officeooo:rsid="3025d2a7" style:font-name-asian="標楷體1" style:font-name-complex="標楷體"/>
    </style:style>
    <style:style style:name="T153" style:family="text">
      <style:text-properties officeooo:rsid="3026fddc" style:font-name-asian="標楷體1" style:font-name-complex="標楷體"/>
    </style:style>
    <style:style style:name="T154" style:family="text">
      <style:text-properties officeooo:rsid="302790b8" style:font-name-asian="標楷體1" style:font-name-complex="標楷體"/>
    </style:style>
    <style:style style:name="T155" style:family="text">
      <style:text-properties officeooo:rsid="3028bb81" style:font-name-asian="標楷體1" style:font-name-complex="標楷體"/>
    </style:style>
    <style:style style:name="T156" style:family="text">
      <style:text-properties officeooo:rsid="3029011e" style:font-name-asian="標楷體1" style:font-name-complex="標楷體"/>
    </style:style>
    <style:style style:name="T157" style:family="text">
      <style:text-properties officeooo:rsid="302a18c0" style:font-name-asian="標楷體1" style:font-name-complex="標楷體"/>
    </style:style>
    <style:style style:name="T158" style:family="text">
      <style:text-properties officeooo:rsid="302fe051" style:font-name-asian="標楷體1" style:font-name-complex="標楷體"/>
    </style:style>
    <style:style style:name="T159" style:family="text">
      <style:text-properties officeooo:rsid="3038215a" style:font-name-asian="標楷體1"/>
    </style:style>
    <style:style style:name="T160" style:family="text">
      <style:text-properties officeooo:rsid="304ce819" style:font-name-asian="標楷體1"/>
    </style:style>
    <style:style style:name="T161" style:family="text">
      <style:text-properties officeooo:rsid="3050ba99" style:font-name-asian="標楷體1"/>
    </style:style>
    <style:style style:name="T162" style:family="text">
      <style:text-properties officeooo:rsid="30f2ff7f" style:font-name-asian="標楷體1"/>
    </style:style>
    <style:style style:name="T163" style:family="text">
      <style:text-properties officeooo:rsid="30f52789" style:font-name-asian="標楷體1"/>
    </style:style>
    <style:style style:name="T164" style:family="text">
      <style:text-properties officeooo:rsid="30bfac1e" style:font-name-asian="標楷體1"/>
    </style:style>
    <style:style style:name="T165" style:family="text">
      <style:text-properties officeooo:rsid="3bc65e82" style:font-name-asian="標楷體1"/>
    </style:style>
    <style:style style:name="T166" style:family="text">
      <style:text-properties officeooo:rsid="30dbcfae" style:font-name-asian="標楷體1"/>
    </style:style>
    <style:style style:name="T167" style:family="text">
      <style:text-properties officeooo:rsid="3bd2c32b" style:font-name-asian="標楷體1"/>
    </style:style>
    <style:style style:name="T168" style:family="text">
      <style:text-properties officeooo:rsid="3bd49680" style:font-name-asian="標楷體1"/>
    </style:style>
    <style:style style:name="T169" style:family="text">
      <style:text-properties officeooo:rsid="3bdaa479" style:font-name-asian="標楷體1"/>
    </style:style>
    <style:style style:name="T170" style:family="text">
      <style:text-properties officeooo:rsid="3bdbe7b5" style:font-name-asian="標楷體1"/>
    </style:style>
    <style:style style:name="T171" style:family="text">
      <style:text-properties officeooo:rsid="2de885a2"/>
    </style:style>
    <style:style style:name="T172" style:family="text">
      <style:text-properties officeooo:rsid="2de9dc01"/>
    </style:style>
    <style:style style:name="T173" style:family="text">
      <style:text-properties officeooo:rsid="2deb16d8"/>
    </style:style>
    <style:style style:name="T174" style:family="text">
      <style:text-properties officeooo:rsid="2df55217"/>
    </style:style>
    <style:style style:name="T175" style:family="text">
      <style:text-properties officeooo:rsid="2e088bc2"/>
    </style:style>
    <style:style style:name="T176" style:family="text">
      <style:text-properties officeooo:rsid="2e30219a"/>
    </style:style>
    <style:style style:name="T177" style:family="text">
      <style:text-properties officeooo:rsid="2e32c858"/>
    </style:style>
    <style:style style:name="T178" style:family="text">
      <style:text-properties officeooo:rsid="2e3519b9"/>
    </style:style>
    <style:style style:name="T179" style:family="text">
      <style:text-properties officeooo:rsid="2e386d41"/>
    </style:style>
    <style:style style:name="T180" style:family="text">
      <style:text-properties officeooo:rsid="2f1da6f5"/>
    </style:style>
    <style:style style:name="T181" style:family="text">
      <style:text-properties officeooo:rsid="2da833a7"/>
    </style:style>
    <style:style style:name="T182" style:family="text">
      <style:text-properties officeooo:rsid="2f60366e"/>
    </style:style>
    <style:style style:name="T183" style:family="text">
      <style:text-properties fo:color="#000001"/>
    </style:style>
    <style:style style:name="T184" style:family="text">
      <style:text-properties officeooo:rsid="30a18662"/>
    </style:style>
    <style:style style:name="T185" style:family="text">
      <style:text-properties officeooo:rsid="30abbc22"/>
    </style:style>
    <style:style style:name="T186" style:family="text">
      <style:text-properties officeooo:rsid="30bfac1e"/>
    </style:style>
    <style:style style:name="T187" style:family="text">
      <style:text-properties officeooo:rsid="30e29b92"/>
    </style:style>
    <style:style style:name="T188" style:family="text">
      <style:text-properties officeooo:rsid="30e2a614"/>
    </style:style>
    <style:style style:name="T189" style:family="text">
      <style:text-properties officeooo:rsid="30e5d240"/>
    </style:style>
    <style:style style:name="T190" style:family="text">
      <style:text-properties officeooo:rsid="30e9b558"/>
    </style:style>
    <style:style style:name="T191" style:family="text">
      <style:text-properties style:text-outline="false" style:text-line-through-style="none" style:text-line-through-type="none" fo:font-style="normal" fo:text-shadow="none" style:text-underline-style="none" officeooo:rsid="24743952" style:font-name-asian="標楷體1" style:font-style-asian="normal" style:font-name-complex="標楷體" style:text-emphasize="none"/>
    </style:style>
    <style:style style:name="T192" style:family="text">
      <style:text-properties style:text-outline="false" style:text-line-through-style="none" style:text-line-through-type="none" fo:font-style="normal" fo:text-shadow="none" style:text-underline-style="none" officeooo:rsid="30f52789" style:font-name-asian="標楷體1" style:font-style-asian="normal" style:font-name-complex="標楷體" style:text-emphasize="none"/>
    </style:style>
    <style:style style:name="T19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30f52789" style:font-name-asian="標楷體1" style:font-style-asian="normal" style:font-name-complex="標楷體" style:text-emphasize="none"/>
    </style:style>
    <style:style style:name="T194" style:family="text">
      <style:text-properties style:text-outline="false" style:text-line-through-style="none" style:text-line-through-type="none" style:font-name="標楷體1" fo:font-style="normal" fo:text-shadow="none" style:text-underline-style="none" officeooo:rsid="3192dca2" style:font-name-asian="標楷體1" style:font-style-asian="normal" style:font-name-complex="標楷體" style:text-emphasize="none"/>
    </style:style>
    <style:style style:name="T195" style:family="text">
      <style:text-properties style:text-outline="false" style:text-line-through-style="none" style:text-line-through-type="none" style:font-name="標楷體1" fo:font-style="normal" fo:text-shadow="none" style:text-underline-style="none" officeooo:rsid="31b4e2ad" style:font-name-asian="標楷體1" style:font-style-asian="normal" style:font-name-complex="標楷體" style:text-emphasize="none"/>
    </style:style>
    <style:style style:name="T196" style:family="text">
      <style:text-properties style:text-outline="false" style:text-line-through-style="none" style:text-line-through-type="none" style:font-name="標楷體1" fo:font-style="normal" fo:text-shadow="none" style:text-underline-style="none" officeooo:rsid="31f6fce9" style:font-name-asian="標楷體1" style:font-style-asian="normal" style:font-name-complex="標楷體" style:text-emphasize="none"/>
    </style:style>
    <style:style style:name="T197" style:family="text">
      <style:text-properties style:text-outline="false" style:text-line-through-style="none" style:text-line-through-type="none" style:font-name="標楷體1" fo:font-style="normal" fo:text-shadow="none" style:text-underline-style="none" officeooo:rsid="3206df24" style:font-name-asian="標楷體1" style:font-style-asian="normal" style:font-name-complex="標楷體" style:text-emphasize="none"/>
    </style:style>
    <style:style style:name="T19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99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442f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0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1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2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2f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3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42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4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344c12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4c7b4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07" style:family="text">
      <style:text-properties style:text-outline="false" style:text-line-through-style="none" style:text-line-through-type="none" style:font-name="Arial" fo:font-style="normal" fo:text-shadow="none" style:text-underline-style="none" officeooo:rsid="31f6fce9" style:font-name-asian="Arial" style:font-style-asian="normal" style:font-name-complex="標楷體" style:text-emphasize="none"/>
    </style:style>
    <style:style style:name="T208" style:family="text">
      <style:text-properties style:text-outline="false" style:text-line-through-style="none" style:text-line-through-type="none" style:font-name="Arial" fo:font-style="normal" fo:text-shadow="none" style:text-underline-style="none" officeooo:rsid="3206df24" style:font-name-asian="Arial" style:font-style-asian="normal" style:font-name-complex="標楷體" style:text-emphasize="none"/>
    </style:style>
    <style:style style:name="T209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344c120e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0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34c7b4b8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1" style:family="text">
      <style:text-properties style:text-outline="false" style:text-line-through-style="none" style:text-line-through-type="none" style:text-position="0% 100%" fo:font-style="normal" fo:text-shadow="none" officeooo:rsid="37c0e6bd" style:font-name-asian="標楷體1" style:font-style-asian="normal" style:text-emphasize="none"/>
    </style:style>
    <style:style style:name="T2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style-asian="normal" style:text-emphasize="none"/>
    </style:style>
    <style:style style:name="T213" style:family="text">
      <style:text-properties style:text-outline="false" style:text-line-through-style="none" style:text-line-through-type="none" style:text-position="0% 100%" style:font-name="標楷體1" fo:font-style="normal" fo:text-shadow="none" officeooo:rsid="391d7124" style:font-style-asian="normal" style:text-emphasize="none"/>
    </style:style>
    <style:style style:name="T214" style:family="text">
      <style:text-properties style:text-outline="false" style:text-line-through-style="none" style:text-line-through-type="none" style:text-position="0% 100%" style:font-name="標楷體1" fo:font-style="normal" fo:text-shadow="none" officeooo:rsid="392287c3" style:font-style-asian="normal" style:text-emphasize="none"/>
    </style:style>
    <style:style style:name="T215" style:family="text">
      <style:text-properties style:text-outline="false" style:text-line-through-style="none" style:text-line-through-type="none" style:text-position="0% 100%" style:font-name="標楷體1" fo:font-style="normal" fo:text-shadow="none" officeooo:rsid="3bf2159a" style:font-name-asian="標楷體1" style:font-style-asian="normal" style:text-emphasize="none"/>
    </style:style>
    <style:style style:name="T216" style:family="text">
      <style:text-properties officeooo:rsid="32a975a4"/>
    </style:style>
    <style:style style:name="T217" style:family="text">
      <style:text-properties officeooo:rsid="32a9e94a"/>
    </style:style>
    <style:style style:name="T218" style:family="text">
      <style:text-properties officeooo:rsid="24743952"/>
    </style:style>
    <style:style style:name="T219" style:family="text">
      <style:text-properties fo:color="#333333"/>
    </style:style>
    <style:style style:name="T220" style:family="text">
      <style:text-properties officeooo:rsid="33006b5c"/>
    </style:style>
    <style:style style:name="T221" style:family="text">
      <style:text-properties officeooo:rsid="33010097"/>
    </style:style>
    <style:style style:name="T222" style:family="text">
      <style:text-properties officeooo:rsid="3301ae56"/>
    </style:style>
    <style:style style:name="T223" style:family="text">
      <style:text-properties officeooo:rsid="33064183"/>
    </style:style>
    <style:style style:name="T224" style:family="text">
      <style:text-properties officeooo:rsid="24ffe503"/>
    </style:style>
    <style:style style:name="T225" style:family="text">
      <style:text-properties officeooo:rsid="3353289c"/>
    </style:style>
    <style:style style:name="T226" style:family="text">
      <style:text-properties officeooo:rsid="335c2f1d"/>
    </style:style>
    <style:style style:name="T227" style:family="text">
      <style:text-properties officeooo:rsid="33be116b"/>
    </style:style>
    <style:style style:name="T228" style:family="text">
      <style:text-properties officeooo:rsid="33be84fe"/>
    </style:style>
    <style:style style:name="T229" style:family="text">
      <style:text-properties officeooo:rsid="343fbdbd"/>
    </style:style>
    <style:style style:name="T230" style:family="text">
      <style:text-properties officeooo:rsid="34419389"/>
    </style:style>
    <style:style style:name="T231" style:family="text">
      <style:text-properties officeooo:rsid="3442f8c7"/>
    </style:style>
    <style:style style:name="T232" style:family="text">
      <style:text-properties officeooo:rsid="344da86d"/>
    </style:style>
    <style:style style:name="T233" style:family="text">
      <style:text-properties officeooo:rsid="34c7b4b8"/>
    </style:style>
    <style:style style:name="T234" style:family="text">
      <style:text-properties style:font-name="Liberation Serif" style:text-underline-style="solid" style:text-underline-width="auto" style:text-underline-color="font-color" officeooo:rsid="18800940" style:font-name-complex="標楷體"/>
    </style:style>
    <style:style style:name="T235" style:family="text">
      <style:text-properties style:font-name="Liberation Serif" style:text-underline-style="solid" style:text-underline-width="auto" style:text-underline-color="font-color" officeooo:rsid="24ffe503" style:font-name-complex="標楷體"/>
    </style:style>
    <style:style style:name="T236" style:family="text">
      <style:text-properties style:font-name="Liberation Serif" officeooo:rsid="18800940" style:font-name-complex="標楷體"/>
    </style:style>
    <style:style style:name="T237" style:family="text">
      <style:text-properties style:font-name="Liberation Serif" officeooo:rsid="24ffe503"/>
    </style:style>
    <style:style style:name="T238" style:family="text">
      <style:text-properties style:font-name="Liberation Serif" officeooo:rsid="1c52c4e0" style:font-name-asian="標楷體1" style:font-name-complex="標楷體"/>
    </style:style>
    <style:style style:name="T239" style:family="text">
      <style:text-properties style:font-name="Liberation Serif" style:text-underline-style="none" officeooo:rsid="3c200d5d" style:font-name-complex="標楷體"/>
    </style:style>
    <style:style style:name="T240" style:family="text">
      <style:text-properties officeooo:rsid="36eaee97"/>
    </style:style>
    <style:style style:name="T241" style:family="text">
      <style:text-properties officeooo:rsid="36ee0cb3"/>
    </style:style>
    <style:style style:name="T242" style:family="text">
      <style:text-properties officeooo:rsid="36f212c9"/>
    </style:style>
    <style:style style:name="T243" style:family="text">
      <style:text-properties officeooo:rsid="36f65e49"/>
    </style:style>
    <style:style style:name="T244" style:family="text">
      <style:text-properties officeooo:rsid="36f92cd5"/>
    </style:style>
    <style:style style:name="T245" style:family="text">
      <style:text-properties officeooo:rsid="370992c2"/>
    </style:style>
    <style:style style:name="T246" style:family="text">
      <style:text-properties officeooo:rsid="370f7650"/>
    </style:style>
    <style:style style:name="T247" style:family="text">
      <style:text-properties officeooo:rsid="371244ad"/>
    </style:style>
    <style:style style:name="T248" style:family="text">
      <style:text-properties officeooo:rsid="371a90ab"/>
    </style:style>
    <style:style style:name="T249" style:family="text">
      <style:text-properties style:font-name-complex="標楷體"/>
    </style:style>
    <style:style style:name="T250" style:family="text">
      <style:text-properties officeooo:rsid="37ee6736"/>
    </style:style>
    <style:style style:name="T251" style:family="text">
      <style:text-properties officeooo:rsid="37f08bdd"/>
    </style:style>
    <style:style style:name="T252" style:family="text">
      <style:text-properties officeooo:rsid="38065311"/>
    </style:style>
    <style:style style:name="T253" style:family="text">
      <style:text-properties officeooo:rsid="3808479e"/>
    </style:style>
    <style:style style:name="T254" style:family="text">
      <style:text-properties officeooo:rsid="38128444"/>
    </style:style>
    <style:style style:name="T255" style:family="text">
      <style:text-properties officeooo:rsid="38129872"/>
    </style:style>
    <style:style style:name="T256" style:family="text">
      <style:text-properties officeooo:rsid="38147b2a"/>
    </style:style>
    <style:style style:name="T257" style:family="text">
      <style:text-properties officeooo:rsid="386f2dc0"/>
    </style:style>
    <style:style style:name="T258" style:family="text">
      <style:text-properties officeooo:rsid="38a3ddac"/>
    </style:style>
    <style:style style:name="T259" style:family="text">
      <style:text-properties officeooo:rsid="38a588c2"/>
    </style:style>
    <style:style style:name="T260" style:family="text">
      <style:text-properties officeooo:rsid="34d6d182"/>
    </style:style>
    <style:style style:name="T261" style:family="text">
      <style:text-properties officeooo:rsid="38e781de"/>
    </style:style>
    <style:style style:name="T262" style:family="text">
      <style:text-properties officeooo:rsid="3911fee9"/>
    </style:style>
    <style:style style:name="T263" style:family="text">
      <style:text-properties fo:color="#010101"/>
    </style:style>
    <style:style style:name="T264" style:family="text">
      <style:text-properties fo:color="#010101" style:font-name="標楷體1" style:font-name-asian="標楷體1"/>
    </style:style>
    <style:style style:name="T265" style:family="text">
      <style:text-properties fo:color="#010101" style:font-name="標楷體1" officeooo:rsid="39131218" style:font-name-asian="標楷體1"/>
    </style:style>
    <style:style style:name="T266" style:family="text">
      <style:text-properties fo:color="#010101" style:font-name="標楷體1" officeooo:rsid="396ebb55" style:font-name-asian="標楷體1"/>
    </style:style>
    <style:style style:name="T267" style:family="text">
      <style:text-properties fo:color="#010101" style:font-name="標楷體1" officeooo:rsid="39d1c939" style:font-name-asian="標楷體1"/>
    </style:style>
    <style:style style:name="T268" style:family="text">
      <style:text-properties fo:color="#010101" style:font-name="標楷體1" officeooo:rsid="39e5a946" style:font-name-asian="標楷體1"/>
    </style:style>
    <style:style style:name="T269" style:family="text">
      <style:text-properties fo:color="#010101" officeooo:rsid="39131218"/>
    </style:style>
    <style:style style:name="T270" style:family="text">
      <style:text-properties fo:color="#010101" officeooo:rsid="396ebb55"/>
    </style:style>
    <style:style style:name="T271" style:family="text">
      <style:text-properties officeooo:rsid="3919e9ee"/>
    </style:style>
    <style:style style:name="T272" style:family="text">
      <style:text-properties officeooo:rsid="391d38b2"/>
    </style:style>
    <style:style style:name="T273" style:family="text">
      <style:text-properties officeooo:rsid="3938487c"/>
    </style:style>
    <style:style style:name="T274" style:family="text">
      <style:text-properties officeooo:rsid="3954fc41"/>
    </style:style>
    <style:style style:name="T275" style:family="text">
      <style:text-properties officeooo:rsid="395b36bb"/>
    </style:style>
    <style:style style:name="T276" style:family="text">
      <style:text-properties officeooo:rsid="395d439e"/>
    </style:style>
    <style:style style:name="T277" style:family="text">
      <style:text-properties officeooo:rsid="396ebb55"/>
    </style:style>
    <style:style style:name="T278" style:family="text">
      <style:text-properties officeooo:rsid="39be48ed"/>
    </style:style>
    <style:style style:name="T279" style:family="text">
      <style:text-properties officeooo:rsid="39c06b60"/>
    </style:style>
    <style:style style:name="T280" style:family="text">
      <style:text-properties officeooo:rsid="39ccf012"/>
    </style:style>
    <style:style style:name="T281" style:family="text">
      <style:text-properties officeooo:rsid="39d1c939"/>
    </style:style>
    <style:style style:name="T282" style:family="text">
      <style:text-properties officeooo:rsid="39d444c2"/>
    </style:style>
    <style:style style:name="T283" style:family="text">
      <style:text-properties officeooo:rsid="39db70c9"/>
    </style:style>
    <style:style style:name="T284" style:family="text">
      <style:text-properties officeooo:rsid="39dc4199"/>
    </style:style>
    <style:style style:name="T285" style:family="text">
      <style:text-properties style:font-name="Liberation Serif1" style:font-name-asian="Liberation Serif1" style:font-name-complex="Liberation Serif1"/>
    </style:style>
    <style:style style:name="T286" style:family="text">
      <style:text-properties style:font-name="Liberation Serif1" officeooo:rsid="3c2a32ae" style:font-name-asian="Liberation Serif1" style:font-name-complex="Liberation Serif1"/>
    </style:style>
    <style:style style:name="T287" style:family="text">
      <style:text-properties officeooo:rsid="2f7aa166"/>
    </style:style>
    <style:style style:name="T288" style:family="text">
      <style:text-properties fo:color="#1c1c1c" officeooo:rsid="14d04609"/>
    </style:style>
    <style:style style:name="T289" style:family="text">
      <style:text-properties fo:color="#1c1c1c" style:text-underline-style="solid" style:text-underline-width="auto" style:text-underline-color="font-color" officeooo:rsid="14d04609"/>
    </style:style>
    <style:style style:name="T290" style:family="text">
      <style:text-properties fo:color="#1c1c1c" style:text-position="0% 100%" style:text-underline-style="solid" style:text-underline-width="auto" style:text-underline-color="font-color" officeooo:rsid="39539246"/>
    </style:style>
    <style:style style:name="T291" style:family="text">
      <style:text-properties officeooo:rsid="3bc65e82"/>
    </style:style>
    <style:style style:name="T292" style:family="text">
      <style:text-properties officeooo:rsid="3bd9ea13"/>
    </style:style>
    <style:style style:name="T293" style:family="text">
      <style:text-properties style:font-name="Arial" style:font-name-asian="Arial"/>
    </style:style>
    <style:style style:name="T294" style:family="text">
      <style:text-properties style:font-name="Arial" officeooo:rsid="2df55217" style:font-name-asian="Arial"/>
    </style:style>
    <style:style style:name="T295" style:family="text">
      <style:text-properties style:font-name="Arial" officeooo:rsid="2de885a2" style:font-name-asian="Arial"/>
    </style:style>
    <style:style style:name="T296" style:family="text">
      <style:text-properties style:font-name="Arial" officeooo:rsid="2e30219a" style:font-name-asian="Arial"/>
    </style:style>
    <style:style style:name="T297" style:family="text">
      <style:text-properties style:font-name="Arial" officeooo:rsid="2de9dc01" style:font-name-asian="Arial"/>
    </style:style>
    <style:style style:name="T298" style:family="text">
      <style:text-properties style:font-name="Arial" officeooo:rsid="2e32c858" style:font-name-asian="Arial"/>
    </style:style>
    <style:style style:name="T299" style:family="text">
      <style:text-properties style:font-name="Arial" officeooo:rsid="2deb16d8" style:font-name-asian="Arial"/>
    </style:style>
    <style:style style:name="T300" style:family="text">
      <style:text-properties style:font-name="Arial" officeooo:rsid="2e386d41" style:font-name-asian="Arial"/>
    </style:style>
    <style:style style:name="T301" style:family="text">
      <style:text-properties style:font-name="Arial" officeooo:rsid="30e29b92" style:font-name-asian="Arial"/>
    </style:style>
    <style:style style:name="T302" style:family="text">
      <style:text-properties style:font-name="Arial" officeooo:rsid="30e2a614" style:font-name-asian="Arial"/>
    </style:style>
    <style:style style:name="T303" style:family="text">
      <style:text-properties style:font-name="Arial" officeooo:rsid="30e5d240" style:font-name-asian="Arial"/>
    </style:style>
    <style:style style:name="T304" style:family="text">
      <style:text-properties style:font-name="Arial" officeooo:rsid="3029011e" style:font-name-asian="Arial" style:font-name-complex="標楷體"/>
    </style:style>
    <style:style style:name="T305" style:family="text">
      <style:text-properties style:font-name="Arial" officeooo:rsid="3025d2a7" style:font-name-asian="Arial" style:font-name-complex="標楷體"/>
    </style:style>
    <style:style style:name="T306" style:family="text">
      <style:text-properties style:font-name="Arial" officeooo:rsid="302a18c0" style:font-name-asian="Arial" style:font-name-complex="標楷體"/>
    </style:style>
    <style:style style:name="T307" style:family="text">
      <style:text-properties style:font-name="Arial" officeooo:rsid="302fe051" style:font-name-asian="Arial" style:font-name-complex="標楷體"/>
    </style:style>
    <style:style style:name="T308" style:family="text">
      <style:text-properties style:font-name="Arial" officeooo:rsid="3bd9ea13" style:font-name-asian="Arial"/>
    </style:style>
    <style:style style:name="T309" style:family="text">
      <style:text-properties style:font-name="Arial" officeooo:rsid="3301ae56" style:font-name-asian="Arial"/>
    </style:style>
    <style:style style:name="T310" style:family="text">
      <style:text-properties style:font-name="Arial" officeooo:rsid="33010097" style:font-name-asian="Arial"/>
    </style:style>
    <style:style style:name="T311" style:family="text">
      <style:text-properties style:font-name="Arial" officeooo:rsid="343fbdbd" style:font-name-asian="Arial"/>
    </style:style>
    <style:style style:name="T312" style:family="text">
      <style:text-properties style:font-name="Arial" officeooo:rsid="344da86d" style:font-name-asian="Arial"/>
    </style:style>
    <style:style style:name="T313" style:family="text">
      <style:text-properties style:font-name="Arial" officeooo:rsid="34419389" style:font-name-asian="Arial"/>
    </style:style>
    <style:style style:name="T314" style:family="text">
      <style:text-properties style:font-name="Arial" officeooo:rsid="34418c83" style:font-name-asian="Arial"/>
    </style:style>
    <style:style style:name="T315" style:family="text">
      <style:text-properties style:font-name="Arial" officeooo:rsid="33064183" style:font-name-asian="Arial"/>
    </style:style>
    <style:style style:name="T316" style:family="text">
      <style:text-properties style:font-name="Arial" officeooo:rsid="33006b5c" style:font-name-asian="Arial"/>
    </style:style>
    <style:style style:name="T317" style:family="text">
      <style:text-properties style:font-name="Arial" officeooo:rsid="32a975a4" style:font-name-asian="Arial"/>
    </style:style>
    <style:style style:name="T318" style:family="text">
      <style:text-properties style:font-name="Arial" officeooo:rsid="36f212c9" style:font-name-asian="Arial"/>
    </style:style>
    <style:style style:name="T319" style:family="text">
      <style:text-properties style:font-name="Arial" officeooo:rsid="36eaee97" style:font-name-asian="Arial"/>
    </style:style>
    <style:style style:name="T320" style:family="text">
      <style:text-properties style:font-name="Arial" officeooo:rsid="371a90ab" style:font-name-asian="Arial"/>
    </style:style>
    <style:style style:name="T321" style:family="text">
      <style:text-properties style:font-name="Arial" officeooo:rsid="370992c2" style:font-name-asian="Arial"/>
    </style:style>
    <style:style style:name="T322" style:family="text">
      <style:text-properties style:font-name="Arial" officeooo:rsid="36f92cd5" style:font-name-asian="Arial"/>
    </style:style>
    <style:style style:name="T323" style:family="text">
      <style:text-properties style:font-name="Arial" officeooo:rsid="370f7650" style:font-name-asian="Arial"/>
    </style:style>
    <style:style style:name="T324" style:family="text">
      <style:text-properties style:font-name="Arial" officeooo:rsid="37ee6736" style:font-name-asian="Arial"/>
    </style:style>
    <style:style style:name="T325" style:family="text">
      <style:text-properties style:font-name="Arial" officeooo:rsid="3808479e" style:font-name-asian="Arial"/>
    </style:style>
    <style:style style:name="T326" style:family="text">
      <style:text-properties style:font-name="Arial" officeooo:rsid="3954fc41" style:font-name-asian="Arial"/>
    </style:style>
    <style:style style:name="T327" style:family="text">
      <style:text-properties style:font-name="Arial" officeooo:rsid="395b36bb" style:font-name-asian="Arial"/>
    </style:style>
    <style:style style:name="T328" style:family="text">
      <style:text-properties style:font-name="Arial" officeooo:rsid="395d439e" style:font-name-asian="Arial"/>
    </style:style>
    <style:style style:name="T329" style:family="text">
      <style:text-properties style:font-name="Arial" officeooo:rsid="39be48ed" style:font-name-asian="Arial"/>
    </style:style>
    <style:style style:name="T330" style:family="text">
      <style:text-properties style:font-name="Arial" officeooo:rsid="39c06b60" style:font-name-asian="Arial"/>
    </style:style>
    <style:style style:name="T331" style:family="text">
      <style:text-properties style:font-name="Arial" officeooo:rsid="39ccf012" style:font-name-asian="Arial"/>
    </style:style>
    <style:style style:name="T332" style:family="text">
      <style:text-properties style:font-name="Arial" officeooo:rsid="39db70c9" style:font-name-asian="Arial"/>
    </style:style>
    <style:style style:name="T333" style:family="text">
      <style:text-properties style:font-name="Arial" officeooo:rsid="39dc4199" style:font-name-asian="Arial"/>
    </style:style>
    <style:style style:name="T334" style:family="text">
      <style:text-properties style:font-name="Arial" officeooo:rsid="39d1c939" style:font-name-asian="Arial"/>
    </style:style>
    <style:style style:name="T335" style:family="text">
      <style:text-properties style:font-name="Arial" officeooo:rsid="39d444c2" style:font-name-asian="Arial"/>
    </style:style>
    <style:style style:name="T336" style:family="text">
      <style:text-properties style:font-name="Arial" officeooo:rsid="34c7b4b8" style:font-name-asian="Arial"/>
    </style:style>
    <style:style style:name="T337" style:family="text">
      <style:text-properties style:font-name="Arial" officeooo:rsid="3938487c" style:font-name-asian="Arial"/>
    </style:style>
    <style:style style:name="T338" style:family="text">
      <style:text-properties style:font-name="Arial" officeooo:rsid="38a3ddac" style:font-name-asian="Arial"/>
    </style:style>
    <style:style style:name="T339" style:family="text">
      <style:text-properties style:font-name="Arial" officeooo:rsid="391d38b2" style:font-name-asian="Arial"/>
    </style:style>
    <style:style style:name="T340" style:family="text">
      <style:text-properties style:font-name="Arial" officeooo:rsid="33be116b" style:font-name-asian="Arial"/>
    </style:style>
    <style:style style:name="T341" style:family="text">
      <style:text-properties style:font-name="Arial" officeooo:rsid="33be84fe" style:font-name-asian="Arial"/>
    </style:style>
    <style:style style:name="T342" style:family="text">
      <style:text-properties style:font-name="Arial" officeooo:rsid="334181e9" style:font-name-asian="Arial"/>
    </style:style>
    <style:style style:name="T343" style:family="text">
      <style:text-properties style:font-name="Arial" officeooo:rsid="33fc592e" style:font-name-asian="Arial"/>
    </style:style>
    <style:style style:name="T344" style:family="text">
      <style:text-properties style:font-name="Arial" style:text-underline-style="none" fo:font-weight="bold" officeooo:rsid="30ba0bb0" style:font-name-asian="Arial" style:font-weight-asian="bold" style:font-weight-complex="bold"/>
    </style:style>
    <style:style style:name="T345" style:family="text">
      <style:text-properties style:font-name="Arial" style:text-underline-style="none" fo:font-weight="bold" officeooo:rsid="30d56e7d" style:font-name-asian="Arial" style:font-weight-asian="bold" style:font-weight-complex="bold"/>
    </style:style>
    <style:style style:name="T346" style:family="text">
      <style:text-properties style:font-name="Arial" style:text-underline-style="none" fo:font-weight="bold" officeooo:rsid="30bb419d" style:font-name-asian="Arial" style:font-weight-asian="bold" style:font-weight-complex="bold"/>
    </style:style>
    <style:style style:name="T347" style:family="text">
      <style:text-properties style:font-name="Arial" style:text-underline-style="none" fo:font-weight="bold" officeooo:rsid="3730aeea" style:font-name-asian="Arial" style:font-weight-asian="bold" style:font-weight-complex="bold"/>
    </style:style>
    <style:style style:name="T348" style:family="text">
      <style:text-properties officeooo:rsid="302fe051"/>
    </style:style>
    <style:style style:name="T349" style:family="text">
      <style:text-properties officeooo:rsid="3c064b85"/>
    </style:style>
    <style:style style:name="T350" style:family="text">
      <style:text-properties officeooo:rsid="3c0fddc0"/>
    </style:style>
    <style:style style:name="T351" style:family="text">
      <style:text-properties officeooo:rsid="3c10c026"/>
    </style:style>
    <style:style style:name="T352" style:family="text">
      <style:text-properties officeooo:rsid="3c200d5d"/>
    </style:style>
    <style:style style:name="T353" style:family="text">
      <style:text-properties officeooo:rsid="3c4db91c"/>
    </style:style>
    <style:style style:name="T354" style:family="text">
      <style:text-properties style:text-position="sub 58%" style:font-name="標楷體1" officeooo:rsid="3c549f9d"/>
    </style:style>
    <style:style style:name="T355" style:family="text">
      <style:text-properties fo: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3134404020" text:style-name="L1">
        <text:list-item>
          <text:p text:style-name="P3"><text:bookmark-start text:name="麥田圈"/>麥田圈<text:bookmark-end text:name="麥田圈"/></text:p>
          <text:list>
            <text:list-item>
              <text:p text:style-name="P4">微波渦流、磁場渦流、電磁波渦流 在 某一特定節點 發生 共振、建設性干涉、波峰。</text:p>
              <text:list>
                <text:list-item>
                  <text:p text:style-name="P96"><text:span text:style-name="T145">該節點 有 水分、液體</text:span><text:span text:style-name="T17">、&lt;?</text:span><text:span text:style-name="T20">2&gt;</text:span><text:span text:style-name="T147">個體</text:span><text:span text:style-name="T145">。</text:span></text:p>
                </text:list-item>
                <text:list-item>
                  <text:p text:style-name="P5">同一週期的 深度 有機率也會 被影響。</text:p>
                  <text:list>
                    <text:list-item>
                      <text:p text:style-name="P97"><text:span text:style-name="T145">明顯例子，假定，週期 是 </text:span><text:span text:style-name="T17">每L</text:span><text:span text:style-name="T18">公</text:span><text:span text:style-name="T146">分 </text:span><text:span text:style-name="T145">共振</text:span><text:span text:style-name="T146"> 一次。</text:span></text:p>
                      <text:list>
                        <text:list-item>
                          <text:p text:style-name="P97"><text:span text:style-name="T146">該</text:span><text:span text:style-name="T145">共振</text:span><text:span text:style-name="T146"> 會影響到 該節點。</text:span></text:p>
                        </text:list-item>
                        <text:list-item>
                          <text:p text:style-name="P97"><text:span text:style-name="T146">該</text:span><text:span text:style-name="T145">共振</text:span><text:span text:style-name="T146"> 會影響到 該節點下方 高度相差</text:span><text:span text:style-name="T18">L</text:span><text:span text:style-name="T146">公分的 位置、土壤、個體。</text:span></text:p>
                          <text:list>
                            <text:list-item>
                              <text:p text:style-name="P98"><text:span text:style-name="T146">明顯例子，該節點下方 高度相差</text:span><text:span text:style-name="T18">L</text:span><text:span text:style-name="T146">公分的土壤 更乾燥於 該深度附近的土壤。</text:span></text:p>
                            </text:list-item>
                            <text:list-item>
                              <text:p text:style-name="P97"><text:span text:style-name="T146">明顯例子，地平面 </text:span><text:span text:style-name="T145">共振</text:span><text:span text:style-name="T146"> 一次。</text:span></text:p>
                              <text:list>
                                <text:list-item>
                                  <text:p text:style-name="P97"><text:span text:style-name="T146">地平面 以下</text:span><text:span text:style-name="T18">，L公</text:span><text:span text:style-name="T146">分 </text:span><text:span text:style-name="T145">共振</text:span><text:span text:style-name="T146"> 一次。</text:span></text:p>
                                </text:list-item>
                                <text:list-item>
                                  <text:p text:style-name="P97"><text:span text:style-name="T146">地平面 以下</text:span><text:span text:style-name="T18">，（</text:span><text:span text:style-name="T19">2 * </text:span><text:span text:style-name="T18">L）公</text:span><text:span text:style-name="T146">分 </text:span><text:span text:style-name="T145">共振 </text:span><text:span text:style-name="T146">一次。</text:span></text:p>
                                </text:list-item>
                                <text:list-item>
                                  <text:p text:style-name="P97"><text:span text:style-name="T146">地平面 以下</text:span><text:span text:style-name="T18">，（</text:span><text:span text:style-name="T19">3 * </text:span><text:span text:style-name="T18">L）公</text:span><text:span text:style-name="T146">分 </text:span><text:span text:style-name="T145">共振 </text:span><text:span text:style-name="T146">一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石英"/>石英<text:bookmark-end text:name="石英"/></text:p>
          <text:list>
            <text:list-item>
              <text:p text:style-name="P6">壓電材料。</text:p>
            </text:list-item>
            <text:list-item>
              <text:p text:style-name="P6">明顯例子，巨石陣、地球震動、地球輝光、晶體電容、翼尖效應。</text:p>
            </text:list-item>
          </text:list>
        </text:list-item>
        <text:list-item>
          <text:p text:style-name="P6"><text:bookmark-start text:name="認知發展"/>認知發展<text:bookmark-end text:name="認知發展"/></text:p>
          <text:list>
            <text:list-item>
              <text:p text:style-name="P6">皮亞杰的 認知發展理論 <text:span text:style-name="T294">↔</text:span><text:span text:style-name="T174"> 本書對該理論的 描述</text:span>。</text:p>
              <text:list>
                <text:list-item>
                  <text:p text:style-name="P7">圖式 <text:span text:style-name="T295">↔</text:span><text:span text:style-name="T171"> 投影世界觀（本身）。</text:span></text:p>
                  <text:list>
                    <text:list-item>
                      <text:p text:style-name="P7">圖式 <text:span text:style-name="T295">↔</text:span><text:span text:style-name="T171"> 初始狀態、基石、地基、建築物、投影世界觀。</text:span></text:p>
                      <text:list>
                        <text:list-item>
                          <text:p text:style-name="P8">投影世界觀 是 當下的當下的 <text:span text:style-name="T171">投影世界觀。</text:span></text:p>
                        </text:list-item>
                        <text:list-item>
                          <text:p text:style-name="P33">抽象例子，圖式 <text:span text:style-name="T293">↔</text:span><text:span text:style-name="T16"> </text:span><text:span text:style-name="T86">a</text:span><text:span text:style-name="T87">rchitect</text:span><text:span text:style-name="T88">ure</text:span><text:span text:style-name="T16">。</text:span></text:p>
                        </text:list-item>
                      </text:list>
                    </text:list-item>
                    <text:list-item>
                      <text:p text:style-name="P8">明顯例子，某一特定個體 有 影子 的 概念。</text:p>
                    </text:list-item>
                    <text:list-item>
                      <text:p text:style-name="P9">明顯例子，某一特定個體 認定，自己的 影子 是 影子。</text:p>
                    </text:list-item>
                  </text:list>
                </text:list-item>
                <text:list-item>
                  <text:p text:style-name="P10">同化 <text:span text:style-name="T295">↔</text:span><text:span text:style-name="T171"> 分類。</text:span></text:p>
                  <text:list>
                    <text:list-item>
                      <text:p text:style-name="P7">同化 <text:span text:style-name="T295">↔</text:span><text:span text:style-name="T171"> 接受、內化、分類到既有的類別。</text:span></text:p>
                      <text:list>
                        <text:list-item>
                          <text:p text:style-name="P11">抽象例子，分類 <text:span text:style-name="T296">↔</text:span><text:span text:style-name="T75"> </text:span><text:span text:style-name="T89">new </text:span><text:span text:style-name="T75">object</text:span>。</text:p>
                        </text:list-item>
                        <text:list-item>
                          <text:p text:style-name="P12">抽象例子，類別 <text:span text:style-name="T296">↔</text:span><text:span text:style-name="T176"> </text:span><text:span text:style-name="T75">class</text:span><text:span text:style-name="T176">。</text:span></text:p>
                        </text:list-item>
                        <text:list-item>
                          <text:p text:style-name="P13">抽象例子，被分類的個體 <text:span text:style-name="T296">↔</text:span><text:span text:style-name="T75"> object</text:span>。</text:p>
                        </text:list-item>
                      </text:list>
                    </text:list-item>
                    <text:list-item>
                      <text:p text:style-name="P14">明顯例子，某一特定個體 認定，其他個體的 影子 也是 影子。</text:p>
                      <text:list>
                        <text:list-item>
                          <text:p text:style-name="P15">也是 是<text:span text:style-name="T175"> 在 該個體的 既有的類別、投影世界觀 當中 是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順應 <text:span text:style-name="T297">↔</text:span><text:span text:style-name="T172"> 建立。</text:span></text:p>
                  <text:list>
                    <text:list-item>
                      <text:p text:style-name="P7">順應 <text:span text:style-name="T297">↔</text:span><text:span text:style-name="T172"> 建立新類別、建立新分支、建立新概念、建立新觀念、建立新個體</text:span>。</text:p>
                      <text:list>
                        <text:list-item>
                          <text:p text:style-name="P7">分支 是 某一特定類別的 子類別。</text:p>
                        </text:list-item>
                        <text:list-item>
                          <text:p text:style-name="P16">抽象例子，建立 <text:span text:style-name="T298">↔</text:span><text:span text:style-name="T177"> </text:span><text:span text:style-name="T76">new class</text:span>。</text:p>
                        </text:list-item>
                        <text:list-item>
                          <text:p text:style-name="P13">抽象例子，子類別 <text:span text:style-name="T296">↔</text:span><text:span text:style-name="T176"> </text:span><text:span text:style-name="T75">extend</text:span>。</text:p>
                        </text:list-item>
                      </text:list>
                    </text:list-item>
                    <text:list-item>
                      <text:p text:style-name="P17"><text:span text:style-name="T178">某一特定個體 </text:span>新增 某一特定概念，到 該個體的 <text:span text:style-name="T178">投影世界觀。</text:span><text:span text:style-name="T2">（個體、群體、文明）</text:span></text:p>
                    </text:list-item>
                    <text:list-item>
                      <text:p text:style-name="P18">明顯例子，某一特定個體 有 火 的 概念。</text:p>
                      <text:list>
                        <text:list-item>
                          <text:p text:style-name="P19">該個體 有機率 發現、好奇、嘗試、產生、使用 火。</text:p>
                        </text:list-item>
                        <text:list-item>
                          <text:p text:style-name="P19">火 照射 該個體，產生 影子。</text:p>
                        </text:list-item>
                        <text:list-item>
                          <text:p text:style-name="P18">該個體 有機率建立 火、該個體、影子，的 信念法則。</text:p>
                        </text:list-item>
                      </text:list>
                    </text:list-item>
                  </text:list>
                </text:list-item>
                <text:list-item>
                  <text:p text:style-name="P6">平衡 <text:span text:style-name="T299">↔</text:span><text:span text:style-name="T173"> 交互作用 結果，分類 成功。</text:span></text:p>
                  <text:list>
                    <text:list-item>
                      <text:p text:style-name="P7">平衡 <text:span text:style-name="T299">↔</text:span><text:span text:style-name="T173"> 驗證成功的成就感。</text:span></text:p>
                      <text:list>
                        <text:list-item>
                          <text:p text:style-name="P20">抽象例子，平衡 <text:span text:style-name="T300">↔</text:span><text:span text:style-name="T179"> </text:span><text:span text:style-name="T90">execute success。</text:span></text:p>
                        </text:list-item>
                      </text:list>
                    </text:list-item>
                    <text:list-item>
                      <text:p text:style-name="P21">強化 某一特定概念 的 信心度。</text:p>
                      <text:list>
                        <text:list-item>
                          <text:p text:style-name="P21">強化 是 增幅、凝結化、固化、孕育化、存在化。</text:p>
                          <text:list>
                            <text:list-item>
                              <text:p text:style-name="P21">固化 是 凝固化、堅固化、固體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收斂、固化、保存 某一特定概念。</text:p>
                    </text:list-item>
                    <text:list-item>
                      <text:p text:style-name="P23">明顯例子，某一特定個體 用 水 滅 火，成功。</text:p>
                      <text:list>
                        <text:list-item>
                          <text:p text:style-name="P23">明顯例子，木炭的火。</text:p>
                        </text:list-item>
                      </text:list>
                    </text:list-item>
                  </text:list>
                </text:list-item>
                <text:list-item>
                  <text:p text:style-name="P34">不平衡 <text:span text:style-name="T293">↔</text:span> 交互作用 結果，分類 失敗。</text:p>
                  <text:list>
                    <text:list-item>
                      <text:p text:style-name="P35">不平衡 <text:span text:style-name="T293">↔</text:span> 驗證失敗的挫折感。</text:p>
                      <text:list>
                        <text:list-item>
                          <text:p text:style-name="P20">抽象例子，不平衡 <text:span text:style-name="T300">↔</text:span><text:span text:style-name="T179"> </text:span><text:span text:style-name="T90">execute </text:span><text:span text:style-name="T91">failure</text:span><text:span text:style-name="T90">。</text:span></text:p>
                        </text:list-item>
                      </text:list>
                    </text:list-item>
                    <text:list-item>
                      <text:p text:style-name="P21">弱化 某一特定概念 的 信心度。</text:p>
                      <text:list>
                        <text:list-item>
                          <text:p text:style-name="P21">弱化 是 衰減、液化、氣化、反孕育化、虛無化。</text:p>
                        </text:list-item>
                      </text:list>
                    </text:list-item>
                    <text:list-item>
                      <text:p text:style-name="P22">發散、修改、刪除 某一特定概念。</text:p>
                    </text:list-item>
                    <text:list-item>
                      <text:p text:style-name="P24">某一特定個體 發生 不平衡 現象 之後，有機率觸發 順應 現象。</text:p>
                      <text:list>
                        <text:list-item>
                          <text:p text:style-name="P24">觸發 是 主動、被動、被迫、有意識、無意識。</text:p>
                        </text:list-item>
                      </text:list>
                    </text:list-item>
                    <text:list-item>
                      <text:p text:style-name="P34">隨機性強化 有機率產生 信念法則型認知發展。</text:p>
                    </text:list-item>
                    <text:list-item>
                      <text:p text:style-name="P23">明顯例子，某一特定個體 用 水 滅 火，失敗。</text:p>
                      <text:list>
                        <text:list-item>
                          <text:p text:style-name="P23">明顯例子，油鍋的火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星船"/>星船<text:bookmark-end text:name="星船"/></text:p>
          <text:list>
            <text:list-item>
              <text:p text:style-name="P23">星船 是 星系型星船、黑洞型星船、恆星型星船、行星型星船、衛星型星船、彗星型星船。</text:p>
            </text:list-item>
            <text:list-item>
              <text:p text:style-name="P23">星船 之間，有機率 互相 攻擊。</text:p>
              <text:list>
                <text:list-item>
                  <text:p text:style-name="P25">明顯例子，行星型星船 之間，有機率 互相 攻擊。</text:p>
                </text:list-item>
                <text:list-item>
                  <text:p text:style-name="P25">明顯例子，行星 之間，有機率 互相 攻擊。</text:p>
                </text:list-item>
              </text:list>
            </text:list-item>
          </text:list>
        </text:list-item>
        <text:list-item>
          <text:p text:style-name="P25"><text:bookmark-start text:name="拜火教"/>拜火教<text:bookmark-end text:name="拜火教"/></text:p>
          <text:list>
            <text:list-item>
              <text:p text:style-name="P25">拜火教的 靈魂 有機率是，本書的 當代型意識層個體。</text:p>
              <text:list>
                <text:list-item>
                  <text:p text:style-name="P398">（<text:span text:style-name="T181">當代型意識層個體的 描述，</text:span>在 <text:span text:style-name="T142">肉質層、意識層</text:span> 文件的 <text:span text:style-name="T142">神交</text:span> 的 <text:span text:style-name="T143">當代型意識層個體</text:span>）</text:p>
                </text:list-item>
              </text:list>
            </text:list-item>
            <text:list-item>
              <text:p text:style-name="P26">拜火教的 佛奇 有機率是，本書的 祖代型意識層個體。</text:p>
              <text:list>
                <text:list-item>
                  <text:p text:style-name="P398">（祖<text:span text:style-name="T181">代型意識層個體的 描述，</text:span>在 <text:span text:style-name="T142">肉質層、意識層</text:span> 文件的 <text:span text:style-name="T142">神交</text:span> 的 <text:span text:style-name="T143">祖代型意識層個體</text:span>）</text:p>
                </text:list-item>
              </text:list>
            </text:list-item>
            <text:list-item>
              <text:p text:style-name="P27">拜火教的 第<text:span text:style-name="T77">12000</text:span><text:span text:style-name="T180">年結算 有機率是，啟示錄的 末日審判。</text:span></text:p>
            </text:list-item>
          </text:list>
        </text:list-item>
        <text:list-item>
          <text:p text:style-name="P27"><text:bookmark-start text:name="溫度"/>溫度<text:bookmark-end text:name="溫度"/></text:p>
          <text:list>
            <text:list-item>
              <text:p text:style-name="P28"><text:span text:style-name="T78">某一特定個體 流動，其他個體 有機率感受到 </text:span><text:span text:style-name="T79">溫度降低</text:span><text:span text:style-name="T78">。</text:span></text:p>
              <text:list>
                <text:list-item>
                  <text:p text:style-name="P121">某一特定個體 的 明顯例子，空氣。</text:p>
                </text:list-item>
                <text:list-item>
                  <text:p text:style-name="P29"><text:span text:style-name="T78">溫度降低 的 原因很明顯，其他個體的 </text:span><text:span text:style-name="T81">感受到的</text:span><text:span text:style-name="T78">震動頻率 變低。</text:span></text:p>
                </text:list-item>
                <text:list-item>
                  <text:p text:style-name="P30"><text:span text:style-name="T78">溫度降低 的 原因很明顯，其他個體的 </text:span><text:span text:style-name="T81">感受到的波長 變長</text:span><text:span text:style-name="T78">。</text:span></text:p>
                  <text:list>
                    <text:list-item>
                      <text:p text:style-name="P122">明顯例子，假定，其他個體 靜止不動。</text:p>
                      <text:list>
                        <text:list-item>
                          <text:p text:style-name="P31"><text:span text:style-name="T78">假定，該個體的 振動頻率 是 </text:span><text:span text:style-name="T80">1</text:span><text:span text:style-name="T81">0000</text:span><text:span text:style-name="T80">（赫茲）。</text:span></text:p>
                          <text:list>
                            <text:list-item>
                              <text:p text:style-name="P36"><text:span text:style-name="T84">赫茲 = </text:span><text:span text:style-name="T80">次 / 秒。</text:span></text:p>
                            </text:list-item>
                          </text:list>
                        </text:list-item>
                        <text:list-item>
                          <text:p text:style-name="P28"><text:span text:style-name="T80">假定，該個體的 移動速率 是 </text:span><text:span text:style-name="T81">10000（公分/秒）。</text:span></text:p>
                          <text:list>
                            <text:list-item>
                              <text:p text:style-name="P36"><text:span text:style-name="T81">其他個體 感受到的 振動頻率 是 1</text:span><text:span text:style-name="T16">0000 / 10000（公分/秒）/（次/秒）。</text:span></text:p>
                            </text:list-item>
                            <text:list-item>
                              <text:p text:style-name="P37"><text:span text:style-name="T81">其他個體 感受到的 振動頻率 是 </text:span><text:span text:style-name="T83">1</text:span><text:span text:style-name="T16">（公分/次）。</text:span></text:p>
                            </text:list-item>
                            <text:list-item>
                              <text:p text:style-name="P124">其他個體 感受到 波長是1公分的 振動。</text:p>
                            </text:list-item>
                          </text:list>
                        </text:list-item>
                        <text:list-item>
                          <text:p text:style-name="P127">假定，某一特定電風扇個體 吹動 該個體。</text:p>
                          <text:list>
                            <text:list-item>
                              <text:p text:style-name="P128"><text:span text:style-name="T182">大尺度，</text:span>該個體 從 隨機運動 變成<text:span text:style-name="T182"> </text:span>朝向 某一特定方向 運動。</text:p>
                            </text:list-item>
                            <text:list-item>
                              <text:p text:style-name="P128"><text:span text:style-name="T182">小尺度，</text:span>該個體 從 大規模 隨機運動 變成 小規模 隨機運動。</text:p>
                            </text:list-item>
                          </text:list>
                        </text:list-item>
                        <text:list-item>
                          <text:p text:style-name="P32"><text:span text:style-name="T80">假定，該個體的 移動速率 變成 </text:span><text:span text:style-name="T81">10000</text:span><text:span text:style-name="T82">0000</text:span><text:span text:style-name="T81">（公分/秒）。</text:span></text:p>
                          <text:list>
                            <text:list-item>
                              <text:p text:style-name="P38"><text:span text:style-name="T81">其他個體 感受到的 振動頻率 是 1</text:span><text:span text:style-name="T16">0000</text:span><text:span text:style-name="T85">0000</text:span><text:span text:style-name="T16"> / 10000（公分/秒）/（次/秒）。</text:span></text:p>
                            </text:list-item>
                            <text:list-item>
                              <text:p text:style-name="P38"><text:span text:style-name="T81">其他個體 感受到的 振動頻率 是 </text:span><text:span text:style-name="T83">1</text:span><text:span text:style-name="T85">0000</text:span><text:span text:style-name="T16">（公分/次）。</text:span></text:p>
                            </text:list-item>
                            <text:list-item>
                              <text:p text:style-name="P39"><text:span text:style-name="T81">其他個體 感受到 波長是1</text:span><text:span text:style-name="T85">0000</text:span><text:span text:style-name="T81">公分的 振動。</text:span></text:p>
                            </text:list-item>
                          </text:list>
                        </text:list-item>
                        <text:list-item>
                          <text:p text:style-name="P40"><text:span text:style-name="T81">波長是1</text:span><text:span text:style-name="T85">0000</text:span><text:span text:style-name="T81">公分的振動</text:span><text:span text:style-name="T16"> 變化緩慢於 波長是1公分的振動。</text:span></text:p>
                          <text:list>
                            <text:list-item>
                              <text:p text:style-name="P40"><text:span text:style-name="T81">波長是1</text:span><text:span text:style-name="T85">0000</text:span><text:span text:style-name="T81">公分的振動 溫度低於 </text:span><text:span text:style-name="T16">波長是1公分的振動。</text:span></text:p>
                              <text:list>
                                <text:list-item>
                                  <text:p text:style-name="P125">溫度 是 動能的 顯性特徵。</text:p>
                                  <text:list>
                                    <text:list-item>
                                      <text:p text:style-name="P125">動能 越高，運動 越快，溫度 越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1"><text:span text:style-name="T81">波長是1</text:span><text:span text:style-name="T85">0000</text:span><text:span text:style-name="T81">公分的振動 振動頻率低於 </text:span><text:span text:style-name="T16">波長是1公分的振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心靈感應<text:span text:style-name="T183">（反制 法拉第籠）</text:span></text:p>
          <text:list>
            <text:list-item>
              <text:p text:style-name="P42"><text:span text:style-name="T92">心靈感應 是 </text:span><text:span text:style-name="T181">心電</text:span><text:span text:style-name="T74">感應、讀心。</text:span></text:p>
            </text:list-item>
            <text:list-item>
              <text:p text:style-name="P129">心靈感應的 個體 不是 看向 其他個體的 眼睛。</text:p>
            </text:list-item>
            <text:list-item>
              <text:p text:style-name="P130">心靈感應的 個體 是 看向 其他個體的 松果體。</text:p>
              <text:list>
                <text:list-item>
                  <text:p text:style-name="P131">松果體 是 遙視系統的 元件。</text:p>
                </text:list-item>
                <text:list-item>
                  <text:p text:style-name="P132">心靈感應的 個體 使用 鏡子，有機率 看向 自己的 松果體。</text:p>
                </text:list-item>
              </text:list>
            </text:list-item>
            <text:list-item>
              <text:p text:style-name="P133">心靈感應的 個體 是 使用 遙視系統，感測 其他個體的 意識層個體。</text:p>
            </text:list-item>
            <text:list-item>
              <text:p text:style-name="P134">心靈感應的 個體 是 使用 遙視系統，跟 其他個體的 第二層級（以上）意識體個體 交互作用。</text:p>
              <text:list>
                <text:list-item>
                  <text:p text:style-name="P135">越過、跳過、忽略 其他個體的 第一層級（以下）意識體個體。</text:p>
                </text:list-item>
                <text:list-item>
                  <text:p text:style-name="P135">直接跟 其他個體的 第二層級（以上）意識體個體 交互作用。</text:p>
                </text:list-item>
                <text:list-item>
                  <text:p text:style-name="P136">心靈感應的 個體 使用 意識層個體 直接跟，其他個體的 無意識 交互作用。</text:p>
                  <text:list>
                    <text:list-item>
                      <text:p text:style-name="P137">心靈感應的 個體 自己的。</text:p>
                      <text:list>
                        <text:list-item>
                          <text:p text:style-name="P137">第二層級（以上）、第一層級（以下）意識體個體 能夠 感測、交互作用。</text:p>
                          <text:list>
                            <text:list-item>
                              <text:p text:style-name="P137">能夠 是 無意識、潛意識、主意識 能夠。</text:p>
                            </text:list-item>
                            <text:list-item>
                              <text:p text:style-name="P138">感測、交互作用 是 單工、半雙工、雙工 感測、交互作用。</text:p>
                            </text:list-item>
                            <text:list-item>
                              <text:p text:style-name="P138">感測、交互作用 是 單方向、雙方向、同時互相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其他個體 自己的。</text:p>
                      <text:list>
                        <text:list-item>
                          <text:p text:style-name="P137">第二層級（以上）、第一層級（以下）意識體個體 有機率不能夠 感測、交互作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其他個體的 第三層級意識 有機率蘊含 零個（以上）第二層級意識層個體。</text:p>
              <text:list>
                <text:list-item>
                  <text:p text:style-name="P43"><text:span text:style-name="T74">該其他個體的 第</text:span><text:span text:style-name="T93">a</text:span><text:span text:style-name="T74">層級意識 有機率蘊含 零個（以上）第（</text:span><text:span text:style-name="T93">a-</text:span><text:span text:style-name="T95">1</text:span><text:span text:style-name="T93">）</text:span><text:span text:style-name="T74">層級意識層個體。</text:span></text:p>
                  <text:list>
                    <text:list-item>
                      <text:p text:style-name="P44"><text:span text:style-name="T74">n </text:span><text:span text:style-name="T16">&gt;</text:span><text:span text:style-name="T95">=</text:span><text:span text:style-name="T16"> a &gt; u。</text:span></text:p>
                      <text:list>
                        <text:list-item>
                          <text:p text:style-name="P140">n 是 該其他個體的 最高層級（意識層個體的）意識層。</text:p>
                        </text:list-item>
                        <text:list-item>
                          <text:p text:style-name="P45"><text:span text:style-name="T94">u</text:span><text:span text:style-name="T16"> 是 該其他個體的 最低層級（意識層個體的）意識層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塔羅牌</text:p>
          <text:list>
            <text:list-item>
              <text:p text:style-name="P46"><text:span text:style-name="T78">塔羅牌 </text:span><text:span text:style-name="T96">是 某一特定&lt;?2&gt;個體 請 &lt;?2&gt;神 使用 本能、傳承，進行 預言</text:span><text:span text:style-name="T78">。</text:span></text:p>
              <text:list>
                <text:list-item>
                  <text:p text:style-name="P141">&lt;?2&gt;神 是 &lt;?2&gt;個體。</text:p>
                </text:list-item>
                <text:list-item>
                  <text:p text:style-name="P142">本能、傳承 是 &lt;?2&gt;神的 本能、傳承。</text:p>
                  <text:list>
                    <text:list-item>
                      <text:p text:style-name="P143">明顯例子，第一層級法則（以上）的 本能、工具。</text:p>
                    </text:list-item>
                    <text:list-item>
                      <text:p text:style-name="P143">明顯例子，瞬移、時間旅行、遙視系統。</text:p>
                    </text:list-item>
                  </text:list>
                </text:list-item>
                <text:list-item>
                  <text:p text:style-name="P47"><text:span text:style-name="T96">明顯例子，</text:span><text:span text:style-name="T97">@superwom</text:span><text:span text:style-name="T98">a</text:span><text:span text:style-name="T97">nDiDi（YouTube）、@</text:span><text:span text:style-name="T136">gaiaaakx</text:span><text:span text:style-name="T97">（Y</text:span><text:span text:style-name="T135">ouTube</text:span><text:span text:style-name="T97">）。</text:span></text:p>
                </text:list-item>
              </text:list>
            </text:list-item>
          </text:list>
        </text:list-item>
        <text:list-item>
          <text:p text:style-name="P48">蟲洞</text:p>
          <text:list>
            <text:list-item>
              <text:p text:style-name="P99"><text:span text:style-name="T148">假定，某一特定個體 </text:span><text:span text:style-name="T21">是 2維</text:span><text:span text:style-name="T148">個體。</text:span></text:p>
            </text:list-item>
            <text:list-item>
              <text:p text:style-name="P48">假定，該個體 是 電磁波。</text:p>
            </text:list-item>
            <text:list-item>
              <text:p text:style-name="P99"><text:span text:style-name="T148">假定，某一特定球體 是</text:span><text:span text:style-name="T21"> </text:span><text:span text:style-name="T22">3</text:span><text:span text:style-name="T149">維的</text:span><text:span text:style-name="T148">空心球體。</text:span></text:p>
            </text:list-item>
            <text:list-item>
              <text:p text:style-name="P48">假定，該球體 是 法拉第籠。</text:p>
            </text:list-item>
            <text:list-item>
              <text:p text:style-name="P48">假定，該個體 存在的 世界 是 該球體的 內側。</text:p>
              <text:list>
                <text:list-item>
                  <text:p text:style-name="P99"><text:span text:style-name="T148">該個體 在（</text:span><text:span text:style-name="T23">世界的）表面 傳遞運動。</text:span></text:p>
                  <text:list>
                    <text:list-item>
                      <text:p text:style-name="P144">表面 是 2維。</text:p>
                    </text:list-item>
                    <text:list-item>
                      <text:p text:style-name="P145">表面 是 該球體的 內側的 表面。</text:p>
                    </text:list-item>
                    <text:list-item>
                      <text:p text:style-name="P146">傳遞運動 的 抽象例子，傳導、對流。</text:p>
                    </text:list-item>
                  </text:list>
                </text:list-item>
                <text:list-item>
                  <text:p text:style-name="P144">假定，該個體的 本能、傳承 夠高。</text:p>
                  <text:list>
                    <text:list-item>
                      <text:p text:style-name="P100"><text:span text:style-name="T23">該個體 有機率脫離 </text:span><text:span text:style-name="T21">世界的 表面，騰空 運動。</text:span></text:p>
                    </text:list-item>
                  </text:list>
                </text:list-item>
                <text:list-item>
                  <text:p text:style-name="P148">該個體 從 世界的，某一特定位置 到達 另一個某一特定位置。</text:p>
                  <text:list>
                    <text:list-item>
                      <text:p text:style-name="P148">該個體 有機率認定 該方法、該路徑 是 蟲洞。</text:p>
                    </text:list-item>
                    <text:list-item>
                      <text:p text:style-name="P148">實際上，該個體 沒有 挖洞。</text:p>
                    </text:list-item>
                    <text:list-item>
                      <text:p text:style-name="P101"><text:span text:style-name="T21">實際上，該個體，脫離表面 →</text:span><text:span text:style-name="T24"> </text:span><text:span text:style-name="T21">騰空運動 →</text:span><text:span text:style-name="T24"> </text:span><text:span text:style-name="T21">到達表面。</text:span></text:p>
                      <text:list>
                        <text:list-item>
                          <text:p text:style-name="P149">騰空運動 的 抽象例子，輻射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假定，該個體 存在的 世界 是 該球體的 外側。</text:p>
              <text:list>
                <text:list-item>
                  <text:p text:style-name="P151">假定，該個體的 本能、傳承 夠高。</text:p>
                  <text:list>
                    <text:list-item>
                      <text:p text:style-name="P151">該個體，從 該球體的內側 到達 該球體的外側。</text:p>
                    </text:list-item>
                  </text:list>
                </text:list-item>
                <text:list-item>
                  <text:p text:style-name="P150">該個體 有機率從 該球體 到達 其他球體、其他方體、其他世界。</text:p>
                  <text:list>
                    <text:list-item>
                      <text:p text:style-name="P150">該個體 有機率認定 該方法 是 時間旅行、空間旅行、時空旅行。</text:p>
                    </text:list-item>
                    <text:list-item>
                      <text:p text:style-name="P150">假定，兩個世界 之間，沒有 接觸。</text:p>
                      <text:list>
                        <text:list-item>
                          <text:p text:style-name="P102"><text:span text:style-name="T21">該個體，脫離（第一個世界的）表面 →</text:span><text:span text:style-name="T25"> 騰空運動 → 到達（第二個世界的）表面。</text:span></text:p>
                        </text:list-item>
                      </text:list>
                    </text:list-item>
                    <text:list-item>
                      <text:p text:style-name="P152">假定，兩個世界 之間，有 接觸。</text:p>
                      <text:list>
                        <text:list-item>
                          <text:p text:style-name="P102"><text:span text:style-name="T21">該個體，脫離表面 →</text:span><text:span text:style-name="T25"> 傳遞運動 → 到達表面。</text:span></text:p>
                          <text:list>
                            <text:list-item>
                              <text:p text:style-name="P147">傳遞運動 的 抽象例子，傳導、對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該球體 與 另一個球體。</text:p>
              <text:list>
                <text:list-item>
                  <text:p text:style-name="P152">該球體 有機率包含 另一個球體。</text:p>
                  <text:list>
                    <text:list-item>
                      <text:p text:style-name="P102"><text:span text:style-name="T21">另一個球體 </text:span><text:span text:style-name="T26">是</text:span><text:span text:style-name="T21"> 另一個 球體、某一特定形狀的個體、世界。</text:span></text:p>
                    </text:list-item>
                    <text:list-item>
                      <text:p text:style-name="P152">明顯例子，俄羅斯娃娃。</text:p>
                    </text:list-item>
                    <text:list-item>
                      <text:p text:style-name="P153">該個體 有機率從 該球體的內側 到達 該另一個球體的外側。</text:p>
                    </text:list-item>
                  </text:list>
                </text:list-item>
                <text:list-item>
                  <text:p text:style-name="P153">另一個球體 有機率包含 該球體。</text:p>
                  <text:list>
                    <text:list-item>
                      <text:p text:style-name="P154">該個體 有機率從 該球體的外側 到達 該另一個球體的內側。</text:p>
                    </text:list-item>
                  </text:list>
                </text:list-item>
                <text:list-item>
                  <text:p text:style-name="P154">該球體、另一個球體 有機率沒有 包含關係。</text:p>
                  <text:list>
                    <text:list-item>
                      <text:p text:style-name="P154">該個體 有機率認定 該球體、該另一個球體 是 不同球體、平行世界、平行宇宙。</text:p>
                    </text:list-item>
                    <text:list-item>
                      <text:p text:style-name="P155">不同球體 有機率有 不同 形狀、大小、顏色、重量、狀態、蘊含、材料特性、交互作用。</text:p>
                      <text:list>
                        <text:list-item>
                          <text:p text:style-name="P155">交互作用 是 該球體、該球體的外在環境 的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49">另一個球體 有機率不是 封閉球面。</text:p>
                  <text:list>
                    <text:list-item>
                      <text:p text:style-name="P156">該個體 有機率從 該球體 到達 該另一個球體的外側。</text:p>
                      <text:list>
                        <text:list-item>
                          <text:p text:style-name="P156">該球體 是 該球體的 內側、外側。</text:p>
                        </text:list-item>
                      </text:list>
                    </text:list-item>
                    <text:list-item>
                      <text:p text:style-name="P156">該個體 有機率從 該球體 到達 該另一個球體的內側。</text:p>
                      <text:list>
                        <text:list-item>
                          <text:p text:style-name="P156">明顯例子，騰空運動 的時候，穿越 該另一個球體的 開口，到達 該內側。</text:p>
                        </text:list-item>
                      </text:list>
                    </text:list-item>
                  </text:list>
                </text:list-item>
                <text:list-item>
                  <text:p text:style-name="P49">該球體的 內徑、外徑 有機率 不同。</text:p>
                </text:list-item>
                <text:list-item>
                  <text:p text:style-name="P49">假定，該球體的 內徑、外徑 不同。</text:p>
                  <text:list>
                    <text:list-item>
                      <text:p text:style-name="P156">該球體的表面 有 某一特定厚度、某一特定深度。</text:p>
                    </text:list-item>
                    <text:list-item>
                      <text:p text:style-name="P157">該個體 有機率存在 在 該球體的裡面。</text:p>
                      <text:list>
                        <text:list-item>
                          <text:p text:style-name="P157">該球體的裡面 是 該球體的 外側、內側 之間。</text:p>
                        </text:list-item>
                      </text:list>
                    </text:list-item>
                  </text:list>
                </text:list-item>
                <text:list-item>
                  <text:p text:style-name="P50">該球體 有機率不是 薄片型空心球體。</text:p>
                  <text:list>
                    <text:list-item>
                      <text:p text:style-name="P157">該球體 有機率是 智慧球結構。</text:p>
                    </text:list-item>
                    <text:list-item>
                      <text:p text:style-name="P157">該球體 有機率是 蜂巢結構。</text:p>
                    </text:list-item>
                    <text:list-item>
                      <text:p text:style-name="P157">該球體 有機率是 實體結構。</text:p>
                    </text:list-item>
                  </text:list>
                </text:list-item>
              </text:list>
            </text:list-item>
            <text:list-item>
              <text:p text:style-name="P157">電子、帶電粒子 <text:span text:style-name="T301">↔</text:span><text:span text:style-name="T187"> 肉質層。</text:span></text:p>
              <text:list>
                <text:list-item>
                  <text:p text:style-name="P157">光、電磁波 <text:span text:style-name="T301">↔</text:span><text:span text:style-name="T187"> 意識層。</text:span></text:p>
                </text:list-item>
                <text:list-item>
                  <text:p text:style-name="P157">光 進入 電子 <text:span text:style-name="T302">↔</text:span><text:span text:style-name="T188"> 本代型意識層個體 進入 肉質層個體。</text:span><text:span text:style-name="T3">（玩家型NPC、玩家 進入 NPC）</text:span></text:p>
                </text:list-item>
                <text:list-item>
                  <text:p text:style-name="P51">光 離開 電子 <text:span text:style-name="T303">↔</text:span><text:span text:style-name="T189"> 意識層個體 離開 肉質層個體。</text:span></text:p>
                  <text:list>
                    <text:list-item>
                      <text:p text:style-name="P51">意識層個體 是 祖代型意識層個體、本代型意識層個體。</text:p>
                      <text:list>
                        <text:list-item>
                          <text:p text:style-name="P51">祖代型意識層個體 是 該肉質層個體的 意識層。</text:p>
                          <text:list>
                            <text:list-item>
                              <text:p text:style-name="P51"><text:span text:style-name="T16">&lt;?</text:span><text:span text:style-name="T109">2&gt;</text:span><text:span text:style-name="T190">個體 有機率認定，祖代型意識層個體 是（該肉質層個體的）</text:span>靈魂。</text:p>
                            </text:list-item>
                          </text:list>
                        </text:list-item>
                        <text:list-item>
                          <text:p text:style-name="P52">本代型意識層個體 是 進入 該肉質層個體的 意識層個體。</text:p>
                          <text:list>
                            <text:list-item>
                              <text:p text:style-name="P52"><text:span text:style-name="T16">&lt;?</text:span><text:span text:style-name="T109">2&gt;</text:span><text:span text:style-name="T190">個體 有機率認定，祖代型意識層個體 是（該肉質層個體的）</text:span>靈魂導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"><text:bookmark-start text:name="超光速"/>超光速<text:bookmark-end text:name="超光速"/></text:p>
          <text:list>
            <text:list-item>
              <text:p text:style-name="P51">明顯例子，拉伸 空間，空間節點密度 變稀疏，（人類認定的）時間 變快。</text:p>
              <text:list>
                <text:list-item>
                  <text:p text:style-name="P51">相同能量，空間節點密度 越稀疏，運動 越快。</text:p>
                </text:list-item>
                <text:list-item>
                  <text:p text:style-name="P53">明顯例子，假定，存在 兩個空間。</text:p>
                  <text:list>
                    <text:list-item>
                      <text:p text:style-name="P103"><text:span text:style-name="T150">假定，空間節點密度，第一個空間 更稀疏於 第二個空間</text:span><text:span text:style-name="T151">。</text:span></text:p>
                    </text:list-item>
                    <text:list-item>
                      <text:p text:style-name="P54">假定，某一特定個體 在 第一個空間，做 光速運動。</text:p>
                    </text:list-item>
                    <text:list-item>
                      <text:p text:style-name="P54">對於 第一個空間的 其他個體 來說，該個體 做 光速運動。</text:p>
                    </text:list-item>
                    <text:list-item>
                      <text:p text:style-name="P55">對於 第二個空間的 其他個體 來說，該個體 做 超光速運動。</text:p>
                    </text:list-item>
                  </text:list>
                </text:list-item>
              </text:list>
            </text:list-item>
            <text:list-item>
              <text:p text:style-name="P55">明顯例子，順著 空間運動 移動，反都普勒效應。</text:p>
              <text:list>
                <text:list-item>
                  <text:p text:style-name="P56">明顯例子，空氣 不是 原地不動，傳遞 聲音、能量、個體。</text:p>
                  <text:list>
                    <text:list-item>
                      <text:p text:style-name="P56">空氣 是 朝向 波運動的方向 運動，傳遞 聲音、能量、個體。</text:p>
                      <text:list>
                        <text:list-item>
                          <text:p text:style-name="P56">波 順著 空氣 運動的方向 運動。</text:p>
                          <text:list>
                            <text:list-item>
                              <text:p text:style-name="P56">明顯例子，帆船。</text:p>
                            </text:list-item>
                          </text:list>
                        </text:list-item>
                        <text:list-item>
                          <text:p text:style-name="P56">波 帶動 空氣 運動。</text:p>
                          <text:list>
                            <text:list-item>
                              <text:p text:style-name="P56">明顯例子，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假定，波的速度、空氣運動的速度 是 同一個方向。</text:p>
                    </text:list-item>
                    <text:list-item>
                      <text:p text:style-name="P56">發聲個體、波 的速度 越大於 空氣運動的速度，都普勒效應 越明顯。</text:p>
                    </text:list-item>
                    <text:list-item>
                      <text:p text:style-name="P57">發聲個體、波 的速度 越等於 空氣運動的速度，都普勒效應、反都普勒效應 越不明顯。</text:p>
                    </text:list-item>
                    <text:list-item>
                      <text:p text:style-name="P57">發聲個體、波 的速度 越小於 空氣運動的速度，反都普勒效應 越明顯。</text:p>
                    </text:list-item>
                    <text:list-item>
                      <text:p text:style-name="P56">明顯例子，救護車。</text:p>
                      <text:list>
                        <text:list-item>
                          <text:p text:style-name="P58">速度，救護車、聲波 越大於 空氣運動，都普勒效應 越明顯。</text:p>
                        </text:list-item>
                        <text:list-item>
                          <text:p text:style-name="P58">速度，救護車、聲波 越等於 空氣運動，都普勒效應、反都普勒效應 越不明顯。</text:p>
                        </text:list-item>
                        <text:list-item>
                          <text:p text:style-name="P58">速度，救護車、聲波 越小於 空氣運動，反都普勒效應 越明顯。</text:p>
                        </text:list-item>
                        <text:list-item>
                          <text:p text:style-name="P104"><text:span text:style-name="T151">速度 </text:span><text:span text:style-name="T304">↔</text:span><text:span text:style-name="T156"> 速度。</text:span></text:p>
                        </text:list-item>
                        <text:list-item>
                          <text:p text:style-name="P104"><text:span text:style-name="T151">救護車 </text:span><text:span text:style-name="T305">↔</text:span><text:span text:style-name="T152">（蘊含 某一特</text:span><text:span text:style-name="T28">定&lt;?</text:span><text:span text:style-name="T31">2&gt;</text:span><text:span text:style-name="T155">個體 的）</text:span><text:span text:style-name="T152">某一</text:span><text:span text:style-name="T28">特定&lt;?</text:span><text:span text:style-name="T30">3&gt;個</text:span><text:span text:style-name="T154">體。</text:span></text:p>
                        </text:list-item>
                        <text:list-item>
                          <text:p text:style-name="P104"><text:span text:style-name="T152">聲波 </text:span><text:span text:style-name="T305">↔</text:span><text:span text:style-name="T152"> 該</text:span><text:span text:style-name="T28">&lt;?</text:span><text:span text:style-name="T29">2&gt;</text:span><text:span text:style-name="T153">個體。</text:span></text:p>
                        </text:list-item>
                        <text:list-item>
                          <text:p text:style-name="P59">空氣運動 <text:span text:style-name="T293">↔</text:span> 空間運動。</text:p>
                        </text:list-item>
                        <text:list-item>
                          <text:p text:style-name="P104"><text:span text:style-name="T152">都普勒效應 </text:span><text:span text:style-name="T306">↔</text:span><text:span text:style-name="T157"> 速度越快，運動越慢。</text:span></text:p>
                          <text:list>
                            <text:list-item>
                              <text:p text:style-name="P60">逆風而行。</text:p>
                            </text:list-item>
                          </text:list>
                        </text:list-item>
                        <text:list-item>
                          <text:p text:style-name="P60">反都普勒效應 <text:span text:style-name="T293">↔</text:span> 速度越快，運動越快。</text:p>
                          <text:list>
                            <text:list-item>
                              <text:p text:style-name="P59">順風而行。</text:p>
                            </text:list-item>
                            <text:list-item>
                              <text:p text:style-name="P105"><text:span text:style-name="T27">（</text:span><text:span text:style-name="T152">存在 /</text:span><text:span text:style-name="T27">（存在 + 變化））越小，</text:span><text:span text:style-name="T151">反都普勒效應 越明顯。</text:span></text:p>
                              <text:list>
                                <text:list-item>
                                  <text:p text:style-name="P106"><text:span text:style-name="T151">存在 </text:span><text:span text:style-name="T307">↔</text:span><text:span text:style-name="T158"> </text:span><text:span text:style-name="T152">該</text:span><text:span text:style-name="T28">&lt;?</text:span><text:span text:style-name="T29">2&gt;</text:span><text:span text:style-name="T153">個體</text:span><text:span text:style-name="T158">的 速度。</text:span></text:p>
                                </text:list-item>
                                <text:list-item>
                                  <text:p text:style-name="P61">變化 <text:span text:style-name="T293">↔</text:span> 空間運動的 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明顯例子，假定，某一特定繩子 沒有 固定起來。</text:p>
              <text:list>
                <text:list-item>
                  <text:p text:style-name="P62">假定，該繩子（傳遞 力、繩波、能量）的 速度，是 繩速。</text:p>
                  <text:list>
                    <text:list-item>
                      <text:p text:style-name="P62">繩速 是 某一特定速度。</text:p>
                    </text:list-item>
                    <text:list-item>
                      <text:p text:style-name="P62">繩速 相依於 繩子的 材料特性。</text:p>
                    </text:list-item>
                  </text:list>
                </text:list-item>
                <text:list-item>
                  <text:p text:style-name="P63">假定，該<text:span text:style-name="T212">繩子 是由 </text:span><text:span text:style-name="T213">n段小繩子（連續）組成</text:span>。</text:p>
                </text:list-item>
                <text:list-item>
                  <text:p text:style-name="P62">假定，某一特定個體 上下擺動 該繩子。</text:p>
                  <text:list>
                    <text:list-item>
                      <text:p text:style-name="P64">假定，該個體 上下擺動（該繩子）的 速度 &gt; 繩速。</text:p>
                    </text:list-item>
                    <text:list-item>
                      <text:p text:style-name="P64"><text:span text:style-name="T17">第</text:span><text:span text:style-name="T66">i段的力 來不及傳遞到 第（i+1）段小繩子。</text:span></text:p>
                      <text:list>
                        <text:list-item>
                          <text:p text:style-name="P68"><text:span text:style-name="T17">n </text:span><text:span text:style-name="T285">≥</text:span><text:span text:style-name="T17"> </text:span><text:span text:style-name="T66">i</text:span><text:span text:style-name="T17"> </text:span><text:span text:style-name="T285">≥</text:span><text:span text:style-name="T17"> 1</text:span><text:span text:style-name="T66">。</text:span></text:p>
                        </text:list-item>
                        <text:list-item>
                          <text:p text:style-name="P69"><text:span text:style-name="T66">第（i+1）段小繩子 </text:span><text:span text:style-name="T67">來不及反應</text:span><text:span text:style-name="T66">。</text:span></text:p>
                        </text:list-item>
                      </text:list>
                    </text:list-item>
                    <text:list-item>
                      <text:p text:style-name="P158">（繩子）上下（變化的）速度 &gt;（力 的）前進速度。</text:p>
                      <text:list>
                        <text:list-item>
                          <text:p text:style-name="P70"><text:span text:style-name="T215">上下（變化的）速度 越快</text:span><text:span text:style-name="T211">，繩子</text:span><text:span text:style-name="T214">（投影到 地面）的 影子 越短</text:span><text:span text:style-name="T66">。</text:span></text:p>
                          <text:list>
                            <text:list-item>
                              <text:p text:style-name="P159">繩子的 頻率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9">該繩子的運動速度、（該繩子 蘊含的）力的運動速度 不是 同一個個體。</text:p>
                      <text:list>
                        <text:list-item>
                          <text:p text:style-name="P160">明顯例子。</text:p>
                          <text:list>
                            <text:list-item>
                              <text:p text:style-name="P160">假定，該個體 緩慢 上下擺動 繩子。</text:p>
                              <text:list>
                                <text:list-item>
                                  <text:p text:style-name="P160">（該繩子 蘊含的）力的 速度 = 繩速。</text:p>
                                </text:list-item>
                              </text:list>
                            </text:list-item>
                            <text:list-item>
                              <text:p text:style-name="P160">假定，該個體 快速 上下擺動 繩子。</text:p>
                              <text:list>
                                <text:list-item>
                                  <text:p text:style-name="P160">（該繩子 蘊含的）力的 速度（仍然）= 繩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明顯例子，假定，空間 蘊含 空氣、球。</text:p>
              <text:list>
                <text:list-item>
                  <text:p text:style-name="P64">假定，空氣 蘊含 力。</text:p>
                </text:list-item>
                <text:list-item>
                  <text:p text:style-name="P64">力的 速度 是 音速。</text:p>
                  <text:list>
                    <text:list-item>
                      <text:p text:style-name="P64">力 在做 等速度運動。</text:p>
                    </text:list-item>
                  </text:list>
                </text:list-item>
                <text:list-item>
                  <text:p text:style-name="P64">假定，空氣 在做 等速度運動。</text:p>
                  <text:list>
                    <text:list-item>
                      <text:p text:style-name="P64">力（相對於 空氣）的 速度（仍然）是 音速。</text:p>
                    </text:list-item>
                    <text:list-item>
                      <text:p text:style-name="P65">力（相對於 空氣）（仍然）在做 等速度運動。</text:p>
                    </text:list-item>
                  </text:list>
                </text:list-item>
                <text:list-item>
                  <text:p text:style-name="P66">假定，空氣的 速度 是 超音速。</text:p>
                  <text:list>
                    <text:list-item>
                      <text:p text:style-name="P66">力（相對於 空氣）的 速度（仍然）是 音速。</text:p>
                    </text:list-item>
                    <text:list-item>
                      <text:p text:style-name="P66">力（相對於 空氣）（仍然）在做 等速度運動。</text:p>
                    </text:list-item>
                  </text:list>
                </text:list-item>
                <text:list-item>
                  <text:p text:style-name="P71">假定，球的 速度 超過 音速。</text:p>
                  <text:list>
                    <text:list-item>
                      <text:p text:style-name="P71">假定，球 在做 超音速運動。</text:p>
                      <text:list>
                        <text:list-item>
                          <text:p text:style-name="P71">球的 速度 是 超音速。</text:p>
                        </text:list-item>
                      </text:list>
                    </text:list-item>
                    <text:list-item>
                      <text:p text:style-name="P61">速度，球<text:span text:style-name="T17"> &gt; </text:span>力。</text:p>
                      <text:list>
                        <text:list-item>
                          <text:p text:style-name="P61">力 被 球 甩在後面。</text:p>
                          <text:list>
                            <text:list-item>
                              <text:p text:style-name="P61">力 被蘊含，（球 前方的）空氣 →<text:span text:style-name="T349"> 球 →（球 後方的）空氣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球 使用 最新的力、最小距離力、（球、空氣 之間）距離最近的力 推動 空氣。</text:p>
                      <text:list>
                        <text:list-item>
                          <text:p text:style-name="P61">最新的力 是 <text:span text:style-name="T17">第</text:span><text:span text:style-name="T68">0秒</text:span><text:span text:style-name="T350">的 力。</text:span></text:p>
                        </text:list-item>
                        <text:list-item>
                          <text:p text:style-name="P61">已知，球的 速度 &gt; 音速。</text:p>
                        </text:list-item>
                        <text:list-item>
                          <text:p text:style-name="P67">已知，空氣 蘊含 力。</text:p>
                          <text:list>
                            <text:list-item>
                              <text:p text:style-name="P61">空氣 蘊含（球（移動、運動、超音速運動）產生的）力（、聲音）。</text:p>
                            </text:list-item>
                            <text:list-item>
                              <text:p text:style-name="P61">空氣 蘊含 第<text:span text:style-name="T137">t</text:span><text:span text:style-name="T351">秒的力。</text:span></text:p>
                              <text:list>
                                <text:list-item>
                                  <text:p text:style-name="P72"><text:span text:style-name="T16">t = 0</text:span>，力 推動 空氣。</text:p>
                                  <text:list>
                                    <text:list-item>
                                      <text:p text:style-name="P73">速度，球 <text:span text:style-name="T286">≥</text:span> <text:span text:style-name="T17">空氣</text:span>。</text:p>
                                    </text:list-item>
                                    <text:list-item>
                                      <text:p text:style-name="P86">球的 速度 越高，（球 前方的）空氣 蘊含 力的 時間 越短。</text:p>
                                      <text:list>
                                        <text:list-item>
                                          <text:p text:style-name="P74"><text:span text:style-name="T17">距離，最新的力 &lt; 舊有的力</text:span>。</text:p>
                                        </text:list-item>
                                        <text:list-item>
                                          <text:p text:style-name="P75">距離，<text:span text:style-name="T17">（</text:span><text:span text:style-name="T72">t=0</text:span><text:span text:style-name="T17">）</text:span><text:span text:style-name="T73">的力</text:span><text:span text:style-name="T17"> &lt;（</text:span><text:span text:style-name="T72">t&gt;0</text:span><text:span text:style-name="T17">）</text:span><text:span text:style-name="T71">的</text:span>力。</text:p>
                                          <text:list>
                                            <text:list-item>
                                              <text:p text:style-name="P87"><text:span text:style-name="T17">t 越大，力、球 之間的 距離 越遠</text:span>。</text:p>
                                            </text:list-item>
                                            <text:list-item>
                                              <text:p text:style-name="P87"><text:span text:style-name="T17">t 越大，力 越是被 球 甩在後面</text:span>。</text:p>
                                            </text:list-item>
                                            <text:list-item>
                                              <text:p text:style-name="P88"><text:span text:style-name="T72">t = 0，</text:span><text:span text:style-name="T352">（球 前方的）空氣 蘊含 力</text:span>。</text:p>
                                            </text:list-item>
                                            <text:list-item>
                                              <text:p text:style-name="P88"><text:span text:style-name="T72">t &gt; 0，</text:span><text:span text:style-name="T17">球 蘊含 力</text:span>。</text:p>
                                            </text:list-item>
                                            <text:list-item>
                                              <text:p text:style-name="P88"><text:span text:style-name="T72">t &gt; 0，</text:span><text:span text:style-name="T352">（球 後方的）空氣</text:span><text:span text:style-name="T17"> 蘊含 力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16">t &gt; 0</text:span>，力 被 球 甩在後面。</text:p>
                                  <text:list>
                                    <text:list-item>
                                      <text:p text:style-name="P72">力的 速度（相對於 靜止的空氣）是 音速。</text:p>
                                    </text:list-item>
                                    <text:list-item>
                                      <text:p text:style-name="P76">球的 速度（相對於 靜止的空氣）是 超音速。</text:p>
                                    </text:list-item>
                                    <text:list-item>
                                      <text:p text:style-name="P77">被推動的空氣的 速度（相對於 靜止的空氣）有機率 超音速。</text:p>
                                    </text:list-item>
                                    <text:list-item>
                                      <text:p text:style-name="P399"><text:span text:style-name="T348">已知，力 被蘊含，（球 前方的）空氣 → 球 →（球 後方的）空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8">明顯例子，被推動的空氣的 速度（相對於 靜止的空氣）超越 音速 的時候。</text:p>
                                  <text:list>
                                    <text:list-item>
                                      <text:p text:style-name="P78">出現的 現象、景象。</text:p>
                                    </text:list-item>
                                  </text:list>
                                </text:list-item>
                                <text:list-item>
                                  <text:p text:style-name="P79">明顯例子，空氣（本身）的 加速度 超越 音速 的時候，出現的 現象、場景。</text:p>
                                </text:list-item>
                                <text:list-item>
                                  <text:p text:style-name="P78">明顯例子，被推動的空間的 速度（相對於 靜止的空間）超越 光速 的時候。</text:p>
                                  <text:list>
                                    <text:list-item>
                                      <text:p text:style-name="P78">出現的 現象、景象。</text:p>
                                    </text:list-item>
                                  </text:list>
                                </text:list-item>
                                <text:list-item>
                                  <text:p text:style-name="P80">明顯例子，空間（本身）的 加速度 超越 光速 的時候，出現的 現象、場景。</text:p>
                                </text:list-item>
                                <text:list-item>
                                  <text:p text:style-name="P81">抽象例子，黑洞 視界 之內，出現的 現象、場景。</text:p>
                                  <text:list>
                                    <text:list-item>
                                      <text:p text:style-name="P81">越靠近 黑洞，力 越大。</text:p>
                                      <text:list>
                                        <text:list-item>
                                          <text:p text:style-name="P81">加壓現象。</text:p>
                                        </text:list-item>
                                        <text:list-item>
                                          <text:p text:style-name="P81">紫移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1"><text:span text:style-name="T16">&lt;?</text:span><text:span text:style-name="T138">a</text:span><text:span text:style-name="T140">&gt;個體 有機率變成</text:span><text:span text:style-name="T16"> &lt;?</text:span><text:span text:style-name="T141">(</text:span><text:span text:style-name="T138">a+</text:span><text:span text:style-name="T139">b</text:span><text:span text:style-name="T141">)</text:span><text:span text:style-name="T140">&gt;個</text:span><text:span text:style-name="T353">體。</text:span></text:p>
                                      <text:list>
                                        <text:list-item>
                                          <text:p text:style-name="P82"><text:span text:style-name="T354">a</text:span><text:span text:style-name="T139">n </text:span><text:span text:style-name="T134">≥</text:span><text:span text:style-name="T139"> a+b </text:span><text:span text:style-name="T134">≥</text:span><text:span text:style-name="T139"> a </text:span><text:span text:style-name="T134">≥</text:span><text:span text:style-name="T139"> </text:span><text:span text:style-name="T354">a</text:span><text:span text:style-name="T139">u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音速<text:span text:style-name="T181"> </text:span><text:span text:style-name="T300">↔</text:span><text:span text:style-name="T179"> 光速</text:span>。</text:p>
                  <text:list>
                    <text:list-item>
                      <text:p text:style-name="P83">超音速<text:span text:style-name="T181"> </text:span><text:span text:style-name="T300">↔</text:span><text:span text:style-name="T179"> 超光速</text:span>。</text:p>
                    </text:list-item>
                    <text:list-item>
                      <text:p text:style-name="P83">球<text:span text:style-name="T181"> </text:span><text:span text:style-name="T300">↔</text:span><text:span text:style-name="T179"> </text:span><text:span text:style-name="T69">&lt;?3&gt;載</text:span><text:span text:style-name="T179">具</text:span>。</text:p>
                    </text:list-item>
                    <text:list-item>
                      <text:p text:style-name="P83">空氣<text:span text:style-name="T181"> </text:span><text:span text:style-name="T300">↔</text:span><text:span text:style-name="T179"> 空間</text:span>。</text:p>
                    </text:list-item>
                    <text:list-item>
                      <text:p text:style-name="P83">力<text:span text:style-name="T181"> </text:span><text:span text:style-name="T300">↔</text:span><text:span text:style-name="T179">（人類 認定的）物質、能量</text:span>。</text:p>
                    </text:list-item>
                    <text:list-item>
                      <text:p text:style-name="P84">明顯例子<text:span text:style-name="T17">，&lt;?</text:span><text:span text:style-name="T70">3&gt;載具（的 內殼區）蘊含 駕駛個體、</text:span><text:span text:style-name="T179">（人類 認定的）物質、能量</text:span><text:span text:style-name="T17">。</text:span></text:p>
                      <text:list>
                        <text:list-item>
                          <text:p text:style-name="P84"><text:span text:style-name="T17">&lt;?</text:span><text:span text:style-name="T70">3&gt;載</text:span><text:span text:style-name="T352">具的（外殼、內殼 之間的）真空區 形成 空間型真空。</text:span></text:p>
                        </text:list-item>
                        <text:list-item>
                          <text:p text:style-name="P85"><text:span text:style-name="T17">&lt;?</text:span><text:span text:style-name="T70">3&gt;載具的 外殼</text:span><text:span text:style-name="T352">區 超光速運動、加速度運動。</text:span></text:p>
                        </text:list-item>
                        <text:list-item>
                          <text:p text:style-name="P214"><text:span text:style-name="T107">&lt;?</text:span><text:span text:style-name="T108">3&gt;載具</text:span><text:span text:style-name="T239">的 內殼區 慣性運動、等加速度運動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bookmark-start text:name="性本論"/>性本論<text:bookmark-end text:name="性本論"/></text:p>
          <text:list>
            <text:list-item>
              <text:p text:style-name="P196">莊子，性本論。</text:p>
              <text:list>
                <text:list-item>
                  <text:p text:style-name="P196">孟子，性善論。</text:p>
                </text:list-item>
                <text:list-item>
                  <text:p text:style-name="P196">荀子，性惡論。</text:p>
                </text:list-item>
              </text:list>
            </text:list-item>
            <text:list-item>
              <text:p text:style-name="P197">善、惡 是 外物。</text:p>
              <text:list>
                <text:list-item>
                  <text:p text:style-name="P198">善、惡 是 孟子、荀子 認定的 善、惡。</text:p>
                </text:list-item>
                <text:list-item>
                  <text:p text:style-name="P198">善、惡 是 孟子、荀子、群體 認定的、制定的 標準。</text:p>
                </text:list-item>
                <text:list-item>
                  <text:p text:style-name="P197">外物 是 莊子 認定的 外物。</text:p>
                </text:list-item>
              </text:list>
            </text:list-item>
            <text:list-item>
              <text:p text:style-name="P194">每個 層級、物種、個體 都有 自己的 本心。</text:p>
              <text:list>
                <text:list-item>
                  <text:p text:style-name="P194">本心 不是 剛體。</text:p>
                </text:list-item>
                <text:list-item>
                  <text:p text:style-name="P194">某一特定個體的 本心 極端強烈相依於，該個體的 當下 狀態、情境。</text:p>
                </text:list-item>
                <text:list-item>
                  <text:p text:style-name="P194">相同的 某一特定 特徵、指標、蘊含 的群體，有機率使用 統計，獲得 平均本心。</text:p>
                  <text:list>
                    <text:list-item>
                      <text:p text:style-name="P194">明顯例子，大數法則、常態分佈。</text:p>
                    </text:list-item>
                    <text:list-item>
                      <text:p text:style-name="P199">明顯例子，相同層級 的群體 有機率使用 統計，獲得 平均本心。</text:p>
                    </text:list-item>
                    <text:list-item>
                      <text:p text:style-name="P199">明顯例子，相同物種 的群體 有機率使用 統計，獲得 平均本心。</text:p>
                    </text:list-item>
                    <text:list-item>
                      <text:p text:style-name="P200">明顯例子，相同文明 的群體 有機率使用 統計，獲得 平均本心。</text:p>
                    </text:list-item>
                    <text:list-item>
                      <text:p text:style-name="P200">明顯例子，<text:span text:style-name="T17">遵循 </text:span><text:span text:style-name="T33">3</text:span><text:span text:style-name="T184">個標準差以內的 本心 是 善。</text:span></text:p>
                    </text:list-item>
                    <text:list-item>
                      <text:p text:style-name="P200">明顯例子，遵<text:span text:style-name="T17">循 3個</text:span>標準差以外的 本心 是 惡。</text:p>
                      <text:list>
                        <text:list-item>
                          <text:p text:style-name="P201">明顯例子，假定，養魚 是 遵循 <text:span text:style-name="T33">3</text:span><text:span text:style-name="T184">個標準差以內的 本心。</text:span></text:p>
                          <text:list>
                            <text:list-item>
                              <text:p text:style-name="P201">養魚 的 明顯例子，水族箱、魚塭、餐廳。</text:p>
                            </text:list-item>
                            <text:list-item>
                              <text:p text:style-name="P201">養魚 是 善。</text:p>
                            </text:list-item>
                          </text:list>
                        </text:list-item>
                        <text:list-item>
                          <text:p text:style-name="P201">明顯例子，假定，養魚 是 遵循 <text:span text:style-name="T33">3</text:span><text:span text:style-name="T184">個標準差以外的 本心。</text:span></text:p>
                          <text:list>
                            <text:list-item>
                              <text:p text:style-name="P202">養魚 是 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2">同樣 思想、決策、行動，不同 情境，有機率 有善、有惡。</text:p>
                      <text:list>
                        <text:list-item>
                          <text:p text:style-name="P202">明顯例子，假定，在 水族箱 養魚 是 遵循 <text:span text:style-name="T33">3</text:span><text:span text:style-name="T184">個標準差以外的 本心。</text:span></text:p>
                          <text:list>
                            <text:list-item>
                              <text:p text:style-name="P202">假定，在 魚塭 養魚 是 遵循 <text:span text:style-name="T33">3</text:span><text:span text:style-name="T184">個標準差以內的 本心。</text:span></text:p>
                            </text:list-item>
                            <text:list-item>
                              <text:p text:style-name="P202">假定，在 餐廳 養魚 是 遵循 <text:span text:style-name="T33">3</text:span><text:span text:style-name="T184">個標準差以外的 本心。</text:span></text:p>
                            </text:list-item>
                            <text:list-item>
                              <text:p text:style-name="P202">在 水族箱 養魚 是 惡。</text:p>
                            </text:list-item>
                            <text:list-item>
                              <text:p text:style-name="P202">在 魚塭 養魚 是 善。</text:p>
                            </text:list-item>
                            <text:list-item>
                              <text:p text:style-name="P202">在 餐廳 養魚 是 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0">對於 某一特定個體 來說，該個體 本心 認定的 善、惡，才是 善、惡。</text:p>
              <text:list>
                <text:list-item>
                  <text:p text:style-name="P203">該個體 本心 認定的 善才是善、惡才是惡。</text:p>
                  <text:list>
                    <text:list-item>
                      <text:p text:style-name="P204">明顯例子，該個體 以 自己 為中心思想，本心 認定的 善才是善、惡才是惡。</text:p>
                    </text:list-item>
                    <text:list-item>
                      <text:p text:style-name="P205">明顯例子，該個體 以 地球文明 為中心思想，本心 認定的 善才是善、惡才是惡。</text:p>
                    </text:list-item>
                    <text:list-item>
                      <text:p text:style-name="P205">明顯例子，該個體 以 地球 為中心思想，本心 認定的 善才是善、惡才是惡。</text:p>
                    </text:list-item>
                    <text:list-item>
                      <text:p text:style-name="P205">明顯例子，該個體 以 太陽系 為中心思想，本心 認定的 善才是善、惡才是惡。</text:p>
                    </text:list-item>
                    <text:list-item>
                      <text:p text:style-name="P206">明顯例子，該個體 以 <text:span text:style-name="T16">&lt;_?</text:span><text:span text:style-name="T99">3_&gt;</text:span><text:span text:style-name="T185">個體</text:span> 為中心思想，本心 認定的 善才是善、惡才是惡。</text:p>
                    </text:list-item>
                  </text:list>
                </text:list-item>
                <text:list-item>
                  <text:p text:style-name="P207">明顯例子，養魚。</text:p>
                  <text:list>
                    <text:list-item>
                      <text:p text:style-name="P208">假定，該個體 本心 認定，養魚 是 善。</text:p>
                      <text:list>
                        <text:list-item>
                          <text:p text:style-name="P209">該個體 養魚 是 行善。</text:p>
                        </text:list-item>
                        <text:list-item>
                          <text:p text:style-name="P209">其他個體 本心 有機率認定，養魚 是 惡。</text:p>
                          <text:list>
                            <text:list-item>
                              <text:p text:style-name="P209">該個體、該其他個體 有機率爆發 信念衝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假定，該個體 本心 認定，養魚 是 惡。</text:p>
                      <text:list>
                        <text:list-item>
                          <text:p text:style-name="P210">該個體 養魚 是 行惡。</text:p>
                          <text:list>
                            <text:list-item>
                              <text:p text:style-name="P210">明顯例子，該個體 有機率為了 名、利、權，養魚。</text:p>
                              <text:list>
                                <text:list-item>
                                  <text:p text:style-name="P210">名、利、權 是 人籟。</text:p>
                                  <text:list>
                                    <text:list-item>
                                      <text:p text:style-name="P402">（內容在 <text:span text:style-name="T142">哲學</text:span> 文件的 莊子）</text:p>
                                    </text:list-item>
                                  </text:list>
                                </text:list-item>
                                <text:list-item>
                                  <text:p text:style-name="P211">該個體 追名逐利、追求外物、違背本心，行惡。</text:p>
                                </text:list-item>
                              </text:list>
                            </text:list-item>
                            <text:list-item>
                              <text:p text:style-name="P208">明顯例子，假定，養魚 是 仁、義、禮、道、德。</text:p>
                              <text:list>
                                <text:list-item>
                                  <text:p text:style-name="P212">仁、義、禮、道、德 是 地籟。</text:p>
                                  <text:list>
                                    <text:list-item>
                                      <text:p text:style-name="P403">（內容在 <text:span text:style-name="T142">哲學</text:span> 文件的 莊子）</text:p>
                                    </text:list-item>
                                  </text:list>
                                </text:list-item>
                                <text:list-item>
                                  <text:p text:style-name="P208">該個體 迫於壓力、追求外物、違背本心，行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3">其他個體 本心 有機率認定，養魚 是 善。</text:p>
                          <text:list>
                            <text:list-item>
                              <text:p text:style-name="P213">該個體、該其他個體 有機率爆發 信念衝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9"><text:bookmark-start text:name="長老制"/>長老制<text:bookmark-end text:name="長老制"/></text:p>
          <text:list>
            <text:list-item>
              <text:p text:style-name="P216"><text:span text:style-name="T100">牧</text:span><text:span text:style-name="T101">羊人</text:span><text:span text:style-name="T100"> </text:span><text:span text:style-name="T344">↔</text:span><text:span text:style-name="T101"> </text:span><text:span text:style-name="T100">長老。</text:span></text:p>
              <text:list>
                <text:list-item>
                  <text:p text:style-name="P216"><text:span text:style-name="T100">羊 </text:span><text:span text:style-name="T345">↔</text:span><text:span text:style-name="T104"> </text:span><text:span text:style-name="T100">國民群。</text:span></text:p>
                  <text:list>
                    <text:list-item>
                      <text:p text:style-name="P162">羊 是 綿羊、山羊、羚羊、羔羊、羊駝、帶角的羊、沒帶角的羊、通用型羊、特化型羊。</text:p>
                      <text:list>
                        <text:list-item>
                          <text:p text:style-name="P162">山羊 不是 基督教 認定的 山羊。</text:p>
                        </text:list-item>
                        <text:list-item>
                          <text:p text:style-name="P162">山羊 是 活潑、好動、敏捷 的 羊。</text:p>
                        </text:list-item>
                      </text:list>
                    </text:list-item>
                    <text:list-item>
                      <text:p text:style-name="P217"><text:span text:style-name="T102">設計、制造、使用、繁衍、發展 通用型工具</text:span><text:span text:style-name="T100">。</text:span></text:p>
                    </text:list-item>
                    <text:list-item>
                      <text:p text:style-name="P165">日常生活、修煉生活 為主。</text:p>
                    </text:list-item>
                    <text:list-item>
                      <text:p text:style-name="P165">專業生活 為輔。</text:p>
                    </text:list-item>
                  </text:list>
                </text:list-item>
                <text:list-item>
                  <text:p text:style-name="P218"><text:span text:style-name="T100">領頭羊 </text:span><text:span text:style-name="T346">↔</text:span><text:span text:style-name="T102"> 導師、拓荒型國民群、先驅型國民群、先知型國民群。</text:span></text:p>
                  <text:list>
                    <text:list-item>
                      <text:p text:style-name="P219"><text:span text:style-name="T102">設計、制造、使用、繁衍、發展 先進的 通用型工具</text:span><text:span text:style-name="T100"> 的 國民群。</text:span></text:p>
                      <text:list>
                        <text:list-item>
                          <text:p text:style-name="P163">工具 是 科學、科學應用、科技、知識、技術、學門、層級。</text:p>
                        </text:list-item>
                      </text:list>
                    </text:list-item>
                    <text:list-item>
                      <text:p text:style-name="P163">專業生活 為主。</text:p>
                    </text:list-item>
                    <text:list-item>
                      <text:p text:style-name="P163">日常生活、修煉生活 為輔。</text:p>
                    </text:list-item>
                    <text:list-item>
                      <text:p text:style-name="P165">羊群 當中，有機率有 領頭羊。</text:p>
                      <text:list>
                        <text:list-item>
                          <text:p text:style-name="P166">領頭羊 是 某一特定羊群 的 <text:span text:style-name="T237">主心骨</text:span>。</text:p>
                          <text:list>
                            <text:list-item>
                              <text:p text:style-name="P166"><text:span text:style-name="T237">主心骨</text:span> 是 莊子 認定的 <text:span text:style-name="T237">主心骨</text:span>。</text:p>
                              <text:list>
                                <text:list-item>
                                  <text:p text:style-name="P404">（<text:span text:style-name="T237">主心骨</text:span> 的 內容 在 <text:span text:style-name="T234">哲學</text:span><text:span text:style-name="T236"> 文件的 </text:span><text:span text:style-name="T144">莊子</text:span><text:span text:style-name="T249"> 的 </text:span><text:span text:style-name="T235">主心骨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7">領頭羊 有機率帶領 正確的 道路。</text:p>
                          <text:list>
                            <text:list-item>
                              <text:p text:style-name="P167">明顯例子，接近 其他羊、牧羊犬、牧羊人。</text:p>
                            </text:list-item>
                            <text:list-item>
                              <text:p text:style-name="P167">明顯例子，遠離 狼、懸崖、沙漠。</text:p>
                            </text:list-item>
                          </text:list>
                        </text:list-item>
                        <text:list-item>
                          <text:p text:style-name="P168">領頭羊 有機率帶領 錯誤的 道路。</text:p>
                          <text:list>
                            <text:list-item>
                              <text:p text:style-name="P168">明顯例子，遠離 其他羊、牧羊犬、牧羊人。</text:p>
                            </text:list-item>
                            <text:list-item>
                              <text:p text:style-name="P169">明顯例子，接近 狼、懸崖、沙漠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0"><text:span text:style-name="T100">牧羊犬 </text:span><text:span text:style-name="T347">↔</text:span><text:span text:style-name="T105"> 先知。</text:span></text:p>
                  <text:list>
                    <text:list-item>
                      <text:p text:style-name="P170">牧羊犬 是 羊群 的 <text:span text:style-name="T237">主心骨</text:span>、守護者。</text:p>
                      <text:list>
                        <text:list-item>
                          <text:p text:style-name="P169">守護者 的 明顯例子，牧羊犬 守護、保護、引領 羊群。</text:p>
                          <text:list>
                            <text:list-item>
                              <text:p text:style-name="P169">明顯例子，假定，牧羊犬 發現 狼的 足跡、跡象、味道、聲響、身影、入侵。</text:p>
                              <text:list>
                                <text:list-item>
                                  <text:p text:style-name="P169">牧羊犬 通知、提醒、保護 羊群。</text:p>
                                </text:list-item>
                                <text:list-item>
                                  <text:p text:style-name="P169">牧羊犬 引領 羊群，遠離 狼的足跡、狼（本身）。</text:p>
                                </text:list-item>
                                <text:list-item>
                                  <text:p text:style-name="P161">羊群 特化，記憶、分析、反擊、非監督式學習、擊退、殲滅、滅絕 狼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1">牧羊人 <text:span text:style-name="T293">↔</text:span> 長老。</text:p>
                  <text:list>
                    <text:list-item>
                      <text:p text:style-name="P170">牧羊人 是 羊群、牧羊犬 的 <text:span text:style-name="T237">主心骨</text:span>、守護者。</text:p>
                    </text:list-item>
                  </text:list>
                </text:list-item>
                <text:list-item>
                  <text:p text:style-name="P220"><text:span text:style-name="T100">狼 </text:span><text:span text:style-name="T346">↔</text:span><text:span text:style-name="T102"> 敵船文明。</text:span></text:p>
                  <text:list>
                    <text:list-item>
                      <text:p text:style-name="P163">假定，狼 即將、正在、已經 出現。</text:p>
                      <text:list>
                        <text:list-item>
                          <text:p text:style-name="P164">羊、牧羊犬 特化型長角。</text:p>
                          <text:list>
                            <text:list-item>
                              <text:p text:style-name="P164">長角 是 生長出角、生長出盔甲型角質層。</text:p>
                            </text:list-item>
                            <text:list-item>
                              <text:p text:style-name="P221"><text:span text:style-name="T100">通用型工具 →</text:span><text:span text:style-name="T103"> 特化型工具。</text:span></text:p>
                              <text:list>
                                <text:list-item>
                                  <text:p text:style-name="P222"><text:span text:style-name="T103">國民群 把 </text:span><text:span text:style-name="T102">通用型工具 特化成 特化型工具。</text:span></text:p>
                                </text:list-item>
                                <text:list-item>
                                  <text:p text:style-name="P223"><text:span text:style-name="T103">國民群 </text:span><text:span text:style-name="T102">設計、制造、使用、繁衍、發展 通用型工具、</text:span><text:span text:style-name="T103">特化型工具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三相態"/>三相態<text:bookmark-end text:name="三相態"/></text:p>
          <text:list>
            <text:list-item>
              <text:p text:style-name="P172">假定，氣態 是 1。</text:p>
            </text:list-item>
            <text:list-item>
              <text:p text:style-name="P172"><text:span text:style-name="T186">假定，固態 是 </text:span>0。</text:p>
            </text:list-item>
            <text:list-item>
              <text:p text:style-name="P172">1 &gt; 液態 &gt; 0。</text:p>
              <text:list>
                <text:list-item>
                  <text:p text:style-name="P172">明顯例子，0.99、0.98、0.97。</text:p>
                </text:list-item>
              </text:list>
            </text:list-item>
            <text:list-item>
              <text:p text:style-name="P172">明顯例子，（人類 認定的）流變學。</text:p>
              <text:list>
                <text:list-item>
                  <text:p text:style-name="P174"><text:span text:style-name="T16">De =</text:span><text:span text:style-name="T17"> τ / t。</text:span></text:p>
                  <text:list>
                    <text:list-item>
                      <text:p text:style-name="P174"><text:span text:style-name="T132">假定，某一特定個體的 De </text:span><text:span text:style-name="T285">≥</text:span><text:span text:style-name="T132"> 1。</text:span></text:p>
                      <text:list>
                        <text:list-item>
                          <text:p text:style-name="P177">該個體 是 固體。</text:p>
                        </text:list-item>
                      </text:list>
                    </text:list-item>
                    <text:list-item>
                      <text:p text:style-name="P177">假定，某一特定個體的 De &lt; 1。</text:p>
                      <text:list>
                        <text:list-item>
                          <text:p text:style-name="P178">該個體 是 液體、氣體。</text:p>
                        </text:list-item>
                      </text:list>
                    </text:list-item>
                    <text:list-item>
                      <text:p text:style-name="P107"><text:span text:style-name="T17">τ是 某一特定個體 產生 形變、變形、變化 所需的 時間</text:span><text:span text:style-name="T145">。</text:span></text:p>
                    </text:list-item>
                    <text:list-item>
                      <text:p text:style-name="P107"><text:span text:style-name="T17">t 是 其他個體 觀測 該個體的 時間</text:span><text:span text:style-name="T145">。</text:span></text:p>
                    </text:list-item>
                  </text:list>
                </text:list-item>
              </text:list>
            </text:list-item>
            <text:list-item>
              <text:p text:style-name="P179"><text:span text:style-name="T166">明顯例子，</text:span>非牛頓流體。</text:p>
              <text:list>
                <text:list-item>
                  <text:p text:style-name="P180">非牛頓流體 是 黏性係數 會（因為 衝量 而）改變的 流體。</text:p>
                  <text:list>
                    <text:list-item>
                      <text:p text:style-name="P187">P = m * v。</text:p>
                      <text:list>
                        <text:list-item>
                          <text:p text:style-name="P181"><text:span text:style-name="T291">P</text:span> 是 衝量<text:span text:style-name="T291">。</text:span></text:p>
                        </text:list-item>
                        <text:list-item>
                          <text:p text:style-name="P182"><text:span text:style-name="T291">m</text:span> 是 質量<text:span text:style-name="T291">。</text:span></text:p>
                        </text:list-item>
                        <text:list-item>
                          <text:p text:style-name="P177"><text:span text:style-name="T165">v</text:span><text:span text:style-name="T145"> 是 速度</text:span><text:span text:style-name="T16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3"><text:span text:style-name="T166">明顯例子，</text:span><text:span text:style-name="T167">&lt;?a&gt;</text:span>非牛頓流體。</text:p>
                  <text:list>
                    <text:list-item>
                      <text:p text:style-name="P183"><text:span text:style-name="T65">n </text:span><text:span text:style-name="T133">≥</text:span><text:span text:style-name="T64"> a</text:span><text:span text:style-name="T65"> </text:span><text:span text:style-name="T133">≥</text:span><text:span text:style-name="T64"> </text:span><text:span text:style-name="T65">u</text:span><text:span text:style-name="T168">。</text:span></text:p>
                      <text:list>
                        <text:list-item>
                          <text:p text:style-name="P184"><text:span text:style-name="T166">明顯例子，</text:span><text:span text:style-name="T167">&lt;?</text:span><text:span text:style-name="T169">2</text:span><text:span text:style-name="T167">&gt;</text:span>非牛頓流體 <text:span text:style-name="T145">是 </text:span><text:span text:style-name="T170">人類 認定的</text:span><text:span text:style-name="T167"> </text:span>非牛頓流體。</text:p>
                        </text:list-item>
                      </text:list>
                    </text:list-item>
                    <text:list-item>
                      <text:p text:style-name="P185"><text:span text:style-name="T167">&lt;?a&gt;</text:span>非牛頓流體 <text:span text:style-name="T145">是 </text:span><text:span text:style-name="T167">&lt;?a&gt;宗量層級的 </text:span>非牛頓流體。</text:p>
                      <text:list>
                        <text:list-item>
                          <text:p text:style-name="P186"><text:span text:style-name="T167">&lt;?a&gt;非牛頓流體 </text:span><text:span text:style-name="T308">↔</text:span><text:span text:style-name="T292"> </text:span><text:span text:style-name="T167">&lt;?a&gt;</text:span><text:span text:style-name="T145">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三相態，壓力 由 低 到 高 排序。</text:p>
              <text:list>
                <text:list-item>
                  <text:p text:style-name="P91">氣態。</text:p>
                  <text:list>
                    <text:list-item>
                      <text:p text:style-name="P91">明顯例子，水蒸氣。</text:p>
                    </text:list-item>
                  </text:list>
                </text:list-item>
                <text:list-item>
                  <text:p text:style-name="P91">液態。</text:p>
                  <text:list>
                    <text:list-item>
                      <text:p text:style-name="P91">明顯例子，液態水。</text:p>
                    </text:list-item>
                  </text:list>
                </text:list-item>
                <text:list-item>
                  <text:p text:style-name="P91">固態。</text:p>
                  <text:list>
                    <text:list-item>
                      <text:p text:style-name="P91">物質。</text:p>
                      <text:list>
                        <text:list-item>
                          <text:p text:style-name="P91">明顯例子，冰塊。</text:p>
                        </text:list-item>
                        <text:list-item>
                          <text:p text:style-name="P91">電漿 由（人類 認定的）物質 組成。</text:p>
                          <text:list>
                            <text:list-item>
                              <text:p text:style-name="P92">物質 的 明顯例子，氫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電漿。</text:p>
                      <text:list>
                        <text:list-item>
                          <text:p text:style-name="P91">明顯例子，球形閃電。</text:p>
                        </text:list-item>
                        <text:list-item>
                          <text:p text:style-name="P91">電漿 由（人類 認定的）粒子 組成。</text:p>
                          <text:list>
                            <text:list-item>
                              <text:p text:style-name="P108"><text:span text:style-name="T164">粒子 的 明顯例子，</text:span><text:span text:style-name="T238">費米子</text:span><text:span text:style-name="T16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<text:bookmark-start text:name="分形"/>分形<text:bookmark-end text:name="分形"/></text:p>
          <text:list>
            <text:list-item>
              <text:p text:style-name="P172">分形 是 優良的 壓縮、解壓縮 方法。</text:p>
            </text:list-item>
            <text:list-item>
              <text:p text:style-name="P173">分形的 本質 是 遞迴。</text:p>
              <text:list>
                <text:list-item>
                  <text:p text:style-name="P173">除法、乘法。</text:p>
                </text:list-item>
              </text:list>
            </text:list-item>
          </text:list>
        </text:list-item>
        <text:list-item>
          <text:p text:style-name="P94"><text:bookmark-start text:name="金字塔"/>金字塔<text:bookmark-end text:name="金字塔"/></text:p>
          <text:list>
            <text:list-item>
              <text:p text:style-name="P94">胡夫金字塔。</text:p>
              <text:list>
                <text:list-item>
                  <text:p text:style-name="P109"><text:span text:style-name="T34">π =</text:span><text:span text:style-name="T145">（大金字塔的）半周長 除以 高度。</text:span></text:p>
                </text:list-item>
                <text:list-item>
                  <text:p text:style-name="P109"><text:span text:style-name="T17">Φ </text:span><text:span text:style-name="T35">=（大金字塔的）三角面的斜邊長 除以 半底長</text:span><text:span text:style-name="T162">。</text:span></text:p>
                </text:list-item>
                <text:list-item>
                  <text:p text:style-name="P110"><text:span text:style-name="T145">光速 =</text:span><text:span text:style-name="T35">（</text:span><text:span text:style-name="T145">大金字塔的</text:span><text:span text:style-name="T35">）</text:span><text:span text:style-name="T145">外接圓的周長–內接圓的周長。</text:span></text:p>
                  <text:list>
                    <text:list-item>
                      <text:p text:style-name="P111"><text:span text:style-name="T145">光速 =</text:span><text:span text:style-name="T35">（</text:span><text:span text:style-name="T145">大金字塔的</text:span><text:span text:style-name="T35">）</text:span><text:span text:style-name="T38">2 * </text:span><text:span text:style-name="T34">π *</text:span><text:span text:style-name="T35">（</text:span><text:span text:style-name="T145">外接圓的半徑–內接圓的半徑</text:span><text:span text:style-name="T35">）。</text:span></text:p>
                    </text:list-item>
                  </text:list>
                </text:list-item>
                <text:list-item>
                  <text:p text:style-name="P95">共振。</text:p>
                  <text:list>
                    <text:list-item>
                      <text:p text:style-name="P95">光、電磁波。</text:p>
                    </text:list-item>
                    <text:list-item>
                      <text:p text:style-name="P110"><text:span text:style-name="T145">金字塔 幾何形狀</text:span><text:span text:style-name="T35">。</text:span></text:p>
                    </text:list-item>
                    <text:list-item>
                      <text:p text:style-name="P95">外接圓、內接圓。</text:p>
                      <text:list>
                        <text:list-item>
                          <text:p text:style-name="P95">四角、四邊。</text:p>
                        </text:list-item>
                        <text:list-item>
                          <text:p text:style-name="P95">八角、八邊。</text:p>
                        </text:list-item>
                        <text:list-item>
                          <text:p text:style-name="P110"><text:span text:style-name="T35">薄膜、磁張力。</text:span><text:span text:style-name="T5">（磁渦流型表面張力）</text:span></text:p>
                        </text:list-item>
                      </text:list>
                    </text:list-item>
                    <text:list-item>
                      <text:p text:style-name="P175">建設性干涉、破壞性干涉。</text:p>
                    </text:list-item>
                    <text:list-item>
                      <text:p text:style-name="P175">某一特定頻率 共振、振盪、吸收、發射、調頻、轉換、儲存、蘊含、反蘊含、孕育。</text:p>
                      <text:list>
                        <text:list-item>
                          <text:p text:style-name="P175">某一特定 是 某一個特定、某一些特定、某一些特定情境之下的某一些特定。</text:p>
                        </text:list-item>
                        <text:list-item>
                          <text:p text:style-name="P175">頻率 是 光、電磁波 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95">國王密室。</text:p>
                  <text:list>
                    <text:list-item>
                      <text:p text:style-name="P112"><text:span text:style-name="T145">邊長 </text:span><text:span text:style-name="T163">= </text:span><text:span text:style-name="T36">Φ</text:span><text:span text:style-name="T37">^2 * √4。</text:span></text:p>
                    </text:list-item>
                    <text:list-item>
                      <text:p text:style-name="P112"><text:span text:style-name="T145">邊長 </text:span><text:span text:style-name="T163">= </text:span><text:span text:style-name="T36">Φ</text:span><text:span text:style-name="T37">^2 * √5。</text:span></text:p>
                    </text:list-item>
                    <text:list-item>
                      <text:p text:style-name="P112"><text:span text:style-name="T145">邊長 </text:span><text:span text:style-name="T163">= </text:span><text:span text:style-name="T36">Φ</text:span><text:span text:style-name="T37">^2 * √16。</text:span></text:p>
                    </text:list-item>
                  </text:list>
                </text:list-item>
                <text:list-item>
                  <text:p text:style-name="P176">Φ^2 = 1 + (4 / π)^2。</text:p>
                  <text:list>
                    <text:list-item>
                      <text:p text:style-name="P176">(2 * π)^2 + 8^2 = (2 * π * Φ)^2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0"><text:bookmark-start text:name="黃金比例"/>黃金比例<text:bookmark-end text:name="黃金比例"/></text:p>
          <text:list>
            <text:list-item>
              <text:p text:style-name="P401"><text:span text:style-name="T194">（</text:span><text:span text:style-name="T192">黃金比例 的 描述在 </text:span><text:span text:style-name="T193">數學</text:span><text:span text:style-name="T192"> 文件群的 </text:span><text:span text:style-name="T193">黃金比例</text:span><text:span text:style-name="T194">）</text:span></text:p>
            </text:list-item>
          </text:list>
        </text:list-item>
        <text:list-item>
          <text:p text:style-name="P407"><text:bookmark-start text:name="愛"/>愛<text:bookmark-end text:name="愛"/></text:p>
          <text:list>
            <text:list-item>
              <text:p text:style-name="P408">愛 是 第一層級法則<text:span text:style-name="T219">的</text:span> 能量。</text:p>
              <text:list>
                <text:list-item>
                  <text:p text:style-name="P224">明顯例子，力 是 第零層級法則的 能量。</text:p>
                </text:list-item>
                <text:list-item>
                  <text:p text:style-name="P115"><text:span text:style-name="T194">愛 </text:span><text:span text:style-name="T207">↔</text:span><text:span text:style-name="T196"> 力。</text:span></text:p>
                  <text:list>
                    <text:list-item>
                      <text:p text:style-name="P225">第一層級法則 <text:span text:style-name="T293">↔</text:span> 第零層級法則。</text:p>
                      <text:list>
                        <text:list-item>
                          <text:p text:style-name="P116"><text:span text:style-name="T196">聲流學（頻率、磁渦流）、晶體（頻率、磁渦流）</text:span><text:span text:style-name="T208">↔</text:span><text:span text:style-name="T197"> </text:span><text:span text:style-name="T196">物理法則、化學反應。</text:span></text:p>
                        </text:list-item>
                      </text:list>
                    </text:list-item>
                    <text:list-item>
                      <text:p text:style-name="P225">意識層 <text:span text:style-name="T293">↔</text:span> 肉質層。</text:p>
                    </text:list-item>
                    <text:list-item>
                      <text:p text:style-name="P225">意識層個體 蘊含 愛 <text:span text:style-name="T293">↔</text:span> 肉質層個體 蘊含 力。</text:p>
                    </text:list-item>
                  </text:list>
                </text:list-item>
              </text:list>
            </text:list-item>
            <text:list-item>
              <text:p text:style-name="P224">情緒 是 頻率、振動、脈衝、暫態、穩態、蘊含、情報、資訊、訊息、波、水波、能量、儲量。</text:p>
              <text:list>
                <text:list-item>
                  <text:p text:style-name="P224">情緒 的 明顯例子，愛、開心、歡喜、愉悅、興奮、傷心、憂慮、焦躁、憤怒、後悔、憎恨。</text:p>
                </text:list-item>
                <text:list-item>
                  <text:p text:style-name="P224">個體 是 情緒的 載體、媒介、中介層。</text:p>
                  <text:list>
                    <text:list-item>
                      <text:p text:style-name="P224">個體 是 肉質層個體、意識層個體。</text:p>
                    </text:list-item>
                  </text:list>
                </text:list-item>
              </text:list>
            </text:list-item>
            <text:list-item>
              <text:p text:style-name="P224">愛 是 高頻率 意識層能量。</text:p>
              <text:list>
                <text:list-item>
                  <text:p text:style-name="P115"><text:span text:style-name="T194">抽象例子，傷心 是 </text:span><text:span text:style-name="T195">10000（Hz）。</text:span></text:p>
                  <text:list>
                    <text:list-item>
                      <text:p text:style-name="P226">愛 是 100000000（Hz）。</text:p>
                    </text:list-item>
                  </text:list>
                </text:list-item>
              </text:list>
            </text:list-item>
            <text:list-item>
              <text:p text:style-name="P226">情緒傳染 是 意識層共振。</text:p>
              <text:list>
                <text:list-item>
                  <text:p text:style-name="P226">頻率 越高，能量 越不容易 傳輸，能量 越難以 蘊含。</text:p>
                </text:list-item>
                <text:list-item>
                  <text:p text:style-name="P226">明顯例子，力 在 肉質層 共振。</text:p>
                  <text:list>
                    <text:list-item>
                      <text:p text:style-name="P226">明顯例子，力 在 彈簧個體 共振。</text:p>
                    </text:list-item>
                  </text:list>
                </text:list-item>
                <text:list-item>
                  <text:p text:style-name="P226">明顯例子，愛 在 意識層 共振。</text:p>
                  <text:list>
                    <text:list-item>
                      <text:p text:style-name="P226">明顯例子，愛 在 祖代型意識層個體 共振。</text:p>
                    </text:list-item>
                  </text:list>
                </text:list-item>
              </text:list>
            </text:list-item>
            <text:list-item>
              <text:p text:style-name="P226">個體 有（自己的）共振頻率、自然頻率、自然響應。</text:p>
              <text:list>
                <text:list-item>
                  <text:p text:style-name="P227">假定，某一特定個體 微調、修改、改變 姿勢。</text:p>
                  <text:list>
                    <text:list-item>
                      <text:p text:style-name="P251">姿勢 是 幾何形狀、結構、狀態。</text:p>
                    </text:list-item>
                    <text:list-item>
                      <text:p text:style-name="P251">該個體 有機率 微調、修改、改變（自己的）共振頻率、自然頻率、自然響應。</text:p>
                    </text:list-item>
                    <text:list-item>
                      <text:p text:style-name="P251">明顯例子，改變（某一特定汽車個體的 某一特定）彈簧 材質、長度、密度。</text:p>
                    </text:list-item>
                    <text:list-item>
                      <text:p text:style-name="P251">明顯例子，某一特定建築物個體 增加、減少 阻尼球。</text:p>
                    </text:list-item>
                    <text:list-item>
                      <text:p text:style-name="P117"><text:span text:style-name="T191">明顯例子，遺忘、樂天、知命、冥想、改善環境、到達優良環境。</text:span><text:span text:style-name="T11">（遠離 癌化環境）</text:span></text:p>
                    </text:list-item>
                  </text:list>
                </text:list-item>
                <text:list-item>
                  <text:p text:style-name="P252">明顯例子，假定，某一特定個體 最舒適的 溫度是 <text:span text:style-name="T126">10000</text:span><text:span text:style-name="T231">度。</text:span></text:p>
                  <text:list>
                    <text:list-item>
                      <text:p text:style-name="P395"><text:span text:style-name="T201">假定，該個體 舒適的 溫度是</text:span><text:span text:style-name="T198"> </text:span><text:span text:style-name="T199">10001度 ~ 9999度</text:span><text:span text:style-name="T202">。</text:span></text:p>
                    </text:list-item>
                    <text:list-item>
                      <text:p text:style-name="P395"><text:span text:style-name="T202">假定，該個體 能夠生存的</text:span><text:span text:style-name="T199"> 溫度是 10002度 ~ 9998</text:span><text:span text:style-name="T202">度。</text:span></text:p>
                      <text:list>
                        <text:list-item>
                          <text:p text:style-name="P295">超出 該溫度範圍，該個體 有機率 感到不適。</text:p>
                        </text:list-item>
                      </text:list>
                    </text:list-item>
                    <text:list-item>
                      <text:p text:style-name="P396"><text:span text:style-name="T202">該個體 自然而然、理所當然 移動、接近、進入 到</text:span><text:span text:style-name="T199"> 溫度是 </text:span><text:span text:style-name="T200">10000</text:span><text:span text:style-name="T203">度 的環境。</text:span></text:p>
                    </text:list-item>
                    <text:list-item>
                      <text:p text:style-name="P396"><text:span text:style-name="T203">該個體 自然而然、理所當然 遠離 高</text:span><text:span text:style-name="T200">於 10002度</text:span><text:span text:style-name="T203"> 的環境。</text:span></text:p>
                    </text:list-item>
                    <text:list-item>
                      <text:p text:style-name="P396"><text:span text:style-name="T203">該個體 自然而然、理所當然 遠離 低</text:span><text:span text:style-name="T200">於 9998度</text:span><text:span text:style-name="T203"> 的環境。</text:span></text:p>
                    </text:list-item>
                    <text:list-item>
                      <text:p text:style-name="P298">假定，該個體的 本能、傳承 夠高。</text:p>
                      <text:list>
                        <text:list-item>
                          <text:p text:style-name="P396"><text:span text:style-name="T203">該個體 </text:span><text:span text:style-name="T202">有機率 開冷氣、開暖氣，讓 環境的溫度 變成 舒適溫度。</text:span></text:p>
                        </text:list-item>
                        <text:list-item>
                          <text:p text:style-name="P296">該個體 有機率 改變 該環境的 氣候、溫度、一切，讓 環境的溫度 變成 舒適溫度。</text:p>
                        </text:list-item>
                        <text:list-item>
                          <text:p text:style-name="P297">該個體 有機率 使用 有機體奇點，讓 自己 在 該環境，感受到 舒適、最舒適。</text:p>
                          <text:list>
                            <text:list-item>
                              <text:p text:style-name="P297">讓 自己 能夠 生存、生活 在 該環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7"><text:span text:style-name="T202">溫度 </text:span><text:span text:style-name="T209">↔</text:span><text:span text:style-name="T204"> 氛圍。</text:span></text:p>
                      <text:list>
                        <text:list-item>
                          <text:p text:style-name="P299">力的動能 <text:span text:style-name="T293">↔</text:span> 愛的動能。</text:p>
                        </text:list-item>
                        <text:list-item>
                          <text:p text:style-name="P299">力的頻率 <text:span text:style-name="T293">↔</text:span> 愛的頻率。</text:p>
                        </text:list-item>
                        <text:list-item>
                          <text:p text:style-name="P397"><text:span text:style-name="T202">力的振幅 </text:span><text:span text:style-name="T209">↔</text:span><text:span text:style-name="T204"> 愛的振幅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52">明顯例子，人類 有 舒適的 溫度。</text:p>
                  <text:list>
                    <text:list-item>
                      <text:p text:style-name="P252">溫度 的 明顯例子，氣溫、水溫。</text:p>
                    </text:list-item>
                    <text:list-item>
                      <text:p text:style-name="P252">不同的個體 有 不同的 舒適的 溫度。</text:p>
                    </text:list-item>
                    <text:list-item>
                      <text:p text:style-name="P251">不同的物種 有 不同的 舒適的 溫度。</text:p>
                    </text:list-item>
                    <text:list-item>
                      <text:p text:style-name="P251">力 <text:span text:style-name="T309">↔</text:span><text:span text:style-name="T222"> 愛。</text:span></text:p>
                      <text:list>
                        <text:list-item>
                          <text:p text:style-name="P251">溫度 <text:span text:style-name="T310">↔</text:span><text:span text:style-name="T221"> 氛圍。</text:span></text:p>
                        </text:list-item>
                        <text:list-item>
                          <text:p text:style-name="P251">力的動能 <text:span text:style-name="T311">↔</text:span><text:span text:style-name="T229"> 愛的動能。</text:span></text:p>
                          <text:list>
                            <text:list-item>
                              <text:p text:style-name="P251">力的振動 <text:span text:style-name="T310">↔</text:span><text:span text:style-name="T221"> 愛的振動。</text:span></text:p>
                            </text:list-item>
                            <text:list-item>
                              <text:p text:style-name="P251">力的自然頻率 <text:span text:style-name="T312">↔</text:span><text:span text:style-name="T232"> 愛的自然頻率。</text:span></text:p>
                              <text:list>
                                <text:list-item>
                                  <text:p text:style-name="P251">力的舒適頻率 <text:span text:style-name="T312">↔</text:span><text:span text:style-name="T232"> 愛的舒適頻率。</text:span></text:p>
                                  <text:list>
                                    <text:list-item>
                                      <text:p text:style-name="P251">舒適頻率 是 某一特定個體 感受到 舒適的 頻率。</text:p>
                                    </text:list-item>
                                    <text:list-item>
                                      <text:p text:style-name="P251">該個體 自然而然、理所當然 跟著、維持、傳遞 振動的 頻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1">肉質層 <text:span text:style-name="T313">↔</text:span><text:span text:style-name="T230"> 意識層。</text:span></text:p>
                          <text:list>
                            <text:list-item>
                              <text:p text:style-name="P251">肉質層運動 <text:span text:style-name="T311">↔</text:span><text:span text:style-name="T229"> 意識層運動。</text:span></text:p>
                            </text:list-item>
                          </text:list>
                        </text:list-item>
                        <text:list-item>
                          <text:p text:style-name="P251"><text:span text:style-name="T110">第零層級法則 </text:span><text:span text:style-name="T313">↔</text:span><text:span text:style-name="T125"> 第一層級法則。</text:span></text:p>
                          <text:list>
                            <text:list-item>
                              <text:p text:style-name="P251"><text:span text:style-name="T110">第零層級法則的能量 </text:span><text:span text:style-name="T314">↔</text:span><text:span text:style-name="T124"> 第一層級法則的能量。</text:span></text:p>
                            </text:list-item>
                          </text:list>
                        </text:list-item>
                        <text:list-item>
                          <text:p text:style-name="P251">不同的 個體 <text:span text:style-name="T315">↔</text:span><text:span text:style-name="T223"> 不同的 個體。</text:span></text:p>
                        </text:list-item>
                        <text:list-item>
                          <text:p text:style-name="P253">不同的 物種 <text:span text:style-name="T316">↔</text:span><text:span text:style-name="T220"> 不同的 意識層狀態。</text:span></text:p>
                          <text:list>
                            <text:list-item>
                              <text:p text:style-name="P253">明顯例子，感受、蘊含、傳遞 波濤洶湧，變成 感受、蘊含、傳遞 心靈平靜。</text:p>
                            </text:list-item>
                            <text:list-item>
                              <text:p text:style-name="P254">明顯例子，感受、蘊含、傳遞 冷漠、呆板，變成 感受、蘊含、傳遞 愛、好奇。</text:p>
                            </text:list-item>
                            <text:list-item>
                              <text:p text:style-name="P255">明顯例子，感受、蘊含、傳遞 駱駝、獅子，變成 感受、蘊含、傳遞 孩童。</text:p>
                              <text:list>
                                <text:list-item>
                                  <text:p text:style-name="P255"><text:span text:style-name="T224">（尼采 認定的）</text:span>駱駝<text:span text:style-name="T224">階段</text:span>、獅子<text:span text:style-name="T224">階段、孩童階段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0">某一特定個體 改變（自己的）物種 <text:span text:style-name="T293">↔</text:span> 某一特定個體 改變（自己的）姿勢。</text:p>
                          <text:list>
                            <text:list-item>
                              <text:p text:style-name="P253">該個體 有機率能夠 適應 不同的 環境。</text:p>
                            </text:list-item>
                            <text:list-item>
                              <text:p text:style-name="P253">該個體 有機率有 不同的 舒適的 溫度、氛圍、感受、振動頻率、自然頻率。</text:p>
                            </text:list-item>
                            <text:list-item>
                              <text:p text:style-name="P253">改變姿勢的 方法 的 明顯例子，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1">相同、相似、近似 共振頻率的 個體群，聚集而成的 群體，有機率 量變、質變、湧現 情緒。</text:p>
              <text:list>
                <text:list-item>
                  <text:p text:style-name="P118"><text:span text:style-name="T191">該群體 有機率 改變、提升、昇華 情緒 強度、傳染力、種類。</text:span><text:span text:style-name="T11">（衰變）</text:span></text:p>
                  <text:list>
                    <text:list-item>
                      <text:p text:style-name="P256">建設性干涉。</text:p>
                    </text:list-item>
                  </text:list>
                </text:list-item>
                <text:list-item>
                  <text:p text:style-name="P119"><text:span text:style-name="T191">該群體 有機率 改變、降低、退化 情緒 強度、傳染力、種類。</text:span><text:span text:style-name="T11">（增幅）</text:span></text:p>
                  <text:list>
                    <text:list-item>
                      <text:p text:style-name="P251">破壞性干涉。</text:p>
                    </text:list-item>
                  </text:list>
                </text:list-item>
              </text:list>
            </text:list-item>
            <text:list-item>
              <text:p text:style-name="P251">力 <text:span text:style-name="T317">↔</text:span><text:span text:style-name="T216"> 物質文明。</text:span></text:p>
              <text:list>
                <text:list-item>
                  <text:p text:style-name="P251">愛 <text:span text:style-name="T317">↔</text:span><text:span text:style-name="T216"> 精神文明。</text:span></text:p>
                </text:list-item>
                <text:list-item>
                  <text:p text:style-name="P251">優良文明 是 物質文明、精神文明 同時 發展。</text:p>
                  <text:list>
                    <text:list-item>
                      <text:p text:style-name="P251">優良文明的 蘊含、發展 是<text:span text:style-name="T17">（</text:span><text:span text:style-name="T39">x%</text:span>）物質文明 <text:span text:style-name="T217">+（</text:span><text:span text:style-name="T112">100% - x%</text:span><text:span text:style-name="T217">）</text:span>精神文明。</text:p>
                      <text:list>
                        <text:list-item>
                          <text:p text:style-name="P228">x% 不是 靜態、常數。</text:p>
                          <text:list>
                            <text:list-item>
                              <text:p text:style-name="P228">常數 是 剛體。</text:p>
                              <text:list>
                                <text:list-item>
                                  <text:p text:style-name="P228">剛體 不存在。</text:p>
                                </text:list-item>
                              </text:list>
                            </text:list-item>
                            <text:list-item>
                              <text:p text:style-name="P301"><text:span text:style-name="T16">明顯例子，不同 個體、物種、群體、環境、文明、</text:span>文明層級，有 不同的 <text:span text:style-name="T40">x%。</text:span></text:p>
                            </text:list-item>
                          </text:list>
                        </text:list-item>
                        <text:list-item>
                          <text:p text:style-name="P303"><text:span text:style-name="T44">x</text:span><text:span text:style-name="T40">% 是 動態、變數。</text:span></text:p>
                        </text:list-item>
                        <text:list-item>
                          <text:p text:style-name="P301"><text:span text:style-name="T40">每一個文明 有各自適合的 </text:span><text:span text:style-name="T43">x%。</text:span></text:p>
                          <text:list>
                            <text:list-item>
                              <text:p text:style-name="P229">抽象例子，自然頻率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1">聰明 <text:span text:style-name="T293">↔</text:span> 道。</text:p>
              <text:list>
                <text:list-item>
                  <text:p text:style-name="P301">愛 <text:span text:style-name="T293">↔</text:span> 德。</text:p>
                </text:list-item>
                <text:list-item>
                  <text:p text:style-name="P301">優良文明 是 道、德、個體 同時 發展。</text:p>
                  <text:list>
                    <text:list-item>
                      <text:p text:style-name="P302">優良文明的 蘊含、發展 是<text:span text:style-name="T41">（</text:span><text:span text:style-name="T17">x%</text:span><text:span text:style-name="T218">）</text:span>道 +<text:span text:style-name="T41">（</text:span><text:span text:style-name="T42">y</text:span><text:span text:style-name="T17">%</text:span><text:span text:style-name="T218">）</text:span>德 +<text:span text:style-name="T41">（</text:span><text:span text:style-name="T42">100% - </text:span><text:span text:style-name="T17">x% - </text:span><text:span text:style-name="T42">y%</text:span><text:span text:style-name="T218">）</text:span>個體。</text:p>
                    </text:list-item>
                  </text:list>
                </text:list-item>
                <text:list-item>
                  <text:p text:style-name="P251">道越高、德越低，越容易 崩塌、自滅、被殲滅。</text:p>
                  <text:list>
                    <text:list-item>
                      <text:p text:style-name="P251">道越低、德越高，越容易 被利用、被誘導、被遙控。</text:p>
                    </text:list-item>
                    <text:list-item>
                      <text:p text:style-name="P251">道越高、德越高，文明程度、文明層級 越高。</text:p>
                      <text:list>
                        <text:list-item>
                          <text:p text:style-name="P257">某一特定文明 蘊含、發展 道、德、個體 的比例 越優良。</text:p>
                          <text:list>
                            <text:list-item>
                              <text:p text:style-name="P257">該文明 崩塌、自滅、被殲滅、被利用、被誘導、被遙控 機率 越低。</text:p>
                            </text:list-item>
                            <text:list-item>
                              <text:p text:style-name="P257">該文明的 文明程度、文明層級 越高。</text:p>
                            </text:list-item>
                          </text:list>
                        </text:list-item>
                        <text:list-item>
                          <text:p text:style-name="P258">某一特定文明 蘊含、發展 道、德、個體 的比例 越不優良。</text:p>
                          <text:list>
                            <text:list-item>
                              <text:p text:style-name="P258">該文明 崩塌、自滅、被殲滅、被利用、被誘導、被遙控 機率 越低。</text:p>
                            </text:list-item>
                            <text:list-item>
                              <text:p text:style-name="P258">該文明的 文明程度、文明層級 越低。</text:p>
                              <text:list>
                                <text:list-item>
                                  <text:p text:style-name="P259">文明程度、文明層級，突波、瞬態 有機率 很低。</text:p>
                                </text:list-item>
                                <text:list-item>
                                  <text:p text:style-name="P260">文明程度、文明層級，突波、瞬態 有機率 很高。<text:span text:style-name="T1">（連續漲停板）</text:span></text:p>
                                </text:list-item>
                                <text:list-item>
                                  <text:p text:style-name="P260">文明程度、文明層級，暫態、穩態 很低。<text:span text:style-name="T12">（連續跌停板、長期低迷、倒閉下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1">明顯例子，阿米（星星的孩子）認定的 聰明、愛。<text:span text:style-name="T1">（第六章，我的心有多亮？）</text:span></text:p>
                    </text:list-item>
                  </text:list>
                </text:list-item>
              </text:list>
            </text:list-item>
            <text:list-item>
              <text:p text:style-name="P261">情緒、情感、心境 存在 <text:span text:style-name="T318">↔</text:span><text:span text:style-name="T242"> 意識層個體的 狀態。</text:span></text:p>
              <text:list>
                <text:list-item>
                  <text:p text:style-name="P261">心靈平靜 <text:span text:style-name="T319">↔</text:span><text:span text:style-name="T240"> 以 自然頻率 振盪。</text:span></text:p>
                  <text:list>
                    <text:list-item>
                      <text:p text:style-name="P261">心靈平靜、心流<text:span text:style-name="T241"> 降低、維持、提升 自然頻率。</text:span></text:p>
                      <text:list>
                        <text:list-item>
                          <text:p text:style-name="P261">降低、提升 是 暫態 降低、提升。</text:p>
                        </text:list-item>
                        <text:list-item>
                          <text:p text:style-name="P261">維持 是 穩態 維持。</text:p>
                        </text:list-item>
                        <text:list-item>
                          <text:p text:style-name="P261">抽象例子，心靈平靜，當下的自然頻率 不斷、緩慢、持續 趨近於 目標的自然頻率。</text:p>
                          <text:list>
                            <text:list-item>
                              <text:p text:style-name="P261">心靈平靜，誤差 不斷、緩慢、持續 縮小。</text:p>
                              <text:list>
                                <text:list-item>
                                  <text:p text:style-name="P261">誤差 = 當下的自然頻率 - 目標的自然頻率。</text:p>
                                  <text:list>
                                    <text:list-item>
                                      <text:p text:style-name="P262">誤差 是 暫態誤差、穩態誤差。</text:p>
                                    </text:list-item>
                                    <text:list-item>
                                      <text:p text:style-name="P263">假定，某一特定個體 剛體型心靈平靜。</text:p>
                                      <text:list>
                                        <text:list-item>
                                          <text:p text:style-name="P263">誤差 收斂在 穩態誤差。</text:p>
                                        </text:list-item>
                                        <text:list-item>
                                          <text:p text:style-name="P263">當下的自然頻率 = 目標的自然頻率 + 誤差。</text:p>
                                        </text:list-item>
                                        <text:list-item>
                                          <text:p text:style-name="P263">剛體 不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4">某一特定個體 以 自然頻率 振盪 <text:span text:style-name="T320">↔</text:span><text:span text:style-name="T248"> 省能、高效、維持、自振盪、自維持、自適應。</text:span></text:p>
                        </text:list-item>
                        <text:list-item>
                          <text:p text:style-name="P261">某一特定個體 以（不是 自然頻率 的）某一特定頻率 振盪 <text:span text:style-name="T320">↔</text:span><text:span text:style-name="T248"> 耗能、低效、衰變。</text:span></text:p>
                          <text:list>
                            <text:list-item>
                              <text:p text:style-name="P261">自然頻率 是 當下的自然頻率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5">愛 <text:span text:style-name="T319">↔</text:span><text:span text:style-name="T240"> </text:span>改變 幾何、材料特性、內部機制、內在物質、外在環境，提升、昇華 自然頻率。</text:p>
                  <text:list>
                    <text:list-item>
                      <text:p text:style-name="P261">愛、冥想、無我、虛無 有機率 提升、昇華 自然頻率。</text:p>
                      <text:list>
                        <text:list-item>
                          <text:p text:style-name="P265">有機率 是 有機率 瞬態、暫態、穩態。</text:p>
                          <text:list>
                            <text:list-item>
                              <text:p text:style-name="P265">瞬態 是 瞬間 提升、昇華 自然頻率，瞬間 恢復到 原本的 自然頻率。</text:p>
                              <text:list>
                                <text:list-item>
                                  <text:p text:style-name="P265">瞬態 <text:span text:style-name="T321">↔</text:span><text:span text:style-name="T245"> </text:span>突波。</text:p>
                                </text:list-item>
                              </text:list>
                            </text:list-item>
                            <text:list-item>
                              <text:p text:style-name="P266">暫態 是 暫時 提升、昇華 自然頻率，一段時間之後 恢復到 原本的 自然頻率。</text:p>
                              <text:list>
                                <text:list-item>
                                  <text:p text:style-name="P266">暫態 <text:span text:style-name="T321">↔</text:span><text:span text:style-name="T245"> 方波。</text:span></text:p>
                                </text:list-item>
                              </text:list>
                            </text:list-item>
                            <text:list-item>
                              <text:p text:style-name="P267">穩態 是 穩定 提升、昇華 自然頻率，維持在 新的 自然頻率。</text:p>
                              <text:list>
                                <text:list-item>
                                  <text:p text:style-name="P266">穩態 <text:span text:style-name="T321">↔</text:span><text:span text:style-name="T245"> 直線、無限長的方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4">愛 <text:span text:style-name="T293">↔</text:span> 以 更快、更高 的 頻率 振盪。</text:p>
                      <text:list>
                        <text:list-item>
                          <text:p text:style-name="P261">更快、更高 是 比 原本的 自然頻率，更快、更高。</text:p>
                        </text:list-item>
                        <text:list-item>
                          <text:p text:style-name="P261">明顯例子，假定，某一特定個體的 自然頻率 <text:span text:style-name="T17">是 </text:span><text:span text:style-name="T51">10000（Hz）</text:span><text:span text:style-name="T243">。</text:span></text:p>
                          <text:list>
                            <text:list-item>
                              <text:p text:style-name="P261">假定，該個體 改變 自己的 幾何形狀、含鐵量、元件之間的關係、元件種類。</text:p>
                            </text:list-item>
                            <text:list-item>
                              <text:p text:style-name="P261">該個體的 自然頻率 有機<text:span text:style-name="T17">率變成 </text:span><text:span text:style-name="T51">100000000（Hz）</text:span><text:span text:style-name="T243">。</text:span></text:p>
                            </text:list-item>
                            <text:list-item>
                              <text:p text:style-name="P268">該個體、某一特定周遭個體 有機<text:span text:style-name="T17">率共振，該周遭個體 變成 </text:span><text:span text:style-name="T51">100000000（Hz）</text:span><text:span text:style-name="T243">。</text:span></text:p>
                              <text:list>
                                <text:list-item>
                                  <text:p text:style-name="P269">周遭個體 是 該個體 周遭、附近、影響範圍之內 的 個體、其他個體。</text:p>
                                </text:list-item>
                                <text:list-item>
                                  <text:p text:style-name="P269">明顯例子，溫度 傳導、對流、輻射。</text:p>
                                  <text:list>
                                    <text:list-item>
                                      <text:p text:style-name="P269">力、動能，該個體 傳遞到 周遭個體。</text:p>
                                    </text:list-item>
                                    <text:list-item>
                                      <text:p text:style-name="P269">溫度 <text:span text:style-name="T322">↔</text:span><text:span text:style-name="T244"> 氛圍。</text:span></text:p>
                                      <text:list>
                                        <text:list-item>
                                          <text:p text:style-name="P269">力 <text:span text:style-name="T322">↔</text:span><text:span text:style-name="T244"> 愛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0"><text:span text:style-name="T240">冷漠 </text:span><text:span text:style-name="T319">↔</text:span><text:span text:style-name="T240"> </text:span>改變 幾何、材料特性、內部機制、內在物質、外在環境，降低、退化 自然頻率。</text:p>
                  <text:list>
                    <text:list-item>
                      <text:p text:style-name="P266">冷漠、憤怒、惱怒、悲傷、憂愁 有機率 降低、退化 自然頻率。</text:p>
                      <text:list>
                        <text:list-item>
                          <text:p text:style-name="P266">有機率 是 有機率 瞬態、暫態、穩態。</text:p>
                        </text:list-item>
                      </text:list>
                    </text:list-item>
                    <text:list-item>
                      <text:p text:style-name="P261">冷漠 <text:span text:style-name="T319">↔</text:span><text:span text:style-name="T240"> 以 更慢、更低 的 頻率 振盪。</text:span></text:p>
                      <text:list>
                        <text:list-item>
                          <text:p text:style-name="P261">更慢、更低 是 比 原本的 自然頻率，更慢、更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1">情緒、情感、心境 變化 <text:span text:style-name="T318">↔</text:span><text:span text:style-name="T242"> 意識層個體的 狀態轉移。</text:span></text:p>
              <text:list>
                <text:list-item>
                  <text:p text:style-name="P261">心靈平靜 <text:span text:style-name="T323">↔</text:span><text:span text:style-name="T246"> 成熟。</text:span></text:p>
                  <text:list>
                    <text:list-item>
                      <text:p text:style-name="P261">降低、維持、提升 自然頻率。</text:p>
                    </text:list-item>
                  </text:list>
                </text:list-item>
                <text:list-item>
                  <text:p text:style-name="P261">愛 <text:span text:style-name="T323">↔</text:span><text:span text:style-name="T246"> 成長。</text:span></text:p>
                  <text:list>
                    <text:list-item>
                      <text:p text:style-name="P261">提升、昇華 自然頻率。</text:p>
                    </text:list-item>
                  </text:list>
                </text:list-item>
                <text:list-item>
                  <text:p text:style-name="P261">冷漠 <text:span text:style-name="T323">↔</text:span><text:span text:style-name="T246"> 衰亡。</text:span></text:p>
                  <text:list>
                    <text:list-item>
                      <text:p text:style-name="P261">降低、退化 自然頻率。</text:p>
                    </text:list-item>
                  </text:list>
                </text:list-item>
                <text:list-item>
                  <text:p text:style-name="P272">明顯例子，心靈平靜 →<text:span text:style-name="T247"> 愛 → 冷漠 → 愛</text:span> <text:span text:style-name="T323">↔</text:span><text:span text:style-name="T246"> 成熟 → 成長 → 衰亡 → 成長。</text:span></text:p>
                </text:list-item>
              </text:list>
            </text:list-item>
            <text:list-item>
              <text:p text:style-name="P272">假定，某一特定個體的 本能、傳承 夠高。</text:p>
              <text:list>
                <text:list-item>
                  <text:p text:style-name="P272">該個體 有機率做到，<text:span text:style-name="T17">第a層級法則的能量 </text:span><text:span text:style-name="T324">↔</text:span><text:span text:style-name="T52"> 第b層</text:span><text:span text:style-name="T250">級法則的能量。</text:span></text:p>
                  <text:list>
                    <text:list-item>
                      <text:p text:style-name="P230"><text:span text:style-name="T293">↔</text:span> 是 互相轉換。</text:p>
                      <text:list>
                        <text:list-item>
                          <text:p text:style-name="P273"><text:span text:style-name="T16">明顯例子，第</text:span><text:span text:style-name="T127">a</text:span><text:span text:style-name="T16">層級法則的能量 轉換成 第</text:span><text:span text:style-name="T128">b</text:span><text:span text:style-name="T16">層級法則的能量。</text:span></text:p>
                        </text:list-item>
                        <text:list-item>
                          <text:p text:style-name="P273"><text:span text:style-name="T16">明顯例子，第</text:span><text:span text:style-name="T128">b</text:span><text:span text:style-name="T16">層級法則的能量 轉換成 第</text:span><text:span text:style-name="T128">a</text:span><text:span text:style-name="T16">層級法則的能量。</text:span></text:p>
                        </text:list-item>
                      </text:list>
                    </text:list-item>
                    <text:list-item>
                      <text:p text:style-name="P305"><text:span text:style-name="T16">n &gt;= a &gt; b &gt;= u</text:span>。</text:p>
                      <text:list>
                        <text:list-item>
                          <text:p text:style-name="P306"><text:span text:style-name="T17">n 是</text:span> 該個體 存在、生存、生活 的，外在環境的 最高層級法則。</text:p>
                        </text:list-item>
                        <text:list-item>
                          <text:p text:style-name="P307"><text:span text:style-name="T53">u</text:span><text:span text:style-name="T17"> 是</text:span> 該個體 存在、生存、生活 的，外在環境的 最低層級法則。</text:p>
                        </text:list-item>
                      </text:list>
                    </text:list-item>
                    <text:list-item>
                      <text:p text:style-name="P307">明顯例子，假定，某一特定個體的 本能、傳承 夠高。</text:p>
                      <text:list>
                        <text:list-item>
                          <text:p text:style-name="P308">該個體 有機率做到，第一層級法則的能量 →<text:span text:style-name="T252"> 第零層級法則的能量。</text:span></text:p>
                        </text:list-item>
                        <text:list-item>
                          <text:p text:style-name="P308">該個體 有機率做到，愛 →<text:span text:style-name="T251"> 光、力。</text:span></text:p>
                          <text:list>
                            <text:list-item>
                              <text:p text:style-name="P308">該個體 有機率認定，愛 是 無限能源、意識層型能量、傳承型能源。</text:p>
                              <text:list>
                                <text:list-item>
                                  <text:p text:style-name="P308">明顯例子，某一特定個體 思想、決策、行動 愛。</text:p>
                                  <text:list>
                                    <text:list-item>
                                      <text:p text:style-name="P308">該個體 產生、生成 愛、第一層級法則的能量。</text:p>
                                    </text:list-item>
                                    <text:list-item>
                                      <text:p text:style-name="P308">明顯例子，（孔子 認定的）吾欲仁，仁至已。<text:span text:style-name="T1">（仁 不是 愛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09">該個體 有機率 自然而然、理所當然，愛 → 光。<text:span text:style-name="T1">（明顯例子，陽光）</text:span></text:p>
                                  <text:list>
                                    <text:list-item>
                                      <text:p text:style-name="P309">該個體 有機率 孕育萬物、滋養萬物、守護萬物、呵護萬物、牧萬物。</text:p>
                                      <text:list>
                                        <text:list-item>
                                          <text:p text:style-name="P309">牧 是 牧羊人、牧羊犬 的 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09">該個體 有機率 提醒、警告、告誡，即將、正在、已經 癌化的個體。</text:p>
                                    </text:list-item>
                                    <text:list-item>
                                      <text:p text:style-name="P310">該個體 有機率 治癒、殲滅、滅絕，即將、正在、已經 癌化的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9">該個體 有機率認定，光 是 有限能源、肉質層型能量、本能型能源。</text:p>
                              <text:list>
                                <text:list-item>
                                  <text:p text:style-name="P309">明顯例子，某一特定個體 浪費 體力、煤炭、位能，產生 光。</text:p>
                                  <text:list>
                                    <text:list-item>
                                      <text:p text:style-name="P309">煤炭 是 煤炭 →<text:span text:style-name="T256"> 火 → 光。</text:span></text:p>
                                    </text:list-item>
                                    <text:list-item>
                                      <text:p text:style-name="P309">位能 是 電子能階 →<text:span text:style-name="T256"> 光。</text:span></text:p>
                                    </text:list-item>
                                    <text:list-item>
                                      <text:p text:style-name="P309">該個體 產生、生成 光、第零層級法則的能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1">該個體 有機率認定，力 是 有限能源、肉質層型能量、本能型能源。</text:p>
                              <text:list>
                                <text:list-item>
                                  <text:p text:style-name="P312">明顯例子，某一特定個體 浪費 體力、煤炭、位能，產生 力。</text:p>
                                  <text:list>
                                    <text:list-item>
                                      <text:p text:style-name="P312">煤炭 是 煤炭 →<text:span text:style-name="T254"> 水蒸氣 → 力。</text:span></text:p>
                                    </text:list-item>
                                    <text:list-item>
                                      <text:p text:style-name="P312">位能 是 位能 →<text:span text:style-name="T255"> 動能 → 力。</text:span></text:p>
                                    </text:list-item>
                                    <text:list-item>
                                      <text:p text:style-name="P312">該個體 產生、生成 力、第零層級法則的能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3">該個體 有機率搭配 晶體 做到。<text:span text:style-name="T1">（優良的 介質、載體、能量轉換工具）</text:span></text:p>
                        </text:list-item>
                      </text:list>
                    </text:list-item>
                    <text:list-item>
                      <text:p text:style-name="P274">（人類 認定的）質能轉換 不是，不同 法則層級的 能量轉換。</text:p>
                      <text:list>
                        <text:list-item>
                          <text:p text:style-name="P274">（人類 認定的）質能轉換 不是 <text:span text:style-name="T16">第a層級法則的能量 </text:span><text:span text:style-name="T324">↔</text:span><text:span text:style-name="T127"> 第b層</text:span><text:span text:style-name="T250">級法則的能量</text:span>。</text:p>
                        </text:list-item>
                      </text:list>
                    </text:list-item>
                    <text:list-item>
                      <text:p text:style-name="P274">（人類 認定的）質能轉換 是，相同 法則層級，不同 能量層級的 能量轉換。</text:p>
                      <text:list>
                        <text:list-item>
                          <text:p text:style-name="P274">（人類 認定的）質能轉換 是，第零層級法則，第一層級能量 <text:span text:style-name="T325">↔</text:span><text:span text:style-name="T253"> </text:span>第零層級能量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1">主意識層級</text:p>
          <text:list>
            <text:list-item>
              <text:p text:style-name="P261">主意識 是 顯意識、現象意識、表層意識、表象意識、外殼意識、船外意識、第零層級意識。</text:p>
            </text:list-item>
            <text:list-item>
              <text:p text:style-name="P261">主意識層級。</text:p>
              <text:list>
                <text:list-item>
                  <text:p text:style-name="P261">第零層級主意識 是 本能意識、結構化意識、反射意識、映射意識、機械意識、固態意識。</text:p>
                  <text:list>
                    <text:list-item>
                      <text:p text:style-name="P275">第零層級主意識，以 肉質層、意識層 的 存在、變化 為 根基、基礎、基底。</text:p>
                    </text:list-item>
                  </text:list>
                </text:list-item>
                <text:list-item>
                  <text:p text:style-name="P261">第一層級主意識 是 傳承意識、系統化意識、（人類 認定的）自由意識。</text:p>
                  <text:list>
                    <text:list-item>
                      <text:p text:style-name="P275">第一層級主意識，以 <text:span text:style-name="T17">第</text:span><text:span text:style-name="T59">零</text:span>層級主意識 為 根基、基礎、基底。</text:p>
                    </text:list-item>
                  </text:list>
                </text:list-item>
                <text:list-item>
                  <text:p text:style-name="P261">第二層級主意識 是 新生意識、自然化意識、自然意識。</text:p>
                  <text:list>
                    <text:list-item>
                      <text:p text:style-name="P275">第二層級主意識，以 第<text:span text:style-name="T130">一</text:span>層級主意識 為 根基、基礎、基底。</text:p>
                    </text:list-item>
                    <text:list-item>
                      <text:p text:style-name="P275">假定，某一特定個體 沒有 發展出、歷經、經歷 第一層級主意識。</text:p>
                      <text:list>
                        <text:list-item>
                          <text:p text:style-name="P275">該個體 無法 發展出 第二層級主意識。</text:p>
                        </text:list-item>
                        <text:list-item>
                          <text:p text:style-name="P275">明顯例子，假定，某一特定個體 沒有 傳承、（人類 認定的）自由意識。</text:p>
                          <text:list>
                            <text:list-item>
                              <text:p text:style-name="P275">該個體 無法 發展出 新生、自然意識。</text:p>
                            </text:list-item>
                          </text:list>
                        </text:list-item>
                        <text:list-item>
                          <text:p text:style-name="P275">抽象例子，假定，某一特定種子 沒有 發芽。</text:p>
                          <text:list>
                            <text:list-item>
                              <text:p text:style-name="P275">該個體 無法 發展出 生長、長葉、開花、結果。</text:p>
                            </text:list-item>
                          </text:list>
                        </text:list-item>
                        <text:list-item>
                          <text:p text:style-name="P276">第一層級主意識 是 發展出 第二層級主意識 的 必要之惡。</text:p>
                          <text:list>
                            <text:list-item>
                              <text:p text:style-name="P277">明顯例子，亞當、夏娃 吃下（基督教 認定的）智慧果實，發展出（基督教 認定的）分辨善惡、（人類 認定的）自我意識、自由意識 是 必要之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7">以 地球個體<text:span text:style-name="T17">、太陽系個體</text:span><text:span text:style-name="T60">、</text:span><text:span text:style-name="T17">&lt;_?</text:span><text:span text:style-name="T60">3_&gt;個</text:span><text:span text:style-name="T277">體 為中心思想。</text:span><text:span text:style-name="T266">（、&lt;?a&gt;個體、&lt;?[]&gt;</text:span><text:span text:style-name="T270">個體）</text:span></text:p>
                    </text:list-item>
                  </text:list>
                </text:list-item>
              </text:list>
            </text:list-item>
            <text:list-item>
              <text:p text:style-name="P278">抽象例子，主意識層級 <text:span text:style-name="T326">↔</text:span><text:span text:style-name="T274"> </text:span>種子。</text:p>
              <text:list>
                <text:list-item>
                  <text:p text:style-name="P278">種子 包覆、蘊含，生長期、成長期、衰亡期、本身、存在、變化。</text:p>
                  <text:list>
                    <text:list-item>
                      <text:p text:style-name="P278">分形。</text:p>
                    </text:list-item>
                  </text:list>
                </text:list-item>
                <text:list-item>
                  <text:p text:style-name="P278">第零層級主意識 <text:span text:style-name="T327">↔</text:span><text:span text:style-name="T275"> 種子 發芽、生長、長葉、開花、結果。</text:span></text:p>
                </text:list-item>
                <text:list-item>
                  <text:p text:style-name="P278">第一層級主意識 <text:span text:style-name="T327">↔</text:span><text:span text:style-name="T275"> 種子 一代、一代 的 多樣化 森林。</text:span></text:p>
                </text:list-item>
                <text:list-item>
                  <text:p text:style-name="P278">第二層級主意識 <text:span text:style-name="T328">↔</text:span><text:span text:style-name="T276"> 種子 共生 其他 種子、物種</text:span>、森林<text:span text:style-name="T276">、大地、個體。</text:span></text:p>
                </text:list-item>
              </text:list>
            </text:list-item>
            <text:list-item>
              <text:p text:style-name="P278">主意識層級 越高，現實沉浸感 越低。</text:p>
              <text:list>
                <text:list-item>
                  <text:p text:style-name="P278">現實沉浸感 越低，主意識層級 不一定 越高。</text:p>
                  <text:list>
                    <text:list-item>
                      <text:p text:style-name="P278">現實沉浸感 是 沉浸在（人類 認定的）現實 的 感測、感知、感受。</text:p>
                      <text:list>
                        <text:list-item>
                          <text:p text:style-name="P405">（感測、感知、感受 的 描述在 <text:span text:style-name="T142">感受</text:span> 文件群的 <text:span text:style-name="T142">感受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8">腦中聲音、腦中文字、腦中圖像、腦中圖片、腦中影像、腦中概念 <text:span text:style-name="T329">↔</text:span><text:span text:style-name="T278"> 電阻、雜質、擾動</text:span>。</text:p>
              <text:list>
                <text:list-item>
                  <text:p text:style-name="P278">腦中 是（人類 認定的）腦海當中、內心當中。</text:p>
                </text:list-item>
                <text:list-item>
                  <text:p text:style-name="P278">腦中聲音 越清晰、越存在、越變化 <text:span text:style-name="T330">↔</text:span><text:span text:style-name="T279"> 電阻、雜質、擾動 越明顯、越顯著、越波動。</text:span></text:p>
                </text:list-item>
                <text:list-item>
                  <text:p text:style-name="P279">腦中聲音、腦中文字 越清晰、越存在、越變化 <text:span text:style-name="T330">↔</text:span><text:span text:style-name="T279">（電阻的）阻值 越高、越振幅、越高頻。</text:span></text:p>
                </text:list-item>
                <text:list-item>
                  <text:p text:style-name="P280">某一特定個體的 腦中聲音、腦中文字 越清晰、越存在、越變化 <text:span text:style-name="T330">↔</text:span><text:span text:style-name="T279"> 該個體 越趨近 絕緣體。</text:span></text:p>
                  <text:list>
                    <text:list-item>
                      <text:p text:style-name="P280">明顯例子，波濤洶湧。</text:p>
                    </text:list-item>
                  </text:list>
                </text:list-item>
                <text:list-item>
                  <text:p text:style-name="P280">某一特定個體的 腦中聲音、腦中文字 越模糊、越虛無、越平靜 <text:span text:style-name="T330">↔</text:span><text:span text:style-name="T279"> 該個體 越趨近 超導體。</text:span></text:p>
                  <text:list>
                    <text:list-item>
                      <text:p text:style-name="P280">明顯例子，心靈平靜。</text:p>
                    </text:list-item>
                  </text:list>
                </text:list-item>
                <text:list-item>
                  <text:p text:style-name="P281">抽象例子。</text:p>
                  <text:list>
                    <text:list-item>
                      <text:p text:style-name="P281">水、某一特定液體 <text:span text:style-name="T331">↔</text:span><text:span text:style-name="T280"> 意識。</text:span></text:p>
                      <text:list>
                        <text:list-item>
                          <text:p text:style-name="P282">抽象例子，第<text:span text:style-name="T61">a層</text:span><text:span text:style-name="T283">級主</text:span>意識 <text:span text:style-name="T332">↔</text:span><text:span text:style-name="T283"> 第</text:span><text:span text:style-name="T131">a</text:span><text:span text:style-name="T283">種密度的 水</text:span>、某一特定液體<text:span text:style-name="T283">。</text:span></text:p>
                          <text:list>
                            <text:list-item>
                              <text:p text:style-name="P283"><text:span text:style-name="T283">第</text:span><text:span text:style-name="T61">a種密度 &gt; 第（a-1）種密度</text:span><text:span text:style-name="T283">。</text:span></text:p>
                            </text:list-item>
                          </text:list>
                        </text:list-item>
                        <text:list-item>
                          <text:p text:style-name="P282">抽象例子，第<text:span text:style-name="T61">a層</text:span><text:span text:style-name="T283">級</text:span>意識 <text:span text:style-name="T332">↔</text:span><text:span text:style-name="T283"> 第</text:span><text:span text:style-name="T131">a</text:span><text:span text:style-name="T283">種密度的 水</text:span>、某一特定液體<text:span text:style-name="T283">。</text:span></text:p>
                          <text:list>
                            <text:list-item>
                              <text:p text:style-name="P282"><text:span text:style-name="T17">第0層</text:span>級意識 <text:span text:style-name="T333">↔</text:span><text:span text:style-name="T284"> 第</text:span><text:span text:style-name="T62">0</text:span><text:span text:style-name="T284">種密度的 水</text:span>、某一特定液體<text:span text:style-name="T284">。</text:span></text:p>
                            </text:list-item>
                            <text:list-item>
                              <text:p text:style-name="P282">第<text:span text:style-name="T17">1層級</text:span>意識 <text:span text:style-name="T332">↔</text:span><text:span text:style-name="T61"> 第1</text:span><text:span text:style-name="T283">種密度的 水</text:span>、某一特定液體<text:span text:style-name="T283">。</text:span></text:p>
                            </text:list-item>
                            <text:list-item>
                              <text:p text:style-name="P282"><text:span text:style-name="T17">第2層級意識 </text:span><text:span text:style-name="T332">↔</text:span><text:span text:style-name="T61"> 第2</text:span><text:span text:style-name="T283">種密度的 水</text:span>、某一特定液體<text:span text:style-name="T283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1">氣泡、魚類、地形、水流、船隻、沈船 <text:span text:style-name="T331">↔</text:span><text:span text:style-name="T280"> </text:span>腦中聲音、腦中文字、腦中圖像、腦中圖片。</text:p>
                      <text:list>
                        <text:list-item>
                          <text:p text:style-name="P281"><text:span text:style-name="T61">浮到 水面的 氣泡、魚類、船隻 </text:span><text:span text:style-name="T334">↔</text:span><text:span text:style-name="T63"> 淺水區。</text:span><text:span text:style-name="T267">淺水區 的 明例，</text:span><text:span text:style-name="T268">10000公尺（以下</text:span><text:span text:style-name="T267">）</text:span></text:p>
                          <text:list>
                            <text:list-item>
                              <text:p text:style-name="P284">浮到 水面的 氣泡、魚類 <text:span text:style-name="T334">↔</text:span><text:span text:style-name="T281"> 第一層級意識（以下）的 </text:span>腦中聲音、腦中文字。</text:p>
                            </text:list-item>
                            <text:list-item>
                              <text:p text:style-name="P285">浮到 水面的 氣泡、魚類、船隻 <text:span text:style-name="T334">↔</text:span><text:span text:style-name="T281"> 主意識、潛意識 的 </text:span>腦中聲音、腦中文字。</text:p>
                            </text:list-item>
                            <text:list-item>
                              <text:p text:style-name="P286">浮到 水面的 氣泡、魚類、船隻 <text:span text:style-name="T334">↔</text:span><text:span text:style-name="T281"> 肉質層的 思想、決策、行動</text:span>。</text:p>
                            </text:list-item>
                          </text:list>
                        </text:list-item>
                        <text:list-item>
                          <text:p text:style-name="P287">水裡面的 氣泡、魚類、船隻 <text:span text:style-name="T334">↔</text:span><text:span text:style-name="T281"> 深水區</text:span>。<text:span text:style-name="T263">深水區</text:span><text:span text:style-name="T267"> 的 明例，</text:span><text:span text:style-name="T268">10000公尺（以上</text:span><text:span text:style-name="T267">）</text:span></text:p>
                          <text:list>
                            <text:list-item>
                              <text:p text:style-name="P285">水裡面的 氣泡、魚類、船隻 <text:span text:style-name="T334">↔</text:span><text:span text:style-name="T281"> 第二層級意識（以上）的 </text:span>腦中聲音、腦中文字。</text:p>
                            </text:list-item>
                            <text:list-item>
                              <text:p text:style-name="P288">水裡面的 氣泡、魚類、船隻 <text:span text:style-name="T334">↔</text:span><text:span text:style-name="T281"> 無意識 的 </text:span>腦中聲音、腦中文字、腦中圖像。</text:p>
                            </text:list-item>
                            <text:list-item>
                              <text:p text:style-name="P286">水裡面的 氣泡、魚類、船隻 <text:span text:style-name="T334">↔</text:span><text:span text:style-name="T281"> 意識層的 思想、決策、行動</text:span>。</text:p>
                            </text:list-item>
                          </text:list>
                        </text:list-item>
                        <text:list-item>
                          <text:p text:style-name="P284">從 空氣、水面 進入 水裡面的 氣泡、魚類、船隻 <text:span text:style-name="T335">↔</text:span><text:span text:style-name="T282"> 感測、記憶 外在環境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1"><text:bookmark-start text:name="湧現"/>湧現<text:bookmark-end text:name="湧現"/></text:p>
          <text:list>
            <text:list-item>
              <text:p text:style-name="P289">湧現。</text:p>
              <text:list>
                <text:list-item>
                  <text:p text:style-name="P289">共存。</text:p>
                  <text:list>
                    <text:list-item>
                      <text:p text:style-name="P289">本能、傳承、無己。</text:p>
                    </text:list-item>
                    <text:list-item>
                      <text:p text:style-name="P289">共存 的 明顯例子，水豚。</text:p>
                    </text:list-item>
                  </text:list>
                </text:list-item>
                <text:list-item>
                  <text:p text:style-name="P289">該群體 以 團隊合作、分工合作、無私、開源透明、雙贏、共生 為主旋律。</text:p>
                  <text:list>
                    <text:list-item>
                      <text:p text:style-name="P256">主旋律 是 軸心、旋轉中心、認定、認知、思想、想法、概念、信仰、信念、中心思想。</text:p>
                    </text:list-item>
                    <text:list-item>
                      <text:p text:style-name="P290">明顯例子，某一特定個體 以 團隊合作 為主旋律，進行 思想、決策、行動。</text:p>
                    </text:list-item>
                  </text:list>
                </text:list-item>
                <text:list-item>
                  <text:p text:style-name="P290">明顯例子，蜜蜂。</text:p>
                </text:list-item>
              </text:list>
            </text:list-item>
            <text:list-item>
              <text:p text:style-name="P261">烏合之眾。</text:p>
              <text:list>
                <text:list-item>
                  <text:p text:style-name="P291">鬥爭。</text:p>
                  <text:list>
                    <text:list-item>
                      <text:p text:style-name="P291">有意識、潛意識、無意識 鬥爭。</text:p>
                      <text:list>
                        <text:list-item>
                          <text:p text:style-name="P291">鬥爭 是 本能 以外的 鬥爭。</text:p>
                          <text:list>
                            <text:list-item>
                              <text:p text:style-name="P291">明顯例子，信念戰爭、螃蟹理論、內卷。</text:p>
                            </text:list-item>
                            <text:list-item>
                              <text:p text:style-name="P292">鬥不過的個體、厭倦鬥爭的個體 有機率 主動、被動、被迫 放棄 鬥爭。</text:p>
                              <text:list>
                                <text:list-item>
                                  <text:p text:style-name="P292">該個體 為了 生存 而 生存。</text:p>
                                </text:list-item>
                                <text:list-item>
                                  <text:p text:style-name="P291">明顯例子，佛系、躺平、（人類的 心理學實驗）狗的電擊實驗。</text:p>
                                </text:list-item>
                              </text:list>
                            </text:list-item>
                            <text:list-item>
                              <text:p text:style-name="P291">鬥不過的個體、厭倦鬥爭的個體 有機率 主動、被動、被迫 放棄 生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1">該群體 以 閉門造車、各自努力、自私、機密不外傳、獨贏、弱肉強食 為主旋律。</text:p>
                  <text:list>
                    <text:list-item>
                      <text:p text:style-name="P290">明顯例子，某一特定個體 閉門造車 為主旋律，進行 思想、決策、行動。</text:p>
                    </text:list-item>
                  </text:list>
                </text:list-item>
                <text:list-item>
                  <text:p text:style-name="P290">明顯例子，蒼蠅。</text:p>
                </text:list-item>
              </text:list>
            </text:list-item>
            <text:list-item>
              <text:p text:style-name="P290">明顯例子，假定，資源 不夠。</text:p>
              <text:list>
                <text:list-item>
                  <text:p text:style-name="P290">湧現的 個體群 降低繁殖的 子代數量。</text:p>
                </text:list-item>
                <text:list-item>
                  <text:p text:style-name="P290">湧現的 個體群 想盡辦法 調節 總體數量，舒適的 生存、生活。</text:p>
                </text:list-item>
                <text:list-item>
                  <text:p text:style-name="P290">烏合之眾的 個體群 維持繁殖的 子代數量。</text:p>
                </text:list-item>
                <text:list-item>
                  <text:p text:style-name="P290">烏合之眾的 個體群 增加繁殖的 子代數量。</text:p>
                </text:list-item>
                <text:list-item>
                  <text:p text:style-name="P290">烏合之眾的 個體群 想盡辦法 擴散出去，搜尋、掠奪 其他個體、其他環境 的 資源。</text:p>
                </text:list-item>
                <text:list-item>
                  <text:p text:style-name="P290">假定，資源 恢復 正常。</text:p>
                  <text:list>
                    <text:list-item>
                      <text:p text:style-name="P293">湧現的 個體群 逐漸增加繁殖的 子代數量。</text:p>
                      <text:list>
                        <text:list-item>
                          <text:p text:style-name="P293">直到 接近、趨近（維持 舒適的 生存、生活 的）總體數量的 上限。</text:p>
                        </text:list-item>
                      </text:list>
                    </text:list-item>
                    <text:list-item>
                      <text:p text:style-name="P290">烏合之眾的 個體群 大幅增加繁殖的 子代數量。</text:p>
                      <text:list>
                        <text:list-item>
                          <text:p text:style-name="P290">假定，資源 不夠，烏合之眾的 個體群 想盡辦法 擴散出去。<text:span text:style-name="T1">（明顯例子，癌擴散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0"><text:span text:style-name="T205">物種 </text:span><text:span text:style-name="T210">↔</text:span><text:span text:style-name="T206"> 群體層級。</text:span></text:p>
              <text:list>
                <text:list-item>
                  <text:p text:style-name="P314">蜜蜂 <text:span text:style-name="T336">↔</text:span><text:span text:style-name="T233"> 第零層級群體。</text:span></text:p>
                  <text:list>
                    <text:list-item>
                      <text:p text:style-name="P315">蜜蜂 之間，會 本能 合作、感測、交互作用。</text:p>
                    </text:list-item>
                    <text:list-item>
                      <text:p text:style-name="P316">蜜蜂、其他物種 之間，會 本能 合作、感測、交互作用。</text:p>
                      <text:list>
                        <text:list-item>
                          <text:p text:style-name="P316">其他物種 的 明顯例子，花。<text:span text:style-name="T1">（攝取花蜜、自然而然的行動幫助花朵播種）</text:span></text:p>
                        </text:list-item>
                      </text:list>
                    </text:list-item>
                    <text:list-item>
                      <text:p text:style-name="P316">蜜蜂 不會 為了 存在、生存、生活、享樂、發展文明，本能、傳承 利用 其他物種。</text:p>
                      <text:list>
                        <text:list-item>
                          <text:p text:style-name="P316">利用 是 單方面、獨贏、物競天擇、弱肉強食、馴化、單工、爭權奪利、閉門造車。</text:p>
                        </text:list-item>
                      </text:list>
                    </text:list-item>
                  </text:list>
                </text:list-item>
                <text:list-item>
                  <text:p text:style-name="P314">人類 <text:span text:style-name="T336">↔</text:span><text:span text:style-name="T233"> 第一層級群體。</text:span><text:span text:style-name="T13">（人類 是 地球表面的 當下的當下的 大多數的 人類）</text:span></text:p>
                  <text:list>
                    <text:list-item>
                      <text:p text:style-name="P315">人類 之間，會 本能、傳承 合作、感測、交互作用。</text:p>
                      <text:list>
                        <text:list-item>
                          <text:p text:style-name="P315">傳承 的 明顯例子，設計、製造、使用 工具。</text:p>
                          <text:list>
                            <text:list-item>
                              <text:p text:style-name="P315">工具 的 明顯例子，文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5">人類、其他物種 之間，會 本能 合作、感測、交互作用。</text:p>
                      <text:list>
                        <text:list-item>
                          <text:p text:style-name="P315">其他物種 的 明顯例子，土、水、風、火、以太、力、位能、動能、光、電能、磁能。</text:p>
                        </text:list-item>
                      </text:list>
                    </text:list-item>
                    <text:list-item>
                      <text:p text:style-name="P315">人類 會 為了 存在、生存、生活、享樂、發展文明，本能、傳承 利用 其他物種。</text:p>
                      <text:list>
                        <text:list-item>
                          <text:p text:style-name="P315">其他物種 的 明顯例子，牛、豬、雞、馬、羊、鼠、病毒、花、草、樹、地球個體。</text:p>
                        </text:list-item>
                      </text:list>
                    </text:list-item>
                  </text:list>
                </text:list-item>
                <text:list-item>
                  <text:p text:style-name="P314">（<text:span text:style-name="T74">人類還沒有認知到該存在</text:span>）<text:span text:style-name="T336">↔</text:span><text:span text:style-name="T233"> 第二層級群體。</text:span><text:span text:style-name="T1">（人類 是 當下的當下的 大多數的 人類）</text:span></text:p>
                  <text:list>
                    <text:list-item>
                      <text:p text:style-name="P317">（<text:span text:style-name="T74">人類還沒有認知到該存在</text:span>）之間，會 本能、傳承 合作、感測、交互作用。</text:p>
                      <text:list>
                        <text:list-item>
                          <text:p text:style-name="P318">傳承 的 明顯例子，設計、製造、使用 工具。</text:p>
                          <text:list>
                            <text:list-item>
                              <text:p text:style-name="P318">工具 的 明顯例子，晶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7">（<text:span text:style-name="T74">人類還沒有認知到該存在</text:span>）會 為了 存在、生存，本能、傳承 利用 其他物種。</text:p>
                      <text:list>
                        <text:list-item>
                          <text:p text:style-name="P319">其他物種 的 明顯例子，植物（素食）、無機體個體（無機體食）、土、水、風。</text:p>
                        </text:list-item>
                      </text:list>
                    </text:list-item>
                    <text:list-item>
                      <text:p text:style-name="P317">（<text:span text:style-name="T74">人類還沒有認知到該存在</text:span>）會 本能、傳承 共生 其他物種，發展、提升、昇華 文明。</text:p>
                      <text:list>
                        <text:list-item>
                          <text:p text:style-name="P318">其他物種 的 明顯例子，牛、豬、雞、馬、羊、鼠、人、微生物、花、樹、地球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1">群體層級。</text:p>
              <text:list>
                <text:list-item>
                  <text:p text:style-name="P320">假定，某一特定物種的 最高群體層級 <text:span text:style-name="T17">是 n。</text:span></text:p>
                  <text:list>
                    <text:list-item>
                      <text:p text:style-name="P320"><text:span text:style-name="T17">該物種的（個體群 所組成的）群體 是 第</text:span><text:span text:style-name="T48">a層級群體</text:span><text:span text:style-name="T17">。</text:span></text:p>
                      <text:list>
                        <text:list-item>
                          <text:p text:style-name="P231">n &gt;= a &gt;= u。</text:p>
                          <text:list>
                            <text:list-item>
                              <text:p text:style-name="P322"><text:span text:style-name="T50">u 是 該</text:span><text:span text:style-name="T17">物種的 最低群體層級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2"><text:span text:style-name="T17">明顯例子，</text:span><text:span text:style-name="T49">2</text:span><text:span text:style-name="T17">個蜜蜂 有機率無法 組成 第零層級群體。</text:span></text:p>
                    </text:list-item>
                    <text:list-item>
                      <text:p text:style-name="P322"><text:span text:style-name="T17">明顯例子，</text:span><text:span text:style-name="T49">10000個蜜蜂 所組成的 群體 有機率是 第零層級群體。</text:span></text:p>
                    </text:list-item>
                  </text:list>
                </text:list-item>
                <text:list-item>
                  <text:p text:style-name="P323"><text:span text:style-name="T17">n &gt;= 群體層級 &gt;= </text:span><text:span text:style-name="T129">u</text:span>。</text:p>
                  <text:list>
                    <text:list-item>
                      <text:p text:style-name="P323"><text:span text:style-name="T16">n </text:span>是 該物種的 終極維度。</text:p>
                    </text:list-item>
                    <text:list-item>
                      <text:p text:style-name="P323">某一特定群體的 個體數量 越多，該群體的 維度 不一定 越高。</text:p>
                      <text:list>
                        <text:list-item>
                          <text:p text:style-name="P323">個體 之間，互補、共生、雙贏、多樣、反脆弱性，維度 有機率 越高。</text:p>
                          <text:list>
                            <text:list-item>
                              <text:p text:style-name="P323">抽象例子，蓋房子。</text:p>
                            </text:list-item>
                          </text:list>
                        </text:list-item>
                        <text:list-item>
                          <text:p text:style-name="P323">個體 之間，同質性 越高，維度 有機率 越低。</text:p>
                          <text:list>
                            <text:list-item>
                              <text:p text:style-name="P323">抽象例子，螃蟹理論。</text:p>
                            </text:list-item>
                          </text:list>
                        </text:list-item>
                        <text:list-item>
                          <text:p text:style-name="P323">個體 之間，太多樣、太雜亂、太單一 有機率產生 不互補、不共生、不雙贏 現象。</text:p>
                          <text:list>
                            <text:list-item>
                              <text:p text:style-name="P323">維度 有機率 越低。</text:p>
                            </text:list-item>
                            <text:list-item>
                              <text:p text:style-name="P323">抽象例子，熱力學第二定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3">不同物種 共生，維度（本身）有機率 湧現。</text:p>
                    </text:list-item>
                  </text:list>
                </text:list-item>
              </text:list>
            </text:list-item>
            <text:list-item>
              <text:p text:style-name="P323">湧現層級。</text:p>
              <text:list>
                <text:list-item>
                  <text:p text:style-name="P323">第零層級湧現。</text:p>
                  <text:list>
                    <text:list-item>
                      <text:p text:style-name="P324">第零層級湧現。</text:p>
                      <text:list>
                        <text:list-item>
                          <text:p text:style-name="P325">本能。</text:p>
                        </text:list-item>
                        <text:list-item>
                          <text:p text:style-name="P326">本能型主意識、第零層級主意識。</text:p>
                          <text:list>
                            <text:list-item>
                              <text:p text:style-name="P367">本能意識。</text:p>
                            </text:list-item>
                            <text:list-item>
                              <text:p text:style-name="P367">本能 形成 主意識、自我意識<text:span text:style-name="T260">、我、我們、你、你們、他、他們</text:span>。</text:p>
                              <text:list>
                                <text:list-item>
                                  <text:p text:style-name="P367">明顯例子，賀爾蒙、基因、物種。</text:p>
                                </text:list-item>
                                <text:list-item>
                                  <text:p text:style-name="P367">明顯例子，蜜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5">個體的 內在物質 分工合作。</text:p>
                          <text:list>
                            <text:list-item>
                              <text:p text:style-name="P323">明顯例子，某一特定人類個體的 紅血球、白血球<text:span text:style-name="T16">、T細</text:span>胞 分工合作。</text:p>
                            </text:list-item>
                          </text:list>
                        </text:list-item>
                        <text:list-item>
                          <text:p text:style-name="P368">共生。</text:p>
                        </text:list-item>
                        <text:list-item>
                          <text:p text:style-name="P327">跨物種合作。</text:p>
                        </text:list-item>
                        <text:list-item>
                          <text:p text:style-name="P327">同一群體的 分工合作。</text:p>
                        </text:list-item>
                        <text:list-item>
                          <text:p text:style-name="P327">設計、製造、使用 工具。</text:p>
                        </text:list-item>
                        <text:list-item>
                          <text:p text:style-name="P327">本能、沒有意識到的 守護 生態圈。</text:p>
                        </text:list-item>
                        <text:list-item>
                          <text:p text:style-name="P327">不知道 什麼是善、什麼是惡。</text:p>
                          <text:list>
                            <text:list-item>
                              <text:p text:style-name="P327">不知不覺 行善。</text:p>
                              <text:list>
                                <text:list-item>
                                  <text:p text:style-name="P327">明顯例子，幫助 花朵 授粉。</text:p>
                                </text:list-item>
                                <text:list-item>
                                  <text:p text:style-name="P327">明顯例子，自然而然、理所當然 生、老、病、死。</text:p>
                                </text:list-item>
                                <text:list-item>
                                  <text:p text:style-name="P294">明顯例子，分棲現象、（日本人類 科學家的）大腸桿菌實驗。</text:p>
                                </text:list-item>
                              </text:list>
                            </text:list-item>
                            <text:list-item>
                              <text:p text:style-name="P327">不知不覺 不行惡。</text:p>
                              <text:list>
                                <text:list-item>
                                  <text:p text:style-name="P327">明顯例子，不傷害 地<text:span text:style-name="T17">球個體、&lt;_?</text:span><text:span text:style-name="T55">3_&gt;個體</text:span><text:span text:style-name="T261">。</text:span></text:p>
                                </text:list-item>
                                <text:list-item>
                                  <text:p text:style-name="P327">明顯例子，不過度 繁殖、生長、掠奪資源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8">明顯例子，蜜蜂 有 第零層級湧現。</text:p>
                    </text:list-item>
                  </text:list>
                </text:list-item>
                <text:list-item>
                  <text:p text:style-name="P323">第一層級湧現。</text:p>
                  <text:list>
                    <text:list-item>
                      <text:p text:style-name="P323">第一層級湧現。</text:p>
                      <text:list>
                        <text:list-item>
                          <text:p text:style-name="P329">傳承。</text:p>
                        </text:list-item>
                        <text:list-item>
                          <text:p text:style-name="P330">傳承型主意識、第一層級主意識。</text:p>
                          <text:list>
                            <text:list-item>
                              <text:p text:style-name="P331">（人類 認定的）自由意識。</text:p>
                              <text:list>
                                <text:list-item>
                                  <text:p text:style-name="P330">傳承型主意識 強於 本能型主意識，的 主意識。</text:p>
                                </text:list-item>
                                <text:list-item>
                                  <text:p text:style-name="P332">明顯例子，超我 強於 本我，的 我。</text:p>
                                  <text:list>
                                    <text:list-item>
                                      <text:p text:style-name="P332">超我 是 佛洛伊德 認定的 超我。</text:p>
                                    </text:list-item>
                                    <text:list-item>
                                      <text:p text:style-name="P332">本我 是 佛洛伊德 認定的 本我。</text:p>
                                    </text:list-item>
                                  </text:list>
                                </text:list-item>
                                <text:list-item>
                                  <text:p text:style-name="P333">明顯例子，假定，某一特定個體 正在 駕駛 汽車。</text:p>
                                  <text:list>
                                    <text:list-item>
                                      <text:p text:style-name="P333">假定，其他個體 打電話到，該個體的 手機。</text:p>
                                      <text:list>
                                        <text:list-item>
                                          <text:p text:style-name="P333">該個體的 手機 發出 鈴聲、聲響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假定，該個體的 本我 想要 接聽電話。</text:p>
                                      <text:list>
                                        <text:list-item>
                                          <text:p text:style-name="P333">想要 是 本能型想要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假定，該個體的 超我 想要 安全駕駛。</text:p>
                                      <text:list>
                                        <text:list-item>
                                          <text:p text:style-name="P333">想要 是 傳承型想要。</text:p>
                                        </text:list-item>
                                        <text:list-item>
                                          <text:p text:style-name="P333">超我 傳承型知道、經驗法則知道，駕駛 汽車 不能 接聽電話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假定，該個體 接聽電話。</text:p>
                                      <text:list>
                                        <text:list-item>
                                          <text:p text:style-name="P330">該個體的 本能型主意識 強於 傳承型主意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3">假定，該個體 安全駕駛。</text:p>
                                      <text:list>
                                        <text:list-item>
                                          <text:p text:style-name="P330">該個體的 傳承型主意識 強於 本能型主意識。</text:p>
                                        </text:list-item>
                                        <text:list-item>
                                          <text:p text:style-name="P334">該個體 思想、決策、行動（人類 認定的）自由意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0">傳承 形成 主意識、自我意識、我、我們、你、你們、他、他們。</text:p>
                              <text:list>
                                <text:list-item>
                                  <text:p text:style-name="P335">明顯例子，國家、文化、群體。</text:p>
                                </text:list-item>
                                <text:list-item>
                                  <text:p text:style-name="P335">明顯例子，人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9">跨（群體）文明 合作。</text:p>
                        </text:list-item>
                        <text:list-item>
                          <text:p text:style-name="P336">不同群體的 分工合作。</text:p>
                        </text:list-item>
                        <text:list-item>
                          <text:p text:style-name="P336">傳承、小量個體有意識到的 守護 生態圈。</text:p>
                        </text:list-item>
                        <text:list-item>
                          <text:p text:style-name="P336">（神人 →<text:span text:style-name="T257"> 德人 → 聖治</text:span>）的 過程。</text:p>
                          <text:list>
                            <text:list-item>
                              <text:p text:style-name="P406">（神人、德人、聖治 的 描述 在 <text:span text:style-name="T142">哲學 (莊子)</text:span> 文件群 的 <text:span text:style-name="T142">神人</text:span>）</text:p>
                            </text:list-item>
                          </text:list>
                        </text:list-item>
                        <text:list-item>
                          <text:p text:style-name="P336">逐漸 知道、摸索、發展、成形、建造、孕育、邊界化，道、德、個體、群體、文明。</text:p>
                          <text:list>
                            <text:list-item>
                              <text:p text:style-name="P337">第一層級湧現的 個體 有 內聚性、排他性、唯我獨尊、弱肉強食、自私 的現象。</text:p>
                              <text:list>
                                <text:list-item>
                                  <text:p text:style-name="P337">個體 是 個體、個體群、群體、群體群、文明、文明群。</text:p>
                                </text:list-item>
                              </text:list>
                            </text:list-item>
                            <text:list-item>
                              <text:p text:style-name="P338">個體群 非監督式學習，什麼是 道、道、個體、群體、文明。</text:p>
                            </text:list-item>
                            <text:list-item>
                              <text:p text:style-name="P339">個體群 非監督式學習，如何 維持、提升、昇華 道、道、個體、群體、文明。</text:p>
                            </text:list-item>
                          </text:list>
                        </text:list-item>
                        <text:list-item>
                          <text:p text:style-name="P339">知善、知惡。</text:p>
                          <text:list>
                            <text:list-item>
                              <text:p text:style-name="P339">知道 什麼是善、什麼是惡。</text:p>
                              <text:list>
                                <text:list-item>
                                  <text:p text:style-name="P339">善、惡 是 以 某一特定群體 認定的 善、惡。</text:p>
                                  <text:list>
                                    <text:list-item>
                                      <text:p text:style-name="P339">明顯例子，假定，某一特定群體 認定 吃素是善、吃葷是惡。</text:p>
                                      <text:list>
                                        <text:list-item>
                                          <text:p text:style-name="P340">假定，某一特定個體 存在、生存、生活 在 該群體 裡面。</text:p>
                                          <text:list>
                                            <text:list-item>
                                              <text:p text:style-name="P340">假定，該個體 知道，對於 該群體 來說，吃素是善、吃葷是惡。</text:p>
                                            </text:list-item>
                                            <text:list-item>
                                              <text:p text:style-name="P340">該個體 是 知善、知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假定，該個體 吃素。</text:p>
                                          <text:list>
                                            <text:list-item>
                                              <text:p text:style-name="P340">該個體 是 行善。</text:p>
                                            </text:list-item>
                                            <text:list-item>
                                              <text:p text:style-name="P340">該個體 是 知善行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假定，該個體 吃葷。</text:p>
                                          <text:list>
                                            <text:list-item>
                                              <text:p text:style-name="P340">該個體 是 行惡。</text:p>
                                            </text:list-item>
                                            <text:list-item>
                                              <text:p text:style-name="P340">該個體 是 知惡行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假定，該個體 不吃素。</text:p>
                                          <text:list>
                                            <text:list-item>
                                              <text:p text:style-name="P340">該個體 是 不行善。</text:p>
                                            </text:list-item>
                                            <text:list-item>
                                              <text:p text:style-name="P340">該個體 是 知善不行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0">假定，該個體 不吃葷。</text:p>
                                          <text:list>
                                            <text:list-item>
                                              <text:p text:style-name="P340">該個體 是 不行惡。</text:p>
                                            </text:list-item>
                                            <text:list-item>
                                              <text:p text:style-name="P340">該個體 是 知惡不行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9">以 自己、自己人、自己人的利益、我、我們 為中心思想。</text:p>
                              <text:list>
                                <text:list-item>
                                  <text:p text:style-name="P341">行善。</text:p>
                                  <text:list>
                                    <text:list-item>
                                      <text:p text:style-name="P342">明顯例子，幫助 其他個體。</text:p>
                                      <text:list>
                                        <text:list-item>
                                          <text:p text:style-name="P343">該個體 幫助 其他個體，是 行善。</text:p>
                                        </text:list-item>
                                        <text:list-item>
                                          <text:p text:style-name="P344">假定，該個體 幫助 其他個體，是為了 其他個體 維持、提升、昇華。</text:p>
                                          <text:list>
                                            <text:list-item>
                                              <text:p text:style-name="P343">該個體的 思想 是 善。</text:p>
                                            </text:list-item>
                                            <text:list-item>
                                              <text:p text:style-name="P343">該個體 是（基督教 認定的）因信稱義。</text:p>
                                            </text:list-item>
                                            <text:list-item>
                                              <text:p text:style-name="P343">該群體 有機率認定 該個體 是 義人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4">假定，該個體 幫助 其他個體，是為了 自己人的 利益、名聲、地位。</text:p>
                                          <text:list>
                                            <text:list-item>
                                              <text:p text:style-name="P343">該個體的 思想 是 惡。</text:p>
                                            </text:list-item>
                                            <text:list-item>
                                              <text:p text:style-name="P345">該個體 不是 因信稱義。</text:p>
                                            </text:list-item>
                                            <text:list-item>
                                              <text:p text:style-name="P345">該群體 有機率認定 該個體 是 惡人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1">行惡。</text:p>
                                  <text:list>
                                    <text:list-item>
                                      <text:p text:style-name="P346">明顯例子，策畫、發動、進行、存在、有 信念戰爭。</text:p>
                                      <text:list>
                                        <text:list-item>
                                          <text:p text:style-name="P346">明顯例子，義和團、十字軍東征、摧毀亞歷山大圖書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1">不行善。</text:p>
                                  <text:list>
                                    <text:list-item>
                                      <text:p text:style-name="P342">明顯例子，不幫助 其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41">不行惡。</text:p>
                                  <text:list>
                                    <text:list-item>
                                      <text:p text:style-name="P347">明顯例子，不策畫、不發動、不進行、不存在、沒有 信念戰爭。</text:p>
                                    </text:list-item>
                                  </text:list>
                                </text:list-item>
                                <text:list-item>
                                  <text:p text:style-name="P347">明顯例子，假定，某一特定細胞、某一特定力，以 自己 為中心思想。</text:p>
                                  <text:list>
                                    <text:list-item>
                                      <text:p text:style-name="P348">該細胞、該力 行善、行惡、不行善、不行惡。</text:p>
                                      <text:list>
                                        <text:list-item>
                                          <text:p text:style-name="P349">該細胞、該力 為了 自己、自己人，行善、行惡、不行善、不行惡。</text:p>
                                        </text:list-item>
                                        <text:list-item>
                                          <text:p text:style-name="P348">善 是 人體、人體的內部機制、人類個體 認定的 善。</text:p>
                                        </text:list-item>
                                        <text:list-item>
                                          <text:p text:style-name="P348">惡 是 人體、人體的內部機制、人類個體 認定的 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7">行惡 的 明顯例子，該細胞 為了 存在、生存，持續 繁殖、不死亡。</text:p>
                                      <text:list>
                                        <text:list-item>
                                          <text:p text:style-name="P350">該細胞 為了 自己、自己人 的 存在、生存，持續 繁殖、不死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1">行惡 的 明顯例子，該力 為了 存在、生存，持續 不受控 存在、變化。</text:p>
                                      <text:list>
                                        <text:list-item>
                                          <text:p text:style-name="P350">該力 為了 自己、自己人 的 存在、生存，持續 不受控 存在、變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0">細胞 <text:span text:style-name="T337">↔</text:span><text:span text:style-name="T273"> 人類個體。</text:span></text:p>
                                      <text:list>
                                        <text:list-item>
                                          <text:p text:style-name="P350">人體 <text:span text:style-name="T337">↔</text:span><text:span text:style-name="T273"> 地球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0">力 <text:span text:style-name="T337">↔</text:span><text:span text:style-name="T273"> 人類個體。</text:span></text:p>
                                      <text:list>
                                        <text:list-item>
                                          <text:p text:style-name="P350">人體 <text:span text:style-name="T337">↔</text:span><text:span text:style-name="T58"> &lt;_?3_&gt;</text:span><text:span text:style-name="T273">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6">明顯例子，人類 有 第零層級湧現 ~ 第一層級湧現。</text:p>
                    </text:list-item>
                    <text:list-item>
                      <text:p text:style-name="P336">明顯例子，（基督教 認定的）亞當、夏娃 吃下 智慧樹的 智慧果實。</text:p>
                      <text:list>
                        <text:list-item>
                          <text:p text:style-name="P336">（基督教 認定的）智慧果實 是 到達 第二層級湧現的 必經之路、必要之惡。</text:p>
                          <text:list>
                            <text:list-item>
                              <text:p text:style-name="P336">智慧果實 <text:span text:style-name="T338">↔</text:span><text:span text:style-name="T258"> 第一層級湧現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2">第二層級湧現。</text:p>
                  <text:list>
                    <text:list-item>
                      <text:p text:style-name="P352">第二層級湧現。</text:p>
                      <text:list>
                        <text:list-item>
                          <text:p text:style-name="P352">新生。</text:p>
                        </text:list-item>
                        <text:list-item>
                          <text:p text:style-name="P330">新生型主意識、第二層級主意識。</text:p>
                          <text:list>
                            <text:list-item>
                              <text:p text:style-name="P352">自然意識。</text:p>
                            </text:list-item>
                            <text:list-item>
                              <text:p text:style-name="P352">德、無己、愛。</text:p>
                            </text:list-item>
                            <text:list-item>
                              <text:p text:style-name="P352"><text:span text:style-name="T17">&lt;?</text:span><text:span text:style-name="T54">2&gt;個體、</text:span><text:span text:style-name="T17">&lt;_?</text:span><text:span text:style-name="T54">3_&gt;個</text:span><text:span text:style-name="T259">體</text:span>。<text:span text:style-name="T4">、&lt;?</text:span><text:span text:style-name="T6">a&gt;個體、&lt;?[]&gt;個體、&lt;?</text:span><text:span text:style-name="T8">[A]&gt;個體</text:span><text:span text:style-name="T6"> </text:span><text:span text:style-name="T7">n&gt;=a&gt;=u</text:span></text:p>
                            </text:list-item>
                          </text:list>
                        </text:list-item>
                        <text:list-item>
                          <text:p text:style-name="P352">跨（物種）文明 合作。</text:p>
                        </text:list-item>
                        <text:list-item>
                          <text:p text:style-name="P352">傳承、大量個體有意識到的 守護 生態圈。</text:p>
                        </text:list-item>
                        <text:list-item>
                          <text:p text:style-name="P352">提醒、協助、幫助 低層級文明的 個體群，維持、提升、昇華 文明程度、文明層級。</text:p>
                          <text:list>
                            <text:list-item>
                              <text:p text:style-name="P353">明顯例子，跨文明合作的 導師制。</text:p>
                            </text:list-item>
                          </text:list>
                        </text:list-item>
                        <text:list-item>
                          <text:p text:style-name="P353">（<text:span text:style-name="T257">聖治</text:span> →<text:span text:style-name="T257"> 德人 → </text:span>神人）的 過程。</text:p>
                          <text:list>
                            <text:list-item>
                              <text:p text:style-name="P353">莊子 認定的 <text:span text:style-name="T224">秉性。</text:span></text:p>
                            </text:list-item>
                          </text:list>
                        </text:list-item>
                        <text:list-item>
                          <text:p text:style-name="P353">逐漸 反孕育、無邊界化、道成自然、德成自然、天籟，道、德、個體、群體、文明。</text:p>
                          <text:list>
                            <text:list-item>
                              <text:p text:style-name="P353">第二層級湧現的 個體 有 德、無己、愛、共生、幫助其他個體 的現象。</text:p>
                              <text:list>
                                <text:list-item>
                                  <text:p text:style-name="P353">該個體 自由意識 的 德、無己、愛、共生、幫助其他個體。</text:p>
                                </text:list-item>
                                <text:list-item>
                                  <text:p text:style-name="P353">該個體 主意識、潛意識、無意識 的 德、無己、愛、共生、幫助其他個體。</text:p>
                                </text:list-item>
                                <text:list-item>
                                  <text:p text:style-name="P354">該個體的 思想 蘊含 德、無己、愛。</text:p>
                                  <text:list>
                                    <text:list-item>
                                      <text:p text:style-name="P354">該個體的 決策、行動，自然而然、理所當然 的 德、無己、愛。</text:p>
                                    </text:list-item>
                                    <text:list-item>
                                      <text:p text:style-name="P354">該個體 有機率沒有 認知到、意識到，自己的 行動 是在 德、無己、愛。</text:p>
                                    </text:list-item>
                                    <text:list-item>
                                      <text:p text:style-name="P355">明顯例子，假定，某一特定個體 蘊含 安靜思想。</text:p>
                                      <text:list>
                                        <text:list-item>
                                          <text:p text:style-name="P355">該個體 在 關門的時候，自然而然、理所當然 微聲的關門、不甩門。</text:p>
                                          <text:list>
                                            <text:list-item>
                                              <text:p text:style-name="P355">微聲 是 微弱的聲響、極小的聲響、沒有聲響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4">其他個體 有機率認定，該個體的 行動 是 德、禮、仁。</text:p>
                                        </text:list-item>
                                        <text:list-item>
                                          <text:p text:style-name="P356">該個體 有機率是 無意識、習慣成自然 的 微聲的關門、不甩門。</text:p>
                                          <text:list>
                                            <text:list-item>
                                              <text:p text:style-name="P356">該個體 有機率沒有意識到，自己的 行動 是 德、禮、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3">個體群 非監督式學習，什麼是 道、道、個體、群體、文明。</text:p>
                            </text:list-item>
                            <text:list-item>
                              <text:p text:style-name="P353">個體群 非監督式學習，如何 維持、提升、昇華 道、道、個體、群體、文明。</text:p>
                            </text:list-item>
                          </text:list>
                        </text:list-item>
                        <text:list-item>
                          <text:p text:style-name="P357">知善、知惡。</text:p>
                          <text:list>
                            <text:list-item>
                              <text:p text:style-name="P357">知道 什麼是善、什麼是惡。</text:p>
                              <text:list>
                                <text:list-item>
                                  <text:p text:style-name="P358">善、惡 <text:span text:style-name="T17">是 以 &lt;?</text:span><text:span text:style-name="T56">2&gt;個體、</text:span><text:span text:style-name="T17">&lt;_?</text:span><text:span text:style-name="T57">3_&gt;</text:span><text:span text:style-name="T271">個體</text:span> 認定的 善、惡。</text:p>
                                  <text:list>
                                    <text:list-item>
                                      <text:p text:style-name="P358"><text:span text:style-name="T17">&lt;?</text:span><text:span text:style-name="T56">2&gt;個體 的 明顯例子，地球個體、太陽系個體、&lt;?2&gt;個</text:span><text:span text:style-name="T262">體的一切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9">以 <text:span text:style-name="T17">&lt;?</text:span><text:span text:style-name="T56">2&gt;個體、&lt;_?3_&gt;</text:span><text:span text:style-name="T262">個體</text:span> 為中心思想。<text:span text:style-name="T263">（、</text:span><text:span text:style-name="T264">&lt;?</text:span><text:span text:style-name="T265">a&gt;個體、&lt;?[]&gt;</text:span><text:span text:style-name="T269">個體</text:span><text:span text:style-name="T263">）</text:span></text:p>
                                  <text:list>
                                    <text:list-item>
                                      <text:p text:style-name="P359">行善。</text:p>
                                    </text:list-item>
                                    <text:list-item>
                                      <text:p text:style-name="P359">不行惡。</text:p>
                                    </text:list-item>
                                    <text:list-item>
                                      <text:p text:style-name="P359">明顯例子，細胞個體 以 人體 為中心思想。</text:p>
                                      <text:list>
                                        <text:list-item>
                                          <text:p text:style-name="P359">正常細胞的 思想、決策、行動 <text:span text:style-name="T339">↔</text:span><text:span text:style-name="T272"> 行善。</text:span><text:span text:style-name="T14">（明顯例子，紅血球）</text:span></text:p>
                                          <text:list>
                                            <text:list-item>
                                              <text:p text:style-name="P360">善 是 人體、人體的內部機制、人類個體 認定的 善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60">異常細胞的 思想、決策、行動 <text:span text:style-name="T339">↔</text:span><text:span text:style-name="T272"> 行惡。</text:span><text:span text:style-name="T14">（明顯例子，癌細胞）</text:span></text:p>
                                          <text:list>
                                            <text:list-item>
                                              <text:p text:style-name="P361">惡 是 人體、人體的內部機制、人類個體 認定的 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2">明顯例子，力個體 以 人體 為中心思想。</text:p>
                                      <text:list>
                                        <text:list-item>
                                          <text:p text:style-name="P363">正常力的 思想、決策、行動 <text:span text:style-name="T339">↔</text:span><text:span text:style-name="T272"> 行善。</text:span><text:span text:style-name="T14">（明顯例子，肌肉運動）</text:span></text:p>
                                        </text:list-item>
                                        <text:list-item>
                                          <text:p text:style-name="P363">異常力的 思想、決策、行動 <text:span text:style-name="T339">↔</text:span><text:span text:style-name="T272"> 行惡。</text:span><text:span text:style-name="T14">（明顯例子，</text:span><text:span text:style-name="T1">帕金森氏症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64">明顯例子，假定，某一特定細胞、某一特定力，以 人體 為中心思想。</text:p>
                                      <text:list>
                                        <text:list-item>
                                          <text:p text:style-name="P365">該細胞、該力 自然而然、理所當然 行善。</text:p>
                                        </text:list-item>
                                        <text:list-item>
                                          <text:p text:style-name="P365">該細胞、該力 自然而然、理所當然 不行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6">明顯例子，（人類 認定的）天使 有 第零層級湧現 ~ 第二層級湧現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9"><text:bookmark-start text:name="敵文明"/>敵文明<text:bookmark-end text:name="敵文明"/></text:p>
          <text:list>
            <text:list-item>
              <text:p text:style-name="P232">明顯例子，船外敵文明。</text:p>
            </text:list-item>
            <text:list-item>
              <text:p text:style-name="P232">船外敵文明 提供、誘導、誘使，船外文明 虛擬化。</text:p>
              <text:list>
                <text:list-item>
                  <text:p text:style-name="P232">船外文明 的 明顯例子，行星型太空船的 外殼、外層、表面 的 文明。</text:p>
                  <text:list>
                    <text:list-item>
                      <text:p text:style-name="P232">抽象例子，輪船 外殼 的 微生物。</text:p>
                    </text:list-item>
                  </text:list>
                </text:list-item>
                <text:list-item>
                  <text:p text:style-name="P232">明顯例子，在 船外文明的 內部 安插、建立、感染 發展虛擬化技術的 個體、組織、概念。</text:p>
                  <text:list>
                    <text:list-item>
                      <text:p text:style-name="P371">誘導 船外文明 進入 虛擬世界。</text:p>
                    </text:list-item>
                    <text:list-item>
                      <text:p text:style-name="P371">誘導 船外文明 科技、文明、非監督式學習 發展、方向 迷航、偏航 到 虛擬世界。</text:p>
                    </text:list-item>
                    <text:list-item>
                      <text:p text:style-name="P371">誘導 船外文明 維持、降低、退化 文明程度、文明層級。</text:p>
                    </text:list-item>
                    <text:list-item>
                      <text:p text:style-name="P371">船外文明的 發展能量<text:span text:style-name="T17"> 是（</text:span><text:span text:style-name="T45">x%</text:span><text:span text:style-name="T17">）現實世界 </text:span><text:span text:style-name="T45">+（100%-x%）虛擬世界</text:span><text:span text:style-name="T225">。</text:span></text:p>
                      <text:list>
                        <text:list-item>
                          <text:p text:style-name="P375"><text:span text:style-name="T16">對於 船外敵文明 來說，x% </text:span>越低越好。</text:p>
                          <text:list>
                            <text:list-item>
                              <text:p text:style-name="P375">原因很明顯，<text:span text:style-name="T123">x% </text:span><text:span text:style-name="T226">越低，船外文明 越專注在 虛擬世界。</text:span></text:p>
                              <text:list>
                                <text:list-item>
                                  <text:p text:style-name="P375">船外文明 越不關心 現實世界。</text:p>
                                  <text:list>
                                    <text:list-item>
                                      <text:p text:style-name="P375">專注力、精力、勞動力 是 有限資源。</text:p>
                                    </text:list-item>
                                  </text:list>
                                </text:list-item>
                                <text:list-item>
                                  <text:p text:style-name="P375">船外文明的 文明程度、文明層級，發展 逐漸 放緩、趨緩、停滯。</text:p>
                                </text:list-item>
                                <text:list-item>
                                  <text:p text:style-name="P375">船外文明的 文明程度、文明層級 維持、降低、退化。</text:p>
                                </text:list-item>
                                <text:list-item>
                                  <text:p text:style-name="P375">現實世界，船外文明的 個體 之間，逐漸、加速、極端 冷漠。</text:p>
                                  <text:list>
                                    <text:list-item>
                                      <text:p text:style-name="P375">德 逐漸、加速、極端 降低、退化。</text:p>
                                    </text:list-item>
                                  </text:list>
                                </text:list-item>
                                <text:list-item>
                                  <text:p text:style-name="P375">船外敵文明 更容易 利用、遙控 船外文明。</text:p>
                                  <text:list>
                                    <text:list-item>
                                      <text:p text:style-name="P375">明顯例子，提供 先進科技 給 船外文明。</text:p>
                                      <text:list>
                                        <text:list-item>
                                          <text:p text:style-name="P375">先進科技 是 對於 船外文明 來說，的 先進科技。</text:p>
                                        </text:list-item>
                                        <text:list-item>
                                          <text:p text:style-name="P375">先進科技 是 無關緊要的 先進科技。</text:p>
                                          <text:list>
                                            <text:list-item>
                                              <text:p text:style-name="P375">明顯例子，虛擬化技術<text:span text:style-name="T17">、虛擬世界的一切技術、虛擬世界的一切</text:span>。</text:p>
                                            </text:list-item>
                                            <text:list-item>
                                              <text:p text:style-name="P375">原因很明顯，船外敵文明 要 維持、拉開 文明發展的 速度差。 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5">先進科技 是 讓 船外文明 崩塌、自滅 的 科技。</text:p>
                                          <text:list>
                                            <text:list-item>
                                              <text:p text:style-name="P376">明顯例子，核子武器、基因工程<text:span text:style-name="T111">、誘導人類文明崩塌的科技</text:span>。</text:p>
                                            </text:list-item>
                                            <text:list-item>
                                              <text:p text:style-name="P377">尤其是 船外敵文明、船外文明 的 文明程度 相差不遠的 時候。</text:p>
                                            </text:list-item>
                                            <text:list-item>
                                              <text:p text:style-name="P377">尤其是 船外敵文明、船外文明 的 文明層級 相差不遠的 時候。</text:p>
                                            </text:list-item>
                                            <text:list-item>
                                              <text:p text:style-name="P377">原因很明顯，船外敵文明 要 維持、拉開 文明發展的 距離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77">明顯例子，某一特定大人 遞給 某一特定小孩 手槍。</text:p>
                                          <text:list>
                                            <text:list-item>
                                              <text:p text:style-name="P377">該大人 有機率 教 該小孩 如何製作 手槍。</text:p>
                                            </text:list-item>
                                            <text:list-item>
                                              <text:p text:style-name="P377">該大人 有機率 教 該小孩，手槍的 構造、運作原理、改造方法。</text:p>
                                            </text:list-item>
                                            <text:list-item>
                                              <text:p text:style-name="P377">該大人 有機率誘導 該小孩 改造、加強 手槍 火力、射程、威力。</text:p>
                                            </text:list-item>
                                            <text:list-item>
                                              <text:p text:style-name="P377">該大人 有機率 教 該小孩 手槍 從 手動 變成 半自動、全自動。</text:p>
                                            </text:list-item>
                                            <text:list-item>
                                              <text:p text:style-name="P377">該大人 有機率 教 該小孩 如何 生產、製造、使用、優化 火藥。</text:p>
                                            </text:list-item>
                                            <text:list-item>
                                              <text:p text:style-name="P377">該大人 有機率 教 該小孩 手槍 變成 散彈槍、機關槍、火箭筒。</text:p>
                                            </text:list-item>
                                            <text:list-item>
                                              <text:p text:style-name="P377">該小孩 有機率 感謝、臣服於、聽命於 該大人。</text:p>
                                            </text:list-item>
                                            <text:list-item>
                                              <text:p text:style-name="P377">該小孩 有機率 認定自己，從 該大人 手中 騙到 手槍。</text:p>
                                            </text:list-item>
                                            <text:list-item>
                                              <text:p text:style-name="P377">該小孩 有機率 崩塌、自滅、被其他大人視為威脅。</text:p>
                                            </text:list-item>
                                            <text:list-item>
                                              <text:p text:style-name="P377">該小孩 有機率 傷害 其他小孩。</text:p>
                                            </text:list-item>
                                            <text:list-item>
                                              <text:p text:style-name="P377">其他小孩 有機率 沒有手槍。</text:p>
                                            </text:list-item>
                                            <text:list-item>
                                              <text:p text:style-name="P377">其他大人 有機率 提醒、勸導、勸告，該小孩 不要使用 手槍。</text:p>
                                            </text:list-item>
                                            <text:list-item>
                                              <text:p text:style-name="P377">該小孩 有機率 反抗、認定其他大人多管閒事。</text:p>
                                            </text:list-item>
                                            <text:list-item>
                                              <text:p text:style-name="P377">火藥技術 有機率 發展 太空技術，發射 太空衛星、載人火箭。</text:p>
                                            </text:list-item>
                                            <text:list-item>
                                              <text:p text:style-name="P377">火藥技術 有機率 發展 殺傷技術，傷害 小孩、大人。</text:p>
                                            </text:list-item>
                                            <text:list-item>
                                              <text:p text:style-name="P377">該大人 有機率 不提供、不希望，該小孩 發展 太空技術。</text:p>
                                            </text:list-item>
                                            <text:list-item>
                                              <text:p text:style-name="P377">該大人 有機率 提供、希望，該小孩 發展 殺傷技術。</text:p>
                                            </text:list-item>
                                            <text:list-item>
                                              <text:p text:style-name="P377">該大人 有機率 希望 該小孩，道 越高越好，德 越低越好。</text:p>
                                            </text:list-item>
                                            <text:list-item>
                                              <text:p text:style-name="P377">該大人 有機率 希望 該小孩，越傷害他人越好，越冷漠越好。</text:p>
                                            </text:list-item>
                                            <text:list-item>
                                              <text:p text:style-name="P377">該大人 有機率 希望 該小孩，越 被其他 小孩、大人 遠離越好。</text:p>
                                            </text:list-item>
                                            <text:list-item>
                                              <text:p text:style-name="P378">該大人 有機率 希望 該小孩，越 被其他 小孩、大人 孤立越好。</text:p>
                                            </text:list-item>
                                            <text:list-item>
                                              <text:p text:style-name="P378">該小孩 越 被孤立，該大人 越容易、越輕易 利用、拋棄 該小孩。</text:p>
                                            </text:list-item>
                                            <text:list-item>
                                              <text:p text:style-name="P377">該小孩 拿到手槍、擁有技術 之後，有機率獲得 安全感、優越感。</text:p>
                                            </text:list-item>
                                            <text:list-item>
                                              <text:p text:style-name="P377">其他小孩 有機率 想要、積極 拿到手槍，保護自己、互滅平衡。</text:p>
                                            </text:list-item>
                                            <text:list-item>
                                              <text:p text:style-name="P377">互滅平衡 的 抽象例子，囚徒困境。</text:p>
                                            </text:list-item>
                                            <text:list-item>
                                              <text:p text:style-name="P377">該大人 有機率提供 手槍、殺傷技術，給 零個小孩（以上）。</text:p>
                                            </text:list-item>
                                            <text:list-item>
                                              <text:p text:style-name="P377">該小孩 有機率 感謝、親近、聽命於 該大人。</text:p>
                                            </text:list-item>
                                            <text:list-item>
                                              <text:p text:style-name="P377">該小孩 有機率厭惡（對 該小孩 提醒、勸導、勸告的）其他大人。</text:p>
                                            </text:list-item>
                                            <text:list-item>
                                              <text:p text:style-name="P379">該小孩 有機率使用 手槍 傷害、殺害 小孩、大人。</text:p>
                                            </text:list-item>
                                            <text:list-item>
                                              <text:p text:style-name="P379">該小孩 有機率使用 火藥技術 傷害、殺害 小孩、大人。</text:p>
                                            </text:list-item>
                                            <text:list-item>
                                              <text:p text:style-name="P379">該小孩 有機率誤擊 驚嚇、受傷、危害到其他個體。</text:p>
                                            </text:list-item>
                                            <text:list-item>
                                              <text:p text:style-name="P379">該小孩 有機率 被監視、被監控、被逮捕、被拘禁、被審判。</text:p>
                                            </text:list-item>
                                            <text:list-item>
                                              <text:p text:style-name="P377">該小孩 有機率 崩塌、自滅、被其他小孩殲滅、被大人殲滅。</text:p>
                                            </text:list-item>
                                            <text:list-item>
                                              <text:p text:style-name="P377">該大人 <text:span text:style-name="T340">↔</text:span><text:span text:style-name="T227"> </text:span>船外敵文明。</text:p>
                                            </text:list-item>
                                            <text:list-item>
                                              <text:p text:style-name="P377">該小孩 <text:span text:style-name="T341">↔</text:span><text:span text:style-name="T228"> 船外文明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2">虛擬世界。</text:p>
              <text:list>
                <text:list-item>
                  <text:p text:style-name="P232">明顯例子。</text:p>
                  <text:list>
                    <text:list-item>
                      <text:p text:style-name="P232">虛擬貨幣。</text:p>
                    </text:list-item>
                    <text:list-item>
                      <text:p text:style-name="P232">區塊鏈。</text:p>
                    </text:list-item>
                    <text:list-item>
                      <text:p text:style-name="P232">NFT。</text:p>
                    </text:list-item>
                    <text:list-item>
                      <text:p text:style-name="P232">VR。</text:p>
                    </text:list-item>
                    <text:list-item>
                      <text:p text:style-name="P232">元宇宙。</text:p>
                    </text:list-item>
                    <text:list-item>
                      <text:p text:style-name="P371"><text:span text:style-name="T113">P</text:span><text:span text:style-name="T115">lay to Earn。</text:span></text:p>
                    </text:list-item>
                  </text:list>
                </text:list-item>
                <text:list-item>
                  <text:p text:style-name="P232">特點。</text:p>
                  <text:list>
                    <text:list-item>
                      <text:p text:style-name="P233">曲線型虛擬化。</text:p>
                      <text:list>
                        <text:list-item>
                          <text:p text:style-name="P233">初始 極慢，逐漸 加速，成熟 極快、發散，直到 該船外文明 崩塌、自滅。</text:p>
                          <text:list>
                            <text:list-item>
                              <text:p text:style-name="P233">崩塌、自滅 不是 衰亡。</text:p>
                            </text:list-item>
                            <text:list-item>
                              <text:p text:style-name="P233">崩塌、自滅 是 斷裂。</text:p>
                              <text:list>
                                <text:list-item>
                                  <text:p text:style-name="P233">斷裂 是 彈性、塑性、斷裂 的 斷裂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3">達到 臨界點，船外文明 有機率 不可逆。</text:p>
                          <text:list>
                            <text:list-item>
                              <text:p text:style-name="P232">不可逆 是 個體、群體、文明 極端難以脫離、無法脫離 虛擬世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4">冷漠。</text:p>
                      <text:list>
                        <text:list-item>
                          <text:p text:style-name="P234">個體 之間，冷漠。</text:p>
                        </text:list-item>
                        <text:list-item>
                          <text:p text:style-name="P232">個體、船體 冷漠。</text:p>
                          <text:list>
                            <text:list-item>
                              <text:p text:style-name="P232">船體 的 明顯例子，地球個體。</text:p>
                            </text:list-item>
                          </text:list>
                        </text:list-item>
                        <text:list-item>
                          <text:p text:style-name="P232">個體、現實，冷漠。</text:p>
                        </text:list-item>
                        <text:list-item>
                          <text:p text:style-name="P242">讓 船外文明 越來越沉浸在 虛擬世界。</text:p>
                          <text:list>
                            <text:list-item>
                              <text:p text:style-name="P243">讓 船外文明 越來越冷漠。</text:p>
                            </text:list-item>
                            <text:list-item>
                              <text:p text:style-name="P243">現實世界，船外文明的 個體 之間 越來越冷漠。</text:p>
                              <text:list>
                                <text:list-item>
                                  <text:p text:style-name="P242">現實世界 是 肉質層、意識層 感受到的 現實世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揮霍 資源。</text:p>
                      <text:list>
                        <text:list-item>
                          <text:p text:style-name="P235">自發性 揮霍、消耗 資源、能量。</text:p>
                          <text:list>
                            <text:list-item>
                              <text:p text:style-name="P235">抽象例子，信念戰爭。</text:p>
                              <text:list>
                                <text:list-item>
                                  <text:p text:style-name="P235">即便，浪費 一切資源，也 在所不惜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現象、病徵、症狀 是 加速開採資源、缺電、電價暴漲、大規模停電、長期停電。</text:p>
                          <text:list>
                            <text:list-item>
                              <text:p text:style-name="P236">假定，船外文明 是 火力發電。</text:p>
                              <text:list>
                                <text:list-item>
                                  <text:p text:style-name="P236">船外文明 加速開採 煤炭。</text:p>
                                  <text:list>
                                    <text:list-item>
                                      <text:p text:style-name="P236">抽象例子，奶油 越來越少，蛋糕 越來越大。</text:p>
                                      <text:list>
                                        <text:list-item>
                                          <text:p text:style-name="P236">奶油 不是 無限資源</text:p>
                                        </text:list-item>
                                        <text:list-item>
                                          <text:p text:style-name="P236">奶油 是 有限。</text:p>
                                        </text:list-item>
                                        <text:list-item>
                                          <text:p text:style-name="P372"><text:span text:style-name="T113">奶油 </text:span><text:span text:style-name="T342">↔</text:span><text:span text:style-name="T114"> 地球個體的 資源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6">煤炭 庫存 加速減少。</text:p>
                                </text:list-item>
                                <text:list-item>
                                  <text:p text:style-name="P236">電能 被挪用 在 虛擬世界。</text:p>
                                  <text:list>
                                    <text:list-item>
                                      <text:p text:style-name="P236">抽象例子，蛋糕 被吃掉的 大小、比例 越來越大。</text:p>
                                    </text:list-item>
                                  </text:list>
                                </text:list-item>
                                <text:list-item>
                                  <text:p text:style-name="P236">電能 被用在 沒有任何價值的 虛擬世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船外敵文明 更容易、能夠更直接、有機率合法的直接 攻擊、傷害、誘導 船外文明。</text:p>
                      <text:list>
                        <text:list-item>
                          <text:p text:style-name="P236">合法 是 合乎 文明聯盟 的 法、規則、規範。</text:p>
                          <text:list>
                            <text:list-item>
                              <text:p text:style-name="P237">明顯例子，虛擬化 之前，船外敵文明 在 船外文明的 內部 安插 個體。</text:p>
                              <text:list>
                                <text:list-item>
                                  <text:p text:style-name="P237">虛擬化 之前，船外敵文明 要 親自 進入、滲透、策反 船外文明的 內部。</text:p>
                                </text:list-item>
                                <text:list-item>
                                  <text:p text:style-name="P237">虛擬化 之後，船外敵文明 從 虛擬世界，接觸、修改 船外文明的 個體。</text:p>
                                  <text:list>
                                    <text:list-item>
                                      <text:p text:style-name="P373"><text:span text:style-name="T113">明顯例子，船外敵文明 在 小行星帶 進入、操控、</text:span><text:span text:style-name="T118">駭入</text:span><text:span text:style-name="T113"> 虛擬世界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7">虛擬化 之後，船外敵文明 單方向、不可逆的 攻擊 船外文明的 個體。</text:p>
                                  <text:list>
                                    <text:list-item>
                                      <text:p text:style-name="P373"><text:span text:style-name="T113">虛擬世界 </text:span><text:span text:style-name="T343">↔</text:span><text:span text:style-name="T119"> 跳板、介面、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73"><text:span text:style-name="T113">虛擬化 之後，船外敵文明 直接 </text:span><text:span text:style-name="T120">hacking 進入 虛擬世界的 工具（本身）。</text:span></text:p>
                                  <text:list>
                                    <text:list-item>
                                      <text:p text:style-name="P247">讓 該工具 讀取、寫入、修改、刪除、覆蓋 船外文明的 個體 的 一切。</text:p>
                                      <text:list>
                                        <text:list-item>
                                          <text:p text:style-name="P247">一切 是 記憶、知識、情報、機密、性格、有意識、潛意識、無意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7">虛擬化 之後，攻擊 匿蹤性、隱密性、有效功率、擴散性、頻率 極端 更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明顯例子，植入 虛假記憶、虛假情報、虛假情緒 到，進入 虛擬世界的 個體。</text:p>
                          <text:list>
                            <text:list-item>
                              <text:p text:style-name="P236">明顯例子，使用 工具 植入 虛假記憶 到，進入 虛擬世界的 個體。</text:p>
                            </text:list-item>
                            <text:list-item>
                              <text:p text:style-name="P238">明顯例子，使用 音響 竊聽。</text:p>
                              <text:list>
                                <text:list-item>
                                  <text:p text:style-name="P238">音響 變成 麥克風。</text:p>
                                  <text:list>
                                    <text:list-item>
                                      <text:p text:style-name="P236">音響 是 聲音輸出工具。</text:p>
                                    </text:list-item>
                                    <text:list-item>
                                      <text:p text:style-name="P236">麥克風 是 聲音輸入工具。</text:p>
                                    </text:list-item>
                                  </text:list>
                                </text:list-item>
                                <text:list-item>
                                  <text:p text:style-name="P236">只要 本能、傳承 夠高，就能做到 音響 變成 麥克風。</text:p>
                                </text:list-item>
                              </text:list>
                            </text:list-item>
                            <text:list-item>
                              <text:p text:style-name="P236">明顯例子，使用 手機 竊聽。</text:p>
                              <text:list>
                                <text:list-item>
                                  <text:p text:style-name="P236">明顯例子，攝影機、麥克風、陀螺儀、觸控面板、GPS。</text:p>
                                </text:list-item>
                                <text:list-item>
                                  <text:p text:style-name="P236">越貼近 日常生活 的工具，越容易 竊聽。</text:p>
                                  <text:list>
                                    <text:list-item>
                                      <text:p text:style-name="P239">原因很明顯，信用、控制權。</text:p>
                                    </text:list-item>
                                    <text:list-item>
                                      <text:p text:style-name="P380"><text:span text:style-name="T113">使用 手機的 個體 有機率認定，自己 對 手機 有 </text:span><text:span text:style-name="T121">100%的 控制權。</text:span></text:p>
                                      <text:list>
                                        <text:list-item>
                                          <text:p text:style-name="P244">該個體 有機率 極端 信用、信賴、相信 手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4">螢幕方向的 攝影機 不是 為了 自拍。</text:p>
                                  <text:list>
                                    <text:list-item>
                                      <text:p text:style-name="P244">該攝影機 是 為了 監視、監控、統計，使用 該手機的 個體。</text:p>
                                      <text:list>
                                        <text:list-item>
                                          <text:p text:style-name="P245">即便 該個體 沒有使用 手機。</text:p>
                                          <text:list>
                                            <text:list-item>
                                              <text:p text:style-name="P381"><text:span text:style-name="T121">攝影機 仍然持續 運作。</text:span><text:span text:style-name="T10">（麥克風、陀螺儀、觸控面板 也是）</text:span></text:p>
                                            </text:list-item>
                                            <text:list-item>
                                              <text:p text:style-name="P245">原因很明顯，用來 監控 該個體的 日常生活、一舉一動。</text:p>
                                            </text:list-item>
                                            <text:list-item>
                                              <text:p text:style-name="P381"><text:span text:style-name="T121">明顯例子，國家安全、消遣、偷窺慾望、被動搜集</text:span><text:span text:style-name="T122">blackmail</text:span><text:span text:style-name="T121">。</text:span></text:p>
                                            </text:list-item>
                                            <text:list-item>
                                              <text:p text:style-name="P245">明顯例子，其他國家的機密會議、公司會議、日常、如廁、洗澡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4">明顯例子，手機正在顯示的畫面 搭配 該攝影機。</text:p>
                                          <text:list>
                                            <text:list-item>
                                              <text:p text:style-name="P244">可以 獲得 該個體 看到 該畫面的 反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6">明顯例子，手機正在顯示的畫面 搭配 該攝影機 搭配 觸控面板。</text:p>
                                          <text:list>
                                            <text:list-item>
                                              <text:p text:style-name="P246">可以 獲得 該個體 看到 該畫面的 反應、滑動方式、點擊頻率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4">自拍 是 用來 獲得 該個體的信賴的 用途、方法、說法。</text:p>
                                    </text:list-item>
                                  </text:list>
                                </text:list-item>
                                <text:list-item>
                                  <text:p text:style-name="P244">反制。</text:p>
                                  <text:list>
                                    <text:list-item>
                                      <text:p text:style-name="P244">蓋住 鏡頭。</text:p>
                                      <text:list>
                                        <text:list-item>
                                          <text:p text:style-name="P244">簡單的 貼住 鏡頭，紅外線、紫外線、電磁波 仍然有機率 通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4">沒有 使用 的時候，手機 放在 隔音、能夠通過電磁波 的盒子 裡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2"><text:span text:style-name="T113">明顯例子，</text:span><text:span text:style-name="T116">hacking </text:span><text:span text:style-name="T117">虛擬世界</text:span><text:span text:style-name="T116">。</text:span></text:p>
                          <text:list>
                            <text:list-item>
                              <text:p text:style-name="P236">明顯例子，從 交易所 洗錢、盜走虛擬貨幣。</text:p>
                              <text:list>
                                <text:list-item>
                                  <text:p text:style-name="P236">交易所 是 虛擬貨幣的 交易所。</text:p>
                                </text:list-item>
                              </text:list>
                            </text:list-item>
                            <text:list-item>
                              <text:p text:style-name="P236">明顯例子，開設 交易所，累積、培養 信用，攝取 大量資金 之後，惡意 倒閉。</text:p>
                              <text:list>
                                <text:list-item>
                                  <text:p text:style-name="P236">信用 一次兌現。</text:p>
                                </text:list-item>
                                <text:list-item>
                                  <text:p text:style-name="P236">虛擬世界 有 匿蹤性。</text:p>
                                  <text:list>
                                    <text:list-item>
                                      <text:p text:style-name="P240">明顯例子，暗網。</text:p>
                                    </text:list-item>
                                    <text:list-item>
                                      <text:p text:style-name="P374"><text:span text:style-name="T113">抽象例子，洋蔥。</text:span><text:span text:style-name="T9">（以前的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1">假定，交易所 是 去中心化 的 交易所。</text:p>
                                  <text:list>
                                    <text:list-item>
                                      <text:p text:style-name="P241">匿蹤性 更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6">抽象例子，世界蛇（軍火女王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改變 文明的 發展方向。</text:p>
                      <text:list>
                        <text:list-item>
                          <text:p text:style-name="P236">船外文明 有機率不再關注 現實世界。</text:p>
                        </text:list-item>
                        <text:list-item>
                          <text:p text:style-name="P236">船外文明 有機率不再發展 文明程度、文明層級。</text:p>
                        </text:list-item>
                        <text:list-item>
                          <text:p text:style-name="P236">船外文明的 文明程度、文明層級 有機率 停滯、降低、退化。</text:p>
                        </text:list-item>
                        <text:list-item>
                          <text:p text:style-name="P236">船外文明的 資源 不是 無限資源。</text:p>
                        </text:list-item>
                        <text:list-item>
                          <text:p text:style-name="P236">船外文明的 資源 是 有限資源。</text:p>
                          <text:list>
                            <text:list-item>
                              <text:p text:style-name="P236">資源 耗盡，虛擬世界 被強迫 關機。</text:p>
                            </text:list-item>
                            <text:list-item>
                              <text:p text:style-name="P236">資源 耗盡，船外文明的 個體 有機率被迫 面對 極端難以生存的 現實世界。</text:p>
                            </text:list-item>
                            <text:list-item>
                              <text:p text:style-name="P236">資源 耗盡，船外文明 有機率 崩塌、自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0"><text:bookmark-start text:name="全知全能"/>全知全能<text:bookmark-end text:name="全知全能"/></text:p>
          <text:list>
            <text:list-item>
              <text:p text:style-name="P370">對於 某一特定個體 來說，自己的 知識發展、能力發展 有機率是 指數型。</text:p>
              <text:list>
                <text:list-item>
                  <text:p text:style-name="P370">該個體 有機率認定，自己的 知識 不斷接近、不斷加速接近 知識邊界、能力邊界。</text:p>
                </text:list-item>
              </text:list>
            </text:list-item>
            <text:list-item>
              <text:p text:style-name="P370">對於 知識（本身）來說，該個體的 知識發展、能力發展 有機率 越來越慢。</text:p>
              <text:list>
                <text:list-item>
                  <text:p text:style-name="P370">該知識 有機率認定，該個體 永遠無法到達 知識邊界、能力邊界、全知全能。</text:p>
                </text:list-item>
                <text:list-item>
                  <text:p text:style-name="P384"><text:span text:style-name="T145">抽象例子，雙曲幾何、</text:span><text:span text:style-name="T46">龐加萊圓盤模型</text:span><text:span text:style-name="T47">。</text:span></text:p>
                </text:list-item>
              </text:list>
            </text:list-item>
          </text:list>
        </text:list-item>
        <text:list-item>
          <text:p text:style-name="P382"><text:bookmark-start text:name="職業生活"/>職業生活<text:bookmark-end text:name="職業生活"/></text:p>
          <text:list>
            <text:list-item>
              <text:p text:style-name="P248">職業生活 有機率昇華成 志業生活。</text:p>
              <text:list>
                <text:list-item>
                  <text:p text:style-name="P249">明顯例子，德、無己、愛。</text:p>
                </text:list-item>
                <text:list-item>
                  <text:p text:style-name="P249"><text:span text:style-name="T287">明顯例子，虛無體制、虛無主義。</text:span><text:span text:style-name="T15">（、虛無體制 搭配 長老制）</text:span></text:p>
                  <text:list>
                    <text:list-item>
                      <text:p text:style-name="P250">虛無主義 不是（人類 認定的）虛無主義。</text:p>
                    </text:list-item>
                    <text:list-item>
                      <text:p text:style-name="P383"><text:span text:style-name="T288">（虛無主義 的 描述在 </text:span><text:span text:style-name="T289">_</text:span><text:span text:style-name="T288"> 文件群的 </text:span><text:span text:style-name="T289">錢</text:span><text:span text:style-name="T288"> 的 </text:span><text:span text:style-name="T290">錢、德 是 負相關性</text:span><text:span text:style-name="T288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5"><text:bookmark-start text:name="月經"/>月經<text:bookmark-end text:name="月經"/></text:p>
          <text:list>
            <text:list-item>
              <text:p text:style-name="P385">月經 是（人類 認定的）生理期。</text:p>
            </text:list-item>
            <text:list-item>
              <text:p text:style-name="P385">極端大多數的 生物、動物、哺乳類，沒有 月經。</text:p>
              <text:list>
                <text:list-item>
                  <text:p text:style-name="P386">生物、動物、哺乳類 是（人類 認定的）生物、動物、哺乳類。</text:p>
                </text:list-item>
              </text:list>
            </text:list-item>
            <text:list-item>
              <text:p text:style-name="P386">人類文明的 領導層，男性人類個體數量 &gt; 女性人類個體數量，有機率是因為 女性人類 有 月經。</text:p>
              <text:list>
                <text:list-item>
                  <text:p text:style-name="P387">男性人類個體數量 &gt; 女性人類個體數量，有機率是因為 女性人類 有 月經，的 原因。</text:p>
                  <text:list>
                    <text:list-item>
                      <text:p text:style-name="P388">群體的 領導層 越穩定越好。</text:p>
                      <text:list>
                        <text:list-item>
                          <text:p text:style-name="P389">群體的 領導層 越穩定、越穩態。</text:p>
                          <text:list>
                            <text:list-item>
                              <text:p text:style-name="P389">群體的 領導層 思想、決策、行動 越穩定、越穩態。</text:p>
                            </text:list-item>
                            <text:list-item>
                              <text:p text:style-name="P389">領導層、國民群、群體 越安定、越放心、越有安心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8">群體的 領導層的 體力、專注力 越穩定越好。</text:p>
                    </text:list-item>
                    <text:list-item>
                      <text:p text:style-name="P390">群體的 領導層的 身體狀況、意識狀態 越穩定越好。</text:p>
                      <text:list>
                        <text:list-item>
                          <text:p text:style-name="P391">明顯例子。</text:p>
                          <text:list>
                            <text:list-item>
                              <text:p text:style-name="P391">假定，第一個個體 沒有 猝睡症。</text:p>
                            </text:list-item>
                            <text:list-item>
                              <text:p text:style-name="P390">假定，第二個個體 有 猝睡症。</text:p>
                            </text:list-item>
                            <text:list-item>
                              <text:p text:style-name="P390">群體 有機率，選擇 第一個個體 成為 群體的 領導層。</text:p>
                              <text:list>
                                <text:list-item>
                                  <text:p text:style-name="P390">原因很明顯，第二個個體的 發揮 有機率（突然、關鍵時刻）失常、失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6">月經 有機率影響 個體的 狀態、發揮、一切。</text:p>
                  <text:list>
                    <text:list-item>
                      <text:p text:style-name="P386">明顯例子，假定，第一個個體、第二個個體 學習、工作、玩樂。</text:p>
                      <text:list>
                        <text:list-item>
                          <text:p text:style-name="P392">假定，第一個個體 沒有 月經。</text:p>
                          <text:list>
                            <text:list-item>
                              <text:p text:style-name="P392">第一個個體 沒有 月經、經期期間、經痛。</text:p>
                              <text:list>
                                <text:list-item>
                                  <text:p text:style-name="P392">第一個個體的 體力、專注力 有機率是 直線型、直流電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2">假定，第二個個體 有 月經。</text:p>
                          <text:list>
                            <text:list-item>
                              <text:p text:style-name="P392">經期期間，第二個個體的 體力、專注力 會下降。</text:p>
                              <text:list>
                                <text:list-item>
                                  <text:p text:style-name="P392">第二個個體的 體力、專注力 是 曲線型、交流電型。</text:p>
                                </text:list-item>
                              </text:list>
                            </text:list-item>
                            <text:list-item>
                              <text:p text:style-name="P386">假定，該個體 有 經痛。</text:p>
                              <text:list>
                                <text:list-item>
                                  <text:p text:style-name="P392">第二個個體 越經痛，該個體的 體力、專注力 下降 越快、越多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2">反制。</text:p>
                  <text:list>
                    <text:list-item>
                      <text:p text:style-name="P392">有機體奇點。</text:p>
                      <text:list>
                        <text:list-item>
                          <text:p text:style-name="P393">明顯例子，使用 有機體奇點，讓 人類女性個體（仍然）有 生育能力。</text:p>
                          <text:list>
                            <text:list-item>
                              <text:p text:style-name="P394">使用 有機體奇點，讓 人類女性個體 沒有 經痛、月經。</text:p>
                            </text:list-item>
                            <text:list-item>
                              <text:p text:style-name="P394">使用 有機體奇點，讓 人類個體 沒有 衰老、疾病。</text:p>
                            </text:list-item>
                            <text:list-item>
                              <text:p text:style-name="P409">使用 <text:span text:style-name="T355">有機體奇點</text:span>，<text:span text:style-name="T355">要</text:span> 極端、<text:span text:style-name="T355">極端</text:span>、極端 <text:span text:style-name="T355">小心</text:span>。</text:p>
                              <text:list>
                                <text:list-item>
                                  <text:p text:style-name="P393"><text:span text:style-name="T17">明顯例子，男性人類個體的 DNA</text:span>長度，每一個子代 都在 持續變化。</text:p>
                                </text:list-item>
                                <text:list-item>
                                  <text:p text:style-name="P393">明顯例子，都市傳說。</text:p>
                                  <text:list>
                                    <text:list-item>
                                      <text:p text:style-name="P393">小灰人 沒有 生育能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56:44.314000000</dc:date>
    <meta:editing-duration>P15DT2H17M25S</meta:editing-duration>
    <meta:editing-cycles>14300</meta:editing-cycles>
    <meta:document-statistic meta:table-count="0" meta:image-count="0" meta:object-count="0" meta:page-count="1" meta:paragraph-count="1151" meta:word-count="22299" meta:character-count="27152" meta:non-whitespace-character-count="24013"/>
  </office:meta>
</office:document-meta>
</file>